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2000006E00000F8200000A62B122036D.svm" manifest:media-type="image/x-svm"/>
  <manifest:file-entry manifest:full-path="Pictures/2000006700000F8200000A62897308CB.svm" manifest:media-type="image/x-svm"/>
  <manifest:file-entry manifest:full-path="Pictures/2000008900000F8200000DC02582AA21.svm" manifest:media-type="image/x-svm"/>
  <manifest:file-entry manifest:full-path="Pictures/2000007400000F8200000A6282F6EB2A.svm" manifest:media-type="image/x-svm"/>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Mono1" svg:font-family="'Liberation Mono'" style:font-adornments="Звичайний" style:font-family-generic="modern" style:font-pitch="fixed"/>
    <style:font-face style:name="Liberation Mono2"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Жирный" style:font-family-generic="swiss" style:font-pitch="variable"/>
    <style:font-face style:name="Liberation Sans3" svg:font-family="'Liberation Sans'" style:font-adornments="Звичайний" style:font-family-generic="swiss" style:font-pitch="variable"/>
    <style:font-face style:name="Liberation Sans4" svg:font-family="'Liberation Sans'" style:font-adornments="Курсив" style:font-family-generic="swiss" style:font-pitch="variable"/>
    <style:font-face style:name="Liberation Sans5" svg:font-family="'Liberation Sans'" style:font-adornments="Обычный"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automatic-styles>
    <style:style style:name="Таблиця1" style:family="table">
      <style:table-properties style:width="27.601cm" table:align="margins"/>
    </style:style>
    <style:style style:name="Таблиця1.A" style:family="table-column">
      <style:table-column-properties style:column-width="27.601cm" style:rel-column-width="65535*"/>
    </style:style>
    <style:style style:name="Таблиця1.1" style:family="table-row">
      <style:table-row-properties style:min-row-height="15.499cm"/>
    </style:style>
    <style:style style:name="Таблиця1.A1" style:family="table-cell">
      <style:table-cell-properties style:vertical-align="middle" fo:padding="0.097cm" fo:border="none"/>
    </style:style>
    <style:style style:name="Таблица2" style:family="table">
      <style:table-properties style:width="27.601cm" fo:break-before="page" table:align="margins"/>
    </style:style>
    <style:style style:name="Таблица2.A" style:family="table-column">
      <style:table-column-properties style:column-width="27.601cm" style:rel-column-width="65535*"/>
    </style:style>
    <style:style style:name="Таблица2.1" style:family="table-row">
      <style:table-row-properties style:min-row-height="11.501cm"/>
    </style:style>
    <style:style style:name="Таблица2.A1" style:family="table-cell">
      <style:table-cell-properties fo:padding="0cm" fo:border="none"/>
    </style:style>
    <style:style style:name="Таблица2.2" style:family="table-row">
      <style:table-row-properties style:min-row-height="2.701cm"/>
    </style:style>
    <style:style style:name="Таблица3" style:family="table">
      <style:table-properties style:width="27.601cm" fo:break-before="page" table:align="margins"/>
    </style:style>
    <style:style style:name="Таблица3.A" style:family="table-column">
      <style:table-column-properties style:column-width="27.601cm" style:rel-column-width="65535*"/>
    </style:style>
    <style:style style:name="Таблица3.1" style:family="table-row">
      <style:table-row-properties style:min-row-height="11.7cm"/>
    </style:style>
    <style:style style:name="Таблица3.A1" style:family="table-cell">
      <style:table-cell-properties fo:padding="0cm" fo:border="none"/>
    </style:style>
    <style:style style:name="Таблиця3" style:family="table">
      <style:table-properties style:width="27.601cm" fo:break-before="page" table:align="margins"/>
    </style:style>
    <style:style style:name="Таблиця3.A" style:family="table-column">
      <style:table-column-properties style:column-width="27.601cm" style:rel-column-width="65535*"/>
    </style:style>
    <style:style style:name="Таблиця3.1" style:family="table-row">
      <style:table-row-properties style:min-row-height="11.7cm"/>
    </style:style>
    <style:style style:name="Таблиця3.A1" style:family="table-cell">
      <style:table-cell-properties fo:padding="0cm" fo:border="none"/>
    </style:style>
    <style:style style:name="P1" style:family="paragraph" style:parent-style-name="Standard">
      <style:text-properties style:font-name="Liberation Sans1" fo:font-size="6pt" style:font-size-asian="5.25pt" style:font-size-complex="6pt"/>
    </style:style>
    <style:style style:name="P2" style:family="paragraph" style:parent-style-name="Table_20_Contents">
      <style:text-properties style:font-name="Liberation Sans1" fo:font-size="6pt" officeooo:paragraph-rsid="000a3e56" style:font-size-asian="5.25pt" style:font-size-complex="6pt"/>
    </style:style>
    <style:style style:name="P3" style:family="paragraph" style:parent-style-name="Table_20_Contents">
      <style:text-properties style:font-name="Liberation Sans1" fo:font-size="6pt" officeooo:paragraph-rsid="00675172" style:font-size-asian="5.25pt" style:font-size-complex="6pt"/>
    </style:style>
    <style:style style:name="P4" style:family="paragraph" style:parent-style-name="Table_20_Contents">
      <style:text-properties style:font-name="Liberation Sans1" fo:font-size="6pt" officeooo:paragraph-rsid="006d706b" style:font-size-asian="5.25pt" style:font-size-complex="6pt"/>
    </style:style>
    <style:style style:name="P5" style:family="paragraph" style:parent-style-name="Standard">
      <style:text-properties style:font-name="Liberation Sans1" officeooo:paragraph-rsid="00675172"/>
    </style:style>
    <style:style style:name="P6" style:family="paragraph" style:parent-style-name="Шаблон_3a__20_Заголовок_20_теми">
      <style:paragraph-properties fo:break-before="page"/>
      <style:text-properties officeooo:paragraph-rsid="0007f249"/>
    </style:style>
    <style:style style:name="P7" style:family="paragraph" style:parent-style-name="Шаблон_3a__20_Заголовок_20_теми">
      <style:paragraph-properties fo:break-before="page"/>
      <style:text-properties officeooo:paragraph-rsid="000c870d"/>
    </style:style>
    <style:style style:name="P8" style:family="paragraph" style:parent-style-name="Шаблон_3a__20_Заголовок_20_теми">
      <style:paragraph-properties fo:break-before="page"/>
    </style:style>
    <style:style style:name="P9" style:family="paragraph" style:parent-style-name="Шаблон_3a__20_Звичайний_20_текст">
      <style:paragraph-properties fo:break-before="page"/>
    </style:style>
    <style:style style:name="P10" style:family="paragraph" style:parent-style-name="Шаблон_3a__20_Звичайний_20_текст_20_без_20_відступу">
      <style:text-properties officeooo:paragraph-rsid="00590926"/>
    </style:style>
    <style:style style:name="P11" style:family="paragraph" style:parent-style-name="Шаблон_3a__20_Текст_20_командного_20_інтерпретатора">
      <style:text-properties style:use-window-font-color="true" loext:opacity="0%" fo:language="zxx" fo:country="none" fo:font-style="normal" style:text-underline-style="none" fo:font-weight="normal" officeooo:paragraph-rsid="006f156a" fo:background-color="transparent"/>
    </style:style>
    <style:style style:name="P12" style:family="paragraph" style:parent-style-name="Шаблон_3a__20_Текст_20_програми">
      <style:text-properties style:use-window-font-color="true" loext:opacity="0%" fo:language="zxx" fo:country="none" fo:font-style="normal" style:text-underline-style="none" fo:font-weight="normal" fo:background-color="transparent"/>
    </style:style>
    <style:style style:name="P13" style:family="paragraph" style:parent-style-name="Шаблон_3a__20_Визначення_20_функції">
      <style:text-properties style:use-window-font-color="true" loext:opacity="0%" fo:language="zxx" fo:country="none" fo:font-style="normal" style:text-underline-style="none" fo:font-weight="normal" fo:background-color="transparent"/>
    </style:style>
    <style:style style:name="P14" style:family="paragraph" style:parent-style-name="Шаблон_3a__20_Визначення_20_функції">
      <style:text-properties style:use-window-font-color="true" loext:opacity="0%" fo:language="zxx" fo:country="none" fo:font-style="normal" style:text-underline-style="none" fo:font-weight="normal" officeooo:paragraph-rsid="00790fa2" fo:background-color="transparent"/>
    </style:style>
    <style:style style:name="P15" style:family="paragraph" style:parent-style-name="Шаблон_3a__20_Визначення_20_функції_2c__20_відступ">
      <style:text-properties style:use-window-font-color="true" loext:opacity="0%" fo:language="zxx" fo:country="none" fo:font-style="normal" style:text-underline-style="none" fo:font-weight="normal" fo:background-color="transparent"/>
    </style:style>
    <style:style style:name="P16" style:family="paragraph" style:parent-style-name="Шаблон_3a__20_Визначення_20_функції">
      <style:text-properties style:use-window-font-color="true" loext:opacity="0%" fo:language="zxx" fo:country="none" fo:font-style="normal" style:text-underline-style="none" fo:font-weight="normal" officeooo:paragraph-rsid="008f1031" fo:background-color="transparent"/>
    </style:style>
    <style:style style:name="P17" style:family="paragraph" style:parent-style-name="Шаблон_3a__20_Визначення_20_функції_2c__20_відступ">
      <style:text-properties style:use-window-font-color="true" loext:opacity="0%" fo:language="zxx" fo:country="none" fo:font-style="normal" style:text-underline-style="none" fo:font-weight="normal" officeooo:paragraph-rsid="008f1031" fo:background-color="transparent"/>
    </style:style>
    <style:style style:name="P18" style:family="paragraph" style:parent-style-name="Шаблон_3a__20_Текст_20_командного_20_інтерпретатора">
      <style:text-properties style:use-window-font-color="true" loext:opacity="0%" fo:language="zxx" fo:country="none" fo:font-style="normal" style:text-underline-style="none" fo:font-weight="normal" fo:background-color="transparent"/>
    </style:style>
    <style:style style:name="P19" style:family="paragraph" style:parent-style-name="Шаблон_3a__20_Текст_20_командного_20_інтерпретатора">
      <loext:graphic-properties draw:fill="solid" draw:fill-color="#f8f8f8" draw:opacity="100%"/>
      <style:paragraph-properties fo:background-color="#f8f8f8"/>
      <style:text-properties style:use-window-font-color="true" loext:opacity="0%" fo:language="zxx" fo:country="none" fo:font-style="normal" style:text-underline-style="none" fo:font-weight="normal" officeooo:paragraph-rsid="00c1e177" fo:background-color="transparent"/>
    </style:style>
    <style:style style:name="P20" style:family="paragraph" style:parent-style-name="Шаблон_3a__20_Текст_20_командного_20_інтерпретатора">
      <style:text-properties style:use-window-font-color="true" loext:opacity="0%" fo:language="zxx" fo:country="none" fo:font-style="normal" style:text-underline-style="none" fo:font-weight="normal" officeooo:paragraph-rsid="00c6f8da" fo:background-color="transparent"/>
    </style:style>
    <style:style style:name="P21" style:family="paragraph" style:parent-style-name="Шаблон_3a__20_Текст_20_програми">
      <style:text-properties style:use-window-font-color="true" loext:opacity="0%" fo:language="zxx" fo:country="none" fo:font-style="normal" style:text-underline-style="none" fo:font-weight="normal" officeooo:paragraph-rsid="00c6f8da" fo:background-color="transparent"/>
    </style:style>
    <style:style style:name="P22" style:family="paragraph" style:parent-style-name="Шаблон_3a__20_Текст_20_командного_20_інтерпретатора_2c__20_відступ">
      <style:text-properties style:use-window-font-color="true" loext:opacity="0%" fo:language="zxx" fo:country="none" fo:font-style="normal" style:text-underline-style="none" fo:font-weight="normal" fo:background-color="transparent"/>
    </style:style>
    <style:style style:name="P23" style:family="paragraph" style:parent-style-name="Шаблон_3a__20_Текст_20_програми">
      <style:text-properties fo:color="#bbbbbb" loext:opacity="100%" fo:language="zxx" fo:country="none" fo:font-style="normal" style:text-underline-style="none" fo:font-weight="normal" fo:background-color="transparent"/>
    </style:style>
    <style:style style:name="P24" style:family="paragraph" style:parent-style-name="Шаблон_3a__20_Визначення_20_функції">
      <style:text-properties fo:color="#bbbbbb" loext:opacity="100%" fo:language="zxx" fo:country="none" fo:font-style="normal" style:text-underline-style="none" fo:font-weight="normal" officeooo:paragraph-rsid="00790fa2" fo:background-color="transparent"/>
    </style:style>
    <style:style style:name="P25" style:family="paragraph" style:parent-style-name="Шаблон_3a__20_Визначення_20_функції">
      <style:text-properties fo:color="#bbbbbb" loext:opacity="100%" fo:language="zxx" fo:country="none" fo:font-style="normal" style:text-underline-style="none" fo:font-weight="normal" fo:background-color="transparent"/>
    </style:style>
    <style:style style:name="P26" style:family="paragraph" style:parent-style-name="Шаблон_3a__20_Визначення_20_функції">
      <style:text-properties fo:color="#bbbbbb" loext:opacity="100%" fo:language="zxx" fo:country="none" fo:font-style="normal" style:text-underline-style="none" fo:font-weight="normal" officeooo:paragraph-rsid="008f1031" fo:background-color="transparent"/>
    </style:style>
    <style:style style:name="P27" style:family="paragraph" style:parent-style-name="Шаблон_3a__20_Текст_20_програми">
      <style:text-properties fo:color="#bbbbbb" loext:opacity="100%" fo:language="zxx" fo:country="none" fo:font-style="normal" style:text-underline-style="none" fo:font-weight="normal" officeooo:paragraph-rsid="00c6f8da" fo:background-color="transparent"/>
    </style:style>
    <style:style style:name="P28" style:family="paragraph" style:parent-style-name="Шаблон_3a__20_Текст_20_командного_20_інтерпретатора_2c__20_відступ">
      <style:text-properties fo:color="#008000" loext:opacity="100%" fo:language="zxx" fo:country="none" fo:font-style="normal" style:text-underline-style="none" fo:font-weight="bold" officeooo:paragraph-rsid="006f156a" fo:background-color="transparent"/>
    </style:style>
    <style:style style:name="P29" style:family="paragraph" style:parent-style-name="Шаблон_3a__20_Текст_20_командного_20_інтерпретатора_2c__20_відступ">
      <style:text-properties fo:color="#008000" loext:opacity="100%" fo:language="zxx" fo:country="none" fo:font-style="normal" style:text-underline-style="none" fo:font-weight="bold" fo:background-color="transparent"/>
    </style:style>
    <style:style style:name="P30" style:family="paragraph" style:parent-style-name="Шаблон_3a__20_Текст_20_командного_20_інтерпретатора_2c__20_відступ">
      <style:text-properties fo:color="#008000" loext:opacity="100%" fo:language="zxx" fo:country="none" fo:font-style="normal" style:text-underline-style="none" fo:font-weight="bold" officeooo:paragraph-rsid="00c6f8da" fo:background-color="transparent"/>
    </style:style>
    <style:style style:name="P31" style:family="paragraph" style:parent-style-name="Шаблон_3a__20_Коментар">
      <style:text-properties officeooo:paragraph-rsid="006f156a"/>
    </style:style>
    <style:style style:name="P32" style:family="paragraph" style:parent-style-name="Шаблон_3a__20_Текст_20_командного_20_інтерпретатора">
      <style:text-properties fo:color="#000000" loext:opacity="100%" fo:language="zxx" fo:country="none" fo:font-style="normal" style:text-underline-style="none" fo:font-weight="normal" officeooo:paragraph-rsid="006f156a" fo:background-color="transparent"/>
    </style:style>
    <style:style style:name="P33" style:family="paragraph" style:parent-style-name="Шаблон_3a__20_Текст_20_програми_2c__20_відступ">
      <style:text-properties fo:color="#000000" loext:opacity="100%" fo:language="zxx" fo:country="none" fo:font-style="normal" style:text-underline-style="none" fo:font-weight="normal" fo:background-color="transparent"/>
    </style:style>
    <style:style style:name="P34" style:family="paragraph" style:parent-style-name="Шаблон_3a__20_Текст_20_програми">
      <style:text-properties fo:color="#000000" loext:opacity="100%" fo:language="zxx" fo:country="none" fo:font-style="normal" style:text-underline-style="none" fo:font-weight="normal" fo:background-color="transparent"/>
    </style:style>
    <style:style style:name="P35" style:family="paragraph" style:parent-style-name="Шаблон_3a__20_Текст_20_командного_20_інтерпретатора">
      <style:text-properties fo:color="#000000" loext:opacity="100%" fo:language="zxx" fo:country="none" fo:font-style="normal" style:text-underline-style="none" fo:font-weight="normal" fo:background-color="transparent"/>
    </style:style>
    <style:style style:name="P36" style:family="paragraph" style:parent-style-name="Шаблон_3a__20_Текст_20_командного_20_інтерпретатора">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0c1e177" fo:background-color="transparent"/>
    </style:style>
    <style:style style:name="P37" style:family="paragraph" style:parent-style-name="Шаблон_3a__20_Текст_20_командного_20_інтерпретатора">
      <style:text-properties fo:color="#000000" loext:opacity="100%" fo:language="zxx" fo:country="none" fo:font-style="normal" style:text-underline-style="none" fo:font-weight="normal" officeooo:paragraph-rsid="00c6f8da" fo:background-color="transparent"/>
    </style:style>
    <style:style style:name="P38" style:family="paragraph" style:parent-style-name="Шаблон_3a__20_Текст_20_програми">
      <style:text-properties fo:color="#000000" loext:opacity="100%" fo:language="zxx" fo:country="none" fo:font-style="normal" style:text-underline-style="none" fo:font-weight="normal" officeooo:paragraph-rsid="00c6f8da" fo:background-color="transparent"/>
    </style:style>
    <style:style style:name="P39" style:family="paragraph" style:parent-style-name="Шаблон_3a__20_Текст_20_програми_2c__20_відступ">
      <style:text-properties fo:color="#000000" loext:opacity="100%" fo:language="zxx" fo:country="none" fo:font-style="normal" style:text-underline-style="none" fo:font-weight="normal" officeooo:paragraph-rsid="00c6f8da" fo:background-color="transparent"/>
    </style:style>
    <style:style style:name="P40" style:family="paragraph" style:parent-style-name="Шаблон_3a__20_Текст_20_командного_20_інтерпретатора_2c__20_відступ">
      <style:text-properties fo:color="#000000" loext:opacity="100%" fo:language="zxx" fo:country="none" fo:font-style="normal" style:text-underline-style="none" fo:font-weight="normal" fo:background-color="transparent"/>
    </style:style>
    <style:style style:name="P41" style:family="paragraph" style:parent-style-name="Шаблон_3a__20_Текст_20_програми">
      <style:text-properties fo:color="#204a87" loext:opacity="100%" fo:language="zxx" fo:country="none" fo:font-style="normal" style:text-underline-style="none" fo:font-weight="bold" fo:background-color="transparent"/>
    </style:style>
    <style:style style:name="P42" style:family="paragraph" style:parent-style-name="Шаблон_3a__20_Текст_20_програми">
      <style:text-properties fo:color="#204a87" loext:opacity="100%" fo:language="zxx" fo:country="none" fo:font-style="normal" style:text-underline-style="none" fo:font-weight="bold" officeooo:paragraph-rsid="00c6f8da" fo:background-color="transparent"/>
    </style:style>
    <style:style style:name="P43" style:family="paragraph" style:parent-style-name="Шаблон_3a__20_Визначення_20_функції_2c__20_відступ">
      <style:text-properties officeooo:paragraph-rsid="00790fa2"/>
    </style:style>
    <style:style style:name="P44" style:family="paragraph" style:parent-style-name="Шаблон_3a__20_Звичайний_20_текст">
      <style:text-properties officeooo:rsid="008ad5cf" officeooo:paragraph-rsid="008ad5cf"/>
    </style:style>
    <style:style style:name="P45" style:family="paragraph" style:parent-style-name="Шаблон_3a__20_Звичайний_20_текст_20_без_20_відступу">
      <style:text-properties officeooo:paragraph-rsid="00971fcc"/>
    </style:style>
    <style:style style:name="P46" style:family="paragraph" style:parent-style-name="Шаблон_3a__20_Коментар">
      <style:text-properties officeooo:paragraph-rsid="00c6f8da"/>
    </style:style>
    <style:style style:name="P47" style:family="paragraph" style:parent-style-name="Шаблон_3a__20_Коментар">
      <style:text-properties officeooo:paragraph-rsid="00c8c0c5"/>
    </style:style>
    <style:style style:name="P48" style:family="paragraph" style:parent-style-name="Шаблон_3a__20_Текст_20_командного_20_інтерпретатора">
      <style:text-properties officeooo:paragraph-rsid="00c1e177"/>
    </style:style>
    <style:style style:name="P49" style:family="paragraph" style:parent-style-name="Шаблон_3a__20_Текст_20_командного_20_інтерпретатора_2c__20_відступ">
      <style:text-properties officeooo:paragraph-rsid="00c1e177"/>
    </style:style>
    <style:style style:name="P50" style:family="paragraph" style:parent-style-name="Шаблон_3a__20_Текст_20_програми">
      <style:text-properties fo:color="#9c6500" loext:opacity="100%" fo:language="zxx" fo:country="none" fo:font-style="normal" style:text-underline-style="none" fo:font-weight="normal" fo:background-color="transparent"/>
    </style:style>
    <style:style style:name="P51" style:family="paragraph">
      <style:paragraph-properties fo:margin-left="0cm" fo:margin-right="0cm" fo:margin-top="0cm" fo:margin-bottom="0cm" fo:line-height="100%" fo:text-indent="0cm"/>
    </style:style>
    <style:style style:name="P5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Mono" fo:font-size="15pt" fo:letter-spacing="normal" fo:language="uk" fo:country="UA" fo:font-style="normal" fo:text-shadow="none" style:text-underline-style="none" fo:font-weight="normal" style:letter-kerning="true" style:font-name-asian="Noto Sans CJK SC" style:font-size-asian="15pt" style:font-style-asian="normal" style:font-weight-asian="normal" style:font-name-complex="Lohit Devanagari1" style:font-size-complex="15pt" style:font-style-complex="normal" style:font-weight-complex="normal" style:text-emphasize="none" style:text-scale="90%" style:font-relief="none" style:text-overline-style="none" style:text-overline-color="font-color"/>
    </style:style>
    <style:style style:name="P5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Mono" fo:font-size="14pt" fo:letter-spacing="normal" fo:language="uk" fo:country="UA" fo:font-style="normal" fo:text-shadow="none" style:text-underline-style="none" fo:font-weight="normal" style:letter-kerning="true" style:font-name-asian="Noto Sans CJK SC" style:font-size-asian="14pt" style:font-style-asian="normal" style:font-weight-asian="normal" style:font-name-complex="Lohit Devanagari1" style:font-size-complex="14pt" style:font-style-complex="normal" style:font-weight-complex="normal" style:text-emphasize="none" style:text-scale="90%" style:font-relief="none" style:text-overline-style="none" style:text-overline-color="font-color"/>
    </style:style>
    <style:style style:name="P5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1" fo:font-size="14pt" fo:letter-spacing="-0.014cm"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7" style:family="paragraph">
      <loext:graphic-properties draw:fill="none"/>
    </style:style>
    <style:style style:name="P58" style:family="paragraph">
      <loext:graphic-properties draw:fill="none"/>
      <style:text-properties fo:font-size="12pt"/>
    </style:style>
    <style:style style:name="P59"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Mono1" fo:font-size="14pt" fo:letter-spacing="-0.008cm"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6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1c65c7"/>
    </style:style>
    <style:style style:name="T2" style:family="text">
      <style:text-properties officeooo:rsid="019769ad"/>
    </style:style>
    <style:style style:name="T3" style:family="text">
      <style:text-properties officeooo:rsid="000c870d"/>
    </style:style>
    <style:style style:name="T4" style:family="text">
      <style:text-properties officeooo:rsid="00581290"/>
    </style:style>
    <style:style style:name="T5" style:family="text">
      <style:text-properties officeooo:rsid="01fc4ec1"/>
    </style:style>
    <style:style style:name="T6" style:family="text">
      <style:text-properties fo:color="#9c6500" loext:opacity="100%"/>
    </style:style>
    <style:style style:name="T7" style:family="text">
      <style:text-properties fo:color="#bbbbbb" loext:opacity="100%"/>
    </style:style>
    <style:style style:name="T8" style:family="text">
      <style:text-properties fo:color="#bbbbbb" loext:opacity="100%" fo:font-style="normal" style:text-underline-style="none" fo:font-weight="normal"/>
    </style:style>
    <style:style style:name="T9" style:family="text">
      <style:text-properties fo:color="#bbbbbb" loext:opacity="100%" fo:language="zxx" fo:country="none" fo:font-style="normal" style:text-underline-style="none" fo:font-weight="normal" fo:background-color="transparent" loext:char-shading-value="0"/>
    </style:style>
    <style:style style:name="T10" style:family="text">
      <style:text-properties fo:color="#bbbbbb" loext:opacity="100%" officeooo:rsid="00c8c0c5"/>
    </style:style>
    <style:style style:name="T11" style:family="text">
      <style:text-properties fo:color="#3d7b7b" loext:opacity="100%" fo:font-style="italic"/>
    </style:style>
    <style:style style:name="T12" style:family="text">
      <style:text-properties fo:color="#204a87" loext:opacity="100%" fo:font-weight="bold"/>
    </style:style>
    <style:style style:name="T13" style:family="text">
      <style:text-properties fo:color="#204a87" loext:opacity="100%" fo:language="zxx" fo:country="none" fo:font-style="normal" style:text-underline-style="none" fo:font-weight="bold" fo:background-color="transparent" loext:char-shading-value="0"/>
    </style:style>
    <style:style style:name="T14" style:family="text">
      <style:text-properties fo:color="#000000" loext:opacity="100%"/>
    </style:style>
    <style:style style:name="T15" style:family="text">
      <style:text-properties fo:color="#000000" loext:opacity="100%" fo:language="zxx" fo:country="none" fo:font-style="normal" style:text-underline-style="none" fo:font-weight="normal" fo:background-color="transparent" loext:char-shading-value="0"/>
    </style:style>
    <style:style style:name="T16" style:family="text">
      <style:text-properties fo:color="#000000" loext:opacity="100%" officeooo:rsid="008b809f"/>
    </style:style>
    <style:style style:name="T17" style:family="text">
      <style:text-properties fo:color="#000000" loext:opacity="100%" officeooo:rsid="0094472a"/>
    </style:style>
    <style:style style:name="T18" style:family="text">
      <style:text-properties fo:color="#000000" loext:opacity="100%" officeooo:rsid="0156a3d3"/>
    </style:style>
    <style:style style:name="T19" style:family="text">
      <style:text-properties fo:color="#000000" loext:opacity="100%" officeooo:rsid="01ad86f7"/>
    </style:style>
    <style:style style:name="T20" style:family="text">
      <style:text-properties fo:color="#000000" loext:opacity="100%" officeooo:rsid="01abfec2"/>
    </style:style>
    <style:style style:name="T21" style:family="text">
      <style:text-properties fo:color="#000000" loext:opacity="100%" officeooo:rsid="009e1c82"/>
    </style:style>
    <style:style style:name="T22" style:family="text">
      <style:text-properties fo:color="#000000" loext:opacity="100%" officeooo:rsid="00c8c0c5"/>
    </style:style>
    <style:style style:name="T23" style:family="text">
      <style:text-properties fo:color="#008000" loext:opacity="100%"/>
    </style:style>
    <style:style style:name="T24" style:family="text">
      <style:text-properties fo:color="#008000" loext:opacity="100%" fo:font-weight="bold"/>
    </style:style>
    <style:style style:name="T25" style:family="text">
      <style:text-properties fo:color="#005a77" loext:opacity="100%"/>
    </style:style>
    <style:style style:name="T26" style:family="text">
      <style:text-properties fo:color="#005a77" loext:opacity="100%" fo:font-weight="bold"/>
    </style:style>
    <style:style style:name="T27" style:family="text">
      <style:text-properties fo:color="#005a77" loext:opacity="100%" officeooo:rsid="008b809f"/>
    </style:style>
    <style:style style:name="T28" style:family="text">
      <style:text-properties fo:color="#005a77" loext:opacity="100%" officeooo:rsid="01ad86f7"/>
    </style:style>
    <style:style style:name="T29" style:family="text">
      <style:text-properties fo:color="#005a77" loext:opacity="100%" officeooo:rsid="00c8c0c5"/>
    </style:style>
    <style:style style:name="T30" style:family="text">
      <style:text-properties officeooo:rsid="019d91e5"/>
    </style:style>
    <style:style style:name="T31" style:family="text">
      <style:text-properties officeooo:rsid="007cfff6"/>
    </style:style>
    <style:style style:name="T32" style:family="text">
      <style:text-properties officeooo:rsid="008b809f"/>
    </style:style>
    <style:style style:name="T33" style:family="text">
      <style:text-properties fo:color="#307b7b" loext:opacity="100%" fo:font-style="italic"/>
    </style:style>
    <style:style style:name="T34" style:family="text">
      <style:text-properties officeooo:rsid="0094472a"/>
    </style:style>
    <style:style style:name="T35" style:family="text">
      <style:text-properties officeooo:rsid="00c1e177"/>
    </style:style>
    <style:style style:name="T36" style:family="text">
      <style:text-properties officeooo:rsid="01ad86f7"/>
    </style:style>
    <style:style style:name="T37" style:family="text">
      <style:text-properties officeooo:rsid="01abfec2"/>
    </style:style>
    <style:style style:name="T38" style:family="text">
      <style:text-properties officeooo:rsid="009e1c82"/>
    </style:style>
    <style:style style:name="T39" style:family="text">
      <style:text-properties fo:font-variant="normal" fo:text-transform="none" style:use-window-font-color="true" loext:opacity="0%" style:text-outline="false" style:text-line-through-style="none" style:text-line-through-type="none" style:font-name="Liberation Mono" fo:font-size="14pt" fo:letter-spacing="normal" fo:language="uk" fo:country="UA" fo:font-style="normal" fo:text-shadow="none" style:text-underline-style="none" fo:font-weight="normal" style:letter-kerning="true" style:font-name-asian="Noto Sans CJK SC" style:font-size-asian="14pt" style:font-style-asian="normal" style:font-weight-asian="normal" style:font-name-complex="Lohit Devanagari1" style:font-size-complex="14pt" style:font-style-complex="normal" style:font-weight-complex="normal" style:text-emphasize="none" style:text-scale="90%" style:font-relief="none" style:text-overline-style="none" style:text-overline-color="font-color"/>
    </style:style>
    <style:style style:name="T40" style:family="text">
      <style:text-properties fo:font-variant="normal" fo:text-transform="none" fo:color="#204a87" loext:opacity="100%" style:text-outline="false" style:text-line-through-style="none" style:text-line-through-type="none" style:font-name="Liberation Mono" fo:font-size="14pt" fo:letter-spacing="normal" fo:language="zxx" fo:country="none" fo:font-style="normal" fo:text-shadow="none" style:text-underline-style="none" fo:font-weight="bold" style:letter-kerning="true" fo:background-color="transparent" style:font-name-asian="Noto Sans CJK SC" style:font-size-asian="14pt" style:font-style-asian="normal" style:font-weight-asian="normal" style:font-name-complex="Lohit Devanagari1" style:font-size-complex="14pt" style:font-style-complex="normal" style:font-weight-complex="normal" style:text-emphasize="none" style:text-scale="90%" style:font-relief="none" style:text-overline-style="none" style:text-overline-color="font-color"/>
    </style:style>
    <style:style style:name="T41" style:family="text">
      <style:text-properties fo:font-variant="normal" fo:text-transform="none" fo:color="#bbbbbb" loext:opacity="100%" style:text-outline="false" style:text-line-through-style="none" style:text-line-through-type="none" style:font-name="Liberation Mono" fo:font-size="14pt" fo:letter-spacing="normal" fo:language="zxx" fo:country="none"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1" style:font-size-complex="14pt" style:font-style-complex="normal" style:font-weight-complex="normal" style:text-emphasize="none" style:text-scale="90%" style:font-relief="none" style:text-overline-style="none" style:text-overline-color="font-color"/>
    </style:style>
    <style:style style:name="T42" style:family="text">
      <style:text-properties fo:font-variant="normal" fo:text-transform="none" fo:color="#000000" loext:opacity="100%" style:text-outline="false" style:text-line-through-style="none" style:text-line-through-type="none" style:font-name="Liberation Mono" fo:font-size="14pt" fo:letter-spacing="normal" fo:language="zxx" fo:country="none"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1" style:font-size-complex="14pt" style:font-style-complex="normal" style:font-weight-complex="normal" style:text-emphasize="none" style:text-scale="90%" style:font-relief="none" style:text-overline-style="none" style:text-overline-color="font-color"/>
    </style:style>
    <style:style style:name="T43" style:family="text">
      <style:text-properties fo:font-variant="normal" fo:text-transform="none" fo:color="#008000" loext:opacity="100%" style:text-outline="false" style:text-line-through-style="none" style:text-line-through-type="none" style:font-name="Liberation Mono" fo:font-size="14pt" fo:letter-spacing="normal" fo:language="zxx" fo:country="none" fo:font-style="normal" fo:text-shadow="none" style:text-underline-style="none" fo:font-weight="bold"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text-scale="90%" style:font-relief="none" style:text-overline-style="none" style:text-overline-color="font-color"/>
    </style:style>
    <style:style style:name="T44" style:family="text">
      <style:text-properties fo:font-variant="normal" fo:text-transform="none" fo:color="#bbbbbb" loext:opacity="100%" style:text-outline="false" style:text-line-through-style="none" style:text-line-through-type="none" style:font-name="Liberation Mono" fo:font-size="14pt" fo:letter-spacing="normal" fo:language="zxx" fo:country="none"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text-scale="90%" style:font-relief="none" style:text-overline-style="none" style:text-overline-color="font-color"/>
    </style:style>
    <style:style style:name="T45" style:family="text">
      <style:text-properties fo:font-variant="normal" fo:text-transform="none" fo:color="#000000" loext:opacity="100%" style:text-outline="false" style:text-line-through-style="none" style:text-line-through-type="none" style:font-name="Liberation Mono" fo:font-size="14pt" fo:letter-spacing="normal" fo:language="zxx" fo:country="none" fo:font-style="normal" fo:text-shadow="none" style:text-underline-style="none" fo:font-weight="normal" style:letter-kerning="true" fo:background-color="transparent" style:font-name-asian="Microsoft YaHei" style:font-size-asian="14pt" style:font-style-asian="normal" style:font-weight-asian="normal" style:font-name-complex="Arial" style:font-size-complex="14pt" style:font-style-complex="normal" style:font-weight-complex="normal" style:text-emphasize="none" style:text-scale="90%"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5a77" loext:opacity="100%" style:text-outline="false" style:text-line-through-style="none" style:text-line-through-type="none" style:font-name="Liberation Mono" fo:font-size="14pt" fo:letter-spacing="normal" fo:language="zxx" fo:country="none"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1" style:font-size-complex="14pt" style:font-style-complex="normal" style:font-weight-complex="normal" style:text-emphasize="none" style:text-scale="90%"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Sans" fo:font-size="18pt" fo:language="uk" fo:country="UA"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Liberation Mono" fo:font-size="14pt" fo:letter-spacing="normal" fo:language="uk" fo:country="UA" fo:font-style="normal" fo:text-shadow="none" style:text-underline-style="none" fo:font-weight="normal" style:letter-kerning="true" style:font-name-asian="Microsoft YaHei" style:font-size-asian="14pt" style:font-style-asian="normal" style:font-weight-asian="normal" style:font-name-complex="Arial" style:font-size-complex="14pt" style:font-style-complex="normal" style:font-weight-complex="normal" style:text-emphasize="none" style:text-scale="90%" style:font-relief="none" style:text-overline-style="none" style:text-overline-color="font-color"/>
    </style:style>
    <style:style style:name="gr1" style:family="graphic">
      <style:graphic-properties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4.075cm" fo:min-width="7.64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4.075cm" fo:min-width="7.60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false" draw:auto-grow-width="false" fo:min-height="2.237cm" fo:min-width="4.39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746cm" fo:min-width="5.10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328cm" fo:min-width="15.12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0.74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8" style:family="graphic">
      <style:graphic-properties draw:stroke="solid" svg:stroke-width="0.035cm" svg:stroke-color="#000000" draw:marker-start="" draw:marker-start-width="0.252cm" draw:marker-start-center="false" draw:marker-end="Стили_20_стрелок_20_11"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9" style:family="graphic">
      <style:graphic-properties draw:stroke="none" draw:fill="none" draw:shadow="hidden" draw:shadow-offset-x="0.199cm" draw:shadow-offset-y="0.199cm" draw:shadow-color="#808080" style:mirror="none" loext:decorative="false"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746cm" fo:min-width="5.10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328cm" fo:min-width="13.03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solid" svg:stroke-width="0.035cm" svg:stroke-color="#000000" draw:marker-start="" draw:marker-start-width="0.252cm" draw:marker-start-center="false" draw:marker-end="Стили_20_стрелок_20_12" draw:marker-end-width="0.252cm" draw:marker-end-center="false" draw:fill="none" draw:fill-color="#729fc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4.076cm" fo:min-width="7.12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746cm" fo:min-width="4.67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solid" svg:stroke-width="0.035cm" svg:stroke-color="#000000" draw:marker-start="" draw:marker-start-width="0.252cm" draw:marker-start-center="false" draw:marker-end="" draw:marker-end-width="0.252cm" draw:marker-end-center="false" draw:fill="solid" draw:fill-color="#ffffff" draw:textarea-horizontal-align="justify" draw:textarea-vertical-align="middle" draw:auto-grow-height="false" fo:min-height="0.771cm" fo:min-width="0.968cm" fo:padding-top="0.143cm" fo:padding-bottom="0.143cm" fo:padding-left="0.266cm" fo:padding-right="0.266cm" fo:wrap-option="wrap" draw:shadow="hidden" draw:shadow-offset-x="0.199cm" draw:shadow-offset-y="0.199cm" draw:shadow-color="#808080" loext:decorative="false"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78cm" fo:min-width="8.20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746cm" fo:min-width="13.03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4.075cm" fo:min-width="7.12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746cm" fo:min-width="4.674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Таблиця1" table:style-name="Таблиця1">
        <table:table-column table:style-name="Таблиця1.A"/>
        <table:table-row table:style-name="Таблиця1.1">
          <table:table-cell table:style-name="Таблиця1.A1" office:value-type="string">
            <text:p text:style-name="Шаблон_3a__20_Титульна_20_сторінка_2c__20_номер">Лекція 3</text:p>
            <text:p text:style-name="Шаблон_3a__20_Титульна_20_сторінка_2c__20_назва">Дескриптори файлів та сокети</text:p>
          </table:table-cell>
        </table:table-row>
      </table:table>
      <text:p text:style-name="P1"/>
      <text:p text:style-name="P6"><text:span text:style-name="T4">Д</text:span>ескриптор<text:span text:style-name="T4">и</text:span> файл<text:span text:style-name="T31">ів</text:span></text:p>
      <text:p text:style-name="Шаблон_3a__20_Звичайний_20_текст">Назва <text:span text:style-name="Шаблон_3a__20_Назва">дескриптор файлу</text:span> може позначати різні речі. Іноді ця назва позначає щось, що взагалі не має відношення до файлів. Далі надано варіант кількох програмних абстракцій, кожну з яких називають <text:span text:style-name="Шаблон_3a__20_Назва">дескриптор файлу</text:span> або чимось схожим, та зв’язків між ними. Імена структур та полів у цих структурах умовні та відповідають наведеному далі прикладу.</text:p>
      <text:p text:style-name="Шаблон_3a__20_Звичайний_20_текст">Кожний процес користувача має <text:span text:style-name="Шаблон_3a__20_Назва">таблицю дескрипторів файлів</text:span> (<text:span text:style-name="Шаблон_3a__20_Title">file descriptor table</text:span>) в ядрі. Для того, щоб процес міг працювати з файлом, ядро має знайти вільний елемент у його таблиці дескрипторів файлів, встановити покажчик у цьому елементі на <text:span text:style-name="Шаблон_3a__20_Назва">дескриптор відкритого файлу</text:span> (<text:span text:style-name="Шаблон_3a__20_Title">open file description</text:span>, переклад українською неточний) та повернути індекс цього елемента процесу. Цей індекс називають <text:span text:style-name="Шаблон_3a__20_Назва">дескриптор файлу</text:span>. Програма користувача використовує ці дескриптори файлів в аргументах системних викликів. Зазвичай ядро шукає вільний елемент у таблиці дескрипторів файлів із найменшим можливим індексом або процес може запитати конкретний номер дескриптора файлу в деяких системних викликах.</text:p>
      <text:p text:style-name="Шаблон_3a__20_Звичайний_20_текст"><text:soft-page-break/>Елементи таблиці дескрипторів файлів представляють не тільки відкриті файли. Ці дескриптори файлів також представляють сокети, кінці неіменованих каналів та інші програмні абстракції, які доступні в API між програмою користувача та ядром. Кожний елемент таблиці дескрипторів файлів також містить прапорці, які впливають на семантику роботи з дескриптором файлу.</text:p>
      <text:p text:style-name="Шаблон_3a__20_Звичайний_20_текст">Таблиця дескрипторів файлів не обов’язково має бути масивом в ядрі, це може бути будь-яка структура даних, яка дає змогу ядру ефективно знаходити елемент за його індексом, знаходити вільний елемент із найменшим індексом та представляти елементи з непослідовними індексами в пам’яті.</text:p>
      <text:p text:style-name="Шаблон_3a__20_Звичайний_20_текст">Ядро, під час надання процесу користувача дескриптора файлу з його таблиці дескрипторів файлів, створює об’єкт типу <text:span text:style-name="Шаблон_3a__20_Ідентифікатор">struct file</text:span> для визначення стану відкритого файлу або іншого об’єкта, асоційованого з дескриптором файлу в API. Ця структура має такі поля: <text:span text:style-name="Шаблон_3a__20_Ідентифікатор">f_type</text:span> визначає тип об’єкта, який представляє ця структура; <text:span text:style-name="Шаблон_3a__20_Ідентифікатор">f_flags</text:span> визначає прапорці відкритого файлу; <text:span text:style-name="Шаблон_3a__20_Ідентифікатор">f_offset</text:span> визначає зміщення для наступного читання або запису для файлу; <text:span text:style-name="Шаблон_3a__20_Ідентифікатор">f_vnode</text:span> вказує на об’єкт ядра, який представляє всю інформацію про файл. Ця структура є <text:span text:style-name="Шаблон_3a__20_Назва">дескриптор відкритого файлу</text:span>. Об’єкт цього типу асоційований з одним або кількома <text:soft-page-break/>дескрипторами файлів, навіть із різних таблиць дескрипторів файлів. Тобто кілька процесів користувача можуть сумісно працювати з одним і тим самим дескриптором відкритого файлу. Кілька дескрипторів файлів посилаються на один дескриптор відкритого файлу, якщо вони дубльовані (пояснено далі).</text:p>
      <text:p text:style-name="Шаблон_3a__20_Звичайний_20_текст">Ядро, під час першого звернення до файлу, створює об’єкт типу <text:span text:style-name="Шаблон_3a__20_Ідентифікатор">struct vnode</text:span>. Кілька об’єктів в ядрі (наприклад, поля <text:span text:style-name="Шаблон_3a__20_Ідентифікатор">f_vnode</text:span> кількох об’єктів типу <text:span text:style-name="Шаблон_3a__20_Ідентифікатор">struct file</text:span>) можуть посилатися на один об’єкт цього типу. У цій структурі є покажчик <text:span text:style-name="Шаблон_3a__20_Ідентифікатор">v_data</text:span>, який вказує на дескриптор файлу в драйвері ФС. Ця структура є <text:span text:style-name="Шаблон_3a__20_Назва">дескриптор файлу</text:span>, який абстрагує файл для всіх підсистем ядра.</text:p>
      <text:p text:style-name="Шаблон_3a__20_Звичайний_20_текст">Кожний драйвер ФС має <text:span text:style-name="Шаблон_3a__20_Назва">дескриптор файлу</text:span> для кожного файлу (<text:span text:style-name="Шаблон_3a__20_Ідентифікатор">struct fs_inode</text:span>), тільки драйвер використовує цей дескриптор файлу. Драйвер ФС бере частину вмісту цієї структури зі структур даних ФС на носії інформації. Цей дескриптор файлу асоційований тільки з одним об’єктом типу <text:span text:style-name="Шаблон_3a__20_Ідентифікатор">struct vnode</text:span> з боку коду ядра, але не обов’язково з боку коду драйвера ФС.</text:p>
      <text:p text:style-name="Шаблон_3a__20_Звичайний_20_текст">Структури даних ФС на носії інформації мають <text:span text:style-name="Шаблон_3a__20_Назва">дескриптор файлу</text:span> для кожного файлу (<text:span text:style-name="Шаблон_3a__20_Ідентифікатор">struct inode</text:span>). Цей дескриптор файлу не обов’язково має містити всю <text:soft-page-break/>інформацію про файл на носії інформації, але її має бути достатньо для отримання всієї потрібної інформації.</text:p>
      <text:p text:style-name="Шаблон_3a__20_Звичайний_20_текст">Програма користувача може реалізувати власну програмну абстракцію для роботи з файлом, яка може мати назву <text:span text:style-name="Шаблон_3a__20_Назва">дескриптор файлу</text:span>.</text:p>
      <text:p text:style-name="Шаблон_3a__20_Звичайний_20_текст">Назва <text:span text:style-name="Шаблон_3a__20_Назва">open file description</text:span> використана в POSIX для позначення будь-якої програмної абстракції, яка доступна в API через <text:span text:style-name="Шаблон_3a__20_Title">file descriptor</text:span> (невід’ємне число). Якщо для представлення різних програмних абстракцій ядра використані об’єкти різних типів (не тип <text:span text:style-name="Шаблон_3a__20_Ідентифікатор">struct file</text:span>, як у прикладі), то в таблиці дескрипторів файлів має бути вказано тип об’єкта, на який посилається дескриптор файлу. Це деталі реалізації, які не впливають на API. POSIX взагалі не визначає як та де щось має бути реалізовано.</text:p>
      <text:p text:style-name="Шаблон_3a__20_Звичайний_20_текст">Імовірніше в назвах <text:span text:style-name="Шаблон_3a__20_Назва">дескриптор файлу</text:span> та <text:span text:style-name="Шаблон_3a__20_Назва">дескриптор відкритого файлу</text:span> є слово «файл», оскільки спочатку API між ядром та процесом користувача давав змогу працювати тільки з файлами, потім він був розширений для роботи з об’єктами ядра інших типів. Використання дескрипторів файлів для ідентифікації об’єктів ядра різних типів дає змогу програмам користувача більш <text:soft-page-break/>менш узагальнити введення-виведення з об’єктами ядра різних типів. Наприклад, деякі системні виклики для введення-виведення можна майже однаково застосовувати до файлів, кінців неіменованих каналів та сокетів.</text:p>
      <text:p text:style-name="Шаблон_3a__20_Звичайний_20_текст">В <text:span text:style-name="Шаблон_3a__20_Ідентифікатор">&lt;unistd.h&gt;</text:span> визначені макроси <text:span text:style-name="Шаблон_3a__20_Ідентифікатор">STDIN_FILENO</text:span> (значення <text:span text:style-name="Шаблон_3a__20_Ідентифікатор">0</text:span>), <text:span text:style-name="Шаблон_3a__20_Ідентифікатор">STDOUT_FILENO</text:span> (значення <text:span text:style-name="Шаблон_3a__20_Ідентифікатор">1</text:span>), <text:span text:style-name="Шаблон_3a__20_Ідентифікатор">STDERR_FILENO</text:span> (значення <text:span text:style-name="Шаблон_3a__20_Ідентифікатор">2</text:span>), значення яких – це дескриптори файлів, які відповідають standard input, standard output та standard error відповідно.</text:p>
      <text:p text:style-name="Шаблон_3a__20_Звичайний_20_текст">Функція <text:span text:style-name="Шаблон_3a__20_Ідентифікатор">sysconf()</text:span> з аргументом <text:span text:style-name="Шаблон_3a__20_Ідентифікатор">_SC_OPEN_MAX</text:span> повертає значення на одиницю більше, ніж максимальний можливий номер дескриптора файлу. У <text:span text:style-name="Шаблон_3a__20_Ідентифікатор">&lt;limits.h&gt;</text:span> може бути визначено макрос <text:span text:style-name="Шаблон_3a__20_Ідентифікатор">OPEN_MAX</text:span> та визначено макрос <text:span text:style-name="Шаблон_3a__20_Ідентифікатор">_POSIX_OPEN_MAX</text:span> (тут та далі сенс таких макросів такий самий, як у відповідних макросів, які були надані в лекції 2).</text:p>
      <table:table table:name="Таблица2" table:style-name="Таблица2">
        <table:table-column table:style-name="Таблица2.A"/>
        <table:table-row table:style-name="Таблица2.1">
          <table:table-cell table:style-name="Таблица2.A1" office:value-type="string">
            <text:p text:style-name="P2"><draw:g text:anchor-type="paragraph" draw:z-index="0" draw:name="Груповий об'єкт 1" draw:style-name="gr11"><draw:frame draw:style-name="gr18" draw:text-style-name="P53" svg:width="13.535cm" svg:height="1.997cm" svg:x="1.37cm" svg:y="9.12cm"><draw:text-box><text:p text:style-name="P51"><text:span text:style-name="T40">int</text:span><text:span text:style-name="T41"> </text:span><text:span text:style-name="T42">fd1</text:span><text:span text:style-name="T41"> </text:span><text:span text:style-name="T42">=</text:span><text:span text:style-name="T41"> </text:span><text:span text:style-name="T42">open(</text:span><text:span text:style-name="T47">"file.txt"</text:span><text:span text:style-name="T42">,</text:span><text:span text:style-name="T41"> </text:span><text:span text:style-name="T42">O_RDWR);</text:span></text:p><text:p text:style-name="P51"><text:span text:style-name="T40">int</text:span><text:span text:style-name="T41"> </text:span><text:span text:style-name="T42">fd2</text:span><text:span text:style-name="T41"> </text:span><text:span text:style-name="T42">=</text:span><text:span text:style-name="T41"> </text:span><text:span text:style-name="T42">open(</text:span><text:span text:style-name="T47">"file.txt"</text:span><text:span text:style-name="T42">,</text:span><text:span text:style-name="T41"> </text:span><text:span text:style-name="T42">O_RDONLY|O_CLOEXEC);</text:span></text:p><text:p text:style-name="P51"><text:span text:style-name="T42">pause();</text:span></text:p></draw:text-box></draw:frame><draw:frame draw:style-name="gr9" draw:text-style-name="P57" svg:width="3.897cm" svg:height="2.587cm" svg:x="1.236cm" svg:y="0.337cm"><draw:image xlink:href="Pictures/2000007400000F8200000A6282F6EB2A.svm" xlink:type="simple" xlink:show="embed" xlink:actuate="onLoad" draw:mime-type="image/x-svm"><text:p/></draw:image></draw:frame><draw:frame draw:style-name="gr7" draw:text-style-name="P54" svg:width="1.244cm" svg:height="0.863cm" svg:x="0.111cm" svg:y="1.225cm"><draw:text-box><text:p text:style-name="P51"><text:span text:style-name="T46">fd1</text:span></text:p></draw:text-box></draw:frame><draw:frame draw:style-name="gr7" draw:text-style-name="P54" svg:width="1.244cm" svg:height="0.863cm" svg:x="0.111cm" svg:y="2.025cm"><draw:text-box><text:p text:style-name="P51"><text:span text:style-name="T46">fd2</text:span></text:p></draw:text-box></draw:frame><draw:line draw:style-name="gr13" draw:text-style-name="P55" svg:x1="4.495cm" svg:y1="1.736cm" svg:x2="6.321cm" svg:y2="0.862cm"><text:p/></draw:line><draw:frame draw:style-name="gr2" draw:text-style-name="P52" svg:width="7.654cm" svg:height="4.326cm" svg:x="6.156cm" svg:y="4.43cm"><draw:text-box><text:p text:style-name="P51"><text:span text:style-name="T39">struct file {</text:span></text:p><text:p text:style-name="P51"><text:span text:style-name="T39"><text:s text:c="4"/></text:span><text:span text:style-name="T39">int f_type; (VNODE)</text:span></text:p><text:p text:style-name="P51"><text:span text:style-name="T39"><text:s text:c="4"/></text:span><text:span text:style-name="T39">int f_flags; (RDONLY)</text:span></text:p><text:p text:style-name="P51"><text:span text:style-name="T39"><text:s text:c="4"/></text:span><text:span text:style-name="T39">off_t f_offset;</text:span></text:p><text:p text:style-name="P51"><text:span text:style-name="T39"><text:s text:c="4"/></text:span><text:span text:style-name="T39">struct vnode *f_vnode;</text:span></text:p><text:p text:style-name="P51"><text:span text:style-name="T39"><text:s text:c="4"/></text:span><text:span text:style-name="T39">...</text:span></text:p><text:p text:style-name="P51"><text:span text:style-name="T39">};</text:span></text:p></draw:text-box></draw:frame><draw:frame draw:style-name="gr19" draw:text-style-name="P52" svg:width="7.624cm" svg:height="4.326cm" svg:x="6.156cm" svg:y="0.318cm"><draw:text-box><text:p text:style-name="P51"><text:span text:style-name="T39">struct file {</text:span></text:p><text:p text:style-name="P51"><text:span text:style-name="T39"><text:s text:c="4"/></text:span><text:span text:style-name="T39">int f_type; (VNODE)</text:span></text:p><text:p text:style-name="P51"><text:span text:style-name="T39"><text:s text:c="4"/></text:span><text:span text:style-name="T39">int f_flags; (RDWR)</text:span></text:p><text:p text:style-name="P51"><text:span text:style-name="T39"><text:s text:c="4"/></text:span><text:span text:style-name="T39">off_t f_offset;</text:span></text:p><text:p text:style-name="P51"><text:span text:style-name="T39"><text:s text:c="4"/></text:span><text:span text:style-name="T39">struct vnode *f_vnode;</text:span></text:p><text:p text:style-name="P51"><text:span text:style-name="T39"><text:s text:c="4"/></text:span><text:span text:style-name="T39">...</text:span></text:p><text:p text:style-name="P51"><text:span text:style-name="T39">};</text:span></text:p></draw:text-box></draw:frame><draw:frame draw:style-name="gr4" draw:text-style-name="P52" svg:width="5.217cm" svg:height="2.488cm" svg:x="15.093cm" svg:y="1.242cm"><draw:text-box><text:p text:style-name="P51"><text:span text:style-name="T39">struct vnode {</text:span></text:p><text:p text:style-name="P51"><text:span text:style-name="T39"><text:s text:c="4"/></text:span><text:span text:style-name="T39">...</text:span></text:p><text:p text:style-name="P51"><text:span text:style-name="T39"><text:s text:c="4"/></text:span><text:span text:style-name="T39">void *v_data;</text:span></text:p><text:p text:style-name="P51"><text:span text:style-name="T39">};</text:span></text:p></draw:text-box></draw:frame><draw:frame draw:style-name="gr20" draw:text-style-name="P52" svg:width="5.176cm" svg:height="1.997cm" svg:x="21.636cm" svg:y="1.616cm"><draw:text-box><text:p text:style-name="P51"><text:span text:style-name="T39">struct fs_inode {</text:span></text:p><text:p text:style-name="P51"><text:span text:style-name="T39"><text:s text:c="4"/></text:span><text:span text:style-name="T39">...</text:span></text:p><text:p text:style-name="P51"><text:span text:style-name="T39">};</text:span></text:p></draw:text-box></draw:frame><draw:custom-shape draw:style-name="gr16" draw:text-style-name="P59" svg:width="1.502cm" svg:height="2.001cm" svg:x="22.856cm" svg:y="5.883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8" draw:text-style-name="P56" svg:x1="13.403cm" svg:y1="2.929cm" svg:x2="15.203cm" svg:y2="1.659cm"><text:p/></draw:line><draw:line draw:style-name="gr8" draw:text-style-name="P56" svg:x1="19.965cm" svg:y1="2.744cm" svg:x2="21.652cm" svg:y2="2.033cm"><text:p/></draw:line><draw:line draw:style-name="gr8" draw:text-style-name="P55" svg:x1="13.43cm" svg:y1="7.055cm" svg:x2="15.203cm" svg:y2="1.921cm"><text:p/></draw:line><draw:frame draw:style-name="gr17" draw:text-style-name="P61" svg:width="9.503cm" svg:height="1.729cm" svg:x="17.986cm" svg:y="8.114cm"><draw:text-box><text:p text:style-name="P51"><text:span text:style-name="T48">ФС на носії інформації має дескриптор файлу </text:span><text:span text:style-name="T49">struct inode</text:span></text:p></draw:text-box></draw:frame><draw:path draw:style-name="gr13" draw:text-style-name="P55" svg:width="2.81cm" svg:height="0.681cm" draw:transform="skewX (0.00069813170079764) rotate (-0.709999939711294) translate (4.599998606025cm 2.33585822083639cm)" svg:viewBox="0 0 2811 682" svg:d="M0 132c866-492 2811 550 2811 550"><text:p/></draw:path></draw:g><text:s/></text:p>
          </table:table-cell>
        </table:table-row>
        <table:table-row table:style-name="Таблица2.2">
          <table:table-cell table:style-name="Таблица2.A1" office:value-type="string">
            <text:p text:style-name="P10">Цей рисунок показує об’єкти, які створює ядро <text:span text:style-name="T5">в разі успішного</text:span> виконанн<text:span text:style-name="T1">я</text:span> системних викликів <text:span text:style-name="Шаблон_3a__20_Ідентифікатор">open()</text:span>, які були викликані цією програмою <text:span text:style-name="T5">за умови, що ім’я </text:span>файлу <text:span text:style-name="Шаблон_3a__20_Шляхове_20_ім_27_я">file.txt</text:span> не було <text:span text:style-name="T2">забрано</text:span>, а потім створено знов у часовому вікні між двома викликами <text:span text:style-name="T5">системного виклику</text:span> <text:span text:style-name="Шаблон_3a__20_Ідентифікатор">open()</text:span>.</text:p>
          </table:table-cell>
        </table:table-row>
      </table:table>
      <text:p text:style-name="P8">Сокет<text:span text:style-name="T3">и</text:span></text:p>
      <text:p text:style-name="Шаблон_3a__20_Звичайний_20_текст"><text:span text:style-name="Шаблон_3a__20_Термін">Сокет</text:span> (<text:span text:style-name="Шаблон_3a__20_Term">socket</text:span>) – це об’єкт ядра, який можна використовувати для різноманітних дій, що мають відношення до мережевого програмування. Сокет асоційований принаймні з одним дескриптором файлу.</text:p>
      <text:p text:style-name="Шаблон_3a__20_Звичайний_20_текст">Системний виклик <text:span text:style-name="Шаблон_3a__20_Ідентифікатор">socket()</text:span> створює сокет у вказаному комунікаційному домені, вказаного типу та протоколу.</text:p>
      <text:p text:style-name="P13"><text:span text:style-name="T6">#include</text:span><text:span text:style-name="T7"> </text:span><text:span text:style-name="T33">&lt;sys/socket.h&gt;</text:span></text:p>
      <text:p text:style-name="P25"/>
      <text:p text:style-name="P15"><text:span text:style-name="T12">int</text:span><text:span text:style-name="T7"> </text:span><text:span text:style-name="T14">socket(</text:span><text:span text:style-name="T12">int</text:span><text:span text:style-name="T7"> </text:span><text:span text:style-name="T14">domain,</text:span><text:span text:style-name="T7"> </text:span><text:span text:style-name="T12">int</text:span><text:span text:style-name="T7"> </text:span><text:span text:style-name="T14">type,</text:span><text:span text:style-name="T7"> </text:span><text:span text:style-name="T12">int</text:span><text:span text:style-name="T7"> </text:span><text:span text:style-name="T14">protocol);</text:span></text:p>
      <text:p text:style-name="Шаблон_3a__20_Звичайний_20_текст">Аргумент <text:span text:style-name="Шаблон_3a__20_Ідентифікатор">domain</text:span> визначає комунікаційний домен сокета, аргумент <text:span text:style-name="Шаблон_3a__20_Ідентифікатор">type</text:span> визначає тип сокета, аргумент <text:span text:style-name="Шаблон_3a__20_Ідентифікатор">protocol</text:span> визначає протокол у комунікаційному домені. Якщо значення аргументу <text:span text:style-name="Шаблон_3a__20_Ідентифікатор">protocol</text:span> дорівнює нулю, ядро вибере типовий протокол для вказаного комунікаційного домену для вказаного типу сокета. Якщо новий сокет було створено, то цей системний виклик поверне номер дескриптора файлу з найменшим можливим номером, з яким буде асоційований створений сокет.</text:p>
      <text:p text:style-name="Шаблон_3a__20_Звичайний_20_текст"><text:soft-page-break/>Аргумент <text:span text:style-name="Шаблон_3a__20_Ідентифікатор">domain</text:span> має мати одне зі значень <text:span text:style-name="Шаблон_3a__20_Ідентифікатор">AF_</text:span><text:span text:style-name="Шаблон_3a__20_Ідентифікатор_20_опція">*</text:span>, але не <text:span text:style-name="Шаблон_3a__20_Ідентифікатор">AF_UNSPEC</text:span>. Деякі реалізації мають макроси <text:span text:style-name="Шаблон_3a__20_Ідентифікатор">PF_</text:span><text:span text:style-name="Шаблон_3a__20_Ідентифікатор_20_опція">*</text:span>. Літери <text:span text:style-name="Шаблон_3a__20_Ідентифікатор">PF</text:span> означають <text:span text:style-name="Шаблон_3a__20_Term">protocol family</text:span> (<text:span text:style-name="Шаблон_3a__20_Термін">сімейство протоколів</text:span>). Ідея була в тому, щоб одне сімейство протоколів могло підтримувати декілька сімейств адрес. Відповідно макроси <text:span text:style-name="Шаблон_3a__20_Ідентифікатор">PF_</text:span><text:span text:style-name="Шаблон_3a__20_Ідентифікатор_20_опція">*</text:span> мали використовуватися під час створення сокетів, а макроси <text:span text:style-name="Шаблон_3a__20_Ідентифікатор">AF_</text:span><text:span text:style-name="Шаблон_3a__20_Ідентифікатор_20_опція">*</text:span> мали використовуватися в структурах адрес сокетів. Насправді це не було реалізовано, тому макроси <text:span text:style-name="Шаблон_3a__20_Ідентифікатор">PF_</text:span><text:span text:style-name="Шаблон_3a__20_Ідентифікатор_20_опція">*</text:span> можуть бути визначені в <text:span text:style-name="Шаблон_3a__20_Ідентифікатор">&lt;sys/socket.h&gt;</text:span> та мають такі самі значення як відповідні за ім’ям макроси <text:span text:style-name="Шаблон_3a__20_Ідентифікатор">AF_*</text:span>. У <text:span text:style-name="Шаблон_3a__20_Ідентифікатор">struct addrinfo</text:span> є тільки поле зі значенням сімейства адрес, хоча мало б бути також поле зі значенням сімейства протоколів. SUSv4 визначає префікс <text:span text:style-name="Шаблон_3a__20_Ідентифікатор">PF_</text:span> зарезервованим, але не визначає жодного макросу із цим префіксом. У деяких вихідних кодах ядер та програм користувача буває плутанина з використанням цих макросів, назв відповідних полів та/або в коментарях, які мають відношення до використання цих макросів.</text:p>
      <text:p text:style-name="Шаблон_3a__20_Звичайний_20_текст">Системний виклик <text:span text:style-name="Шаблон_3a__20_Ідентифікатор">close()</text:span> закриває дескриптор файлу.</text:p>
      <text:p text:style-name="P13"><text:span text:style-name="T6">#include</text:span><text:span text:style-name="T7"> </text:span><text:span text:style-name="T33">&lt;unistd.h&gt;</text:span></text:p>
      <text:p text:style-name="P25"/>
      <text:p text:style-name="P15"><text:span text:style-name="T12">int</text:span><text:span text:style-name="T7"> </text:span><text:span text:style-name="T14">close(</text:span><text:span text:style-name="T12">int</text:span><text:span text:style-name="T7"> </text:span><text:span text:style-name="T14">fd);</text:span></text:p>
      <text:p text:style-name="Шаблон_3a__20_Звичайний_20_текст"><text:soft-page-break/>Деякі системи мають нестандартні системні виклики <text:span text:style-name="Шаблон_3a__20_Ідентифікатор">closefrom()</text:span> та/або <text:span text:style-name="Шаблон_3a__20_Ідентифікатор">close_range()</text:span>, які закривають усі дескриптори файлів, починаючи з вказаного або у вказаному діапазоні. Зрозуміло, що ядро використовує оптимальний спосіб для закриття відкритих дескрипторів файлів у вказаному діапазоні.</text:p>
      <text:p text:style-name="Шаблон_3a__20_Звичайний_20_текст">Програма може мати багато відкритих дескрипторів файлів у певному діапазоні, які їй треба закрити. Замість виклику системного виклику <text:span text:style-name="Шаблон_3a__20_Ідентифікатор">close()</text:span> у циклі для кожного відкритого дескриптора файлу (кожний раз режими виконання буде змінюватися), можна викликати один із цих системних викликів.</text:p>
      <text:p text:style-name="Шаблон_3a__20_Звичайний_20_текст">Програма може не знати, які дескриптори файлів відкриті, і їй треба закрити всі відкриті дескриптори файлів, починаючи з вказаного. Програмі треба викликати <text:span text:style-name="Шаблон_3a__20_Ідентифікатор">sysconf(_SC_OPEN_MAX)</text:span>, щоб отримати максимальний номер дескриптора файлу. Але ця функція може повернути <text:span text:style-name="Шаблон_3a__20_Ідентифікатор">-1</text:span>, доведеться вгадувати максимальний номер дескриптора файлу або закривати всі можливі дескриптори файлів починаючи з вказаного. Замість виклику системного виклику <text:span text:style-name="Шаблон_3a__20_Ідентифікатор">close()</text:span> для всіх можливих відкритих та не відкритих дескрипторів файлів, починаючи із вказаного, можна викликати один із цих системних викликів.</text:p>
      <text:p text:style-name="Шаблон_3a__20_Звичайний_20_текст"><text:soft-page-break/>Якщо системний виклик <text:span text:style-name="Шаблон_3a__20_Ідентифікатор">close()</text:span> застосовано до дескриптора файлу, з яким асоційований сокет, і більше нема дескрипторів файлів, які посилаються на цей сокет, то успішне виконання цього системного виклику може не означати успішне відправлення даних, які раніше були відправлені в цей сокет (лекція 4 та лекція 9).</text:p>
      <text:p text:style-name="Шаблон_3a__20_Звичайний_20_текст">Атрибути об’єкта ядра, асоційованого з дескриптором файлу, можна отримати за допомогою системного виклику <text:span text:style-name="Шаблон_3a__20_Ідентифікатор">fstat()</text:span>. Мабуть, тільки поле <text:span text:style-name="Шаблон_3a__20_Ідентифікатор">st_mode</text:span> у <text:span text:style-name="Шаблон_3a__20_Ідентифікатор">struct stat</text:span> може бути в пригоді в програмі, яка відповідає POSIX. Значення цього поля з маскою <text:span text:style-name="Шаблон_3a__20_Ідентифікатор">S_IFMT</text:span> кодує тип об’єкта ядра. Значення <text:span text:style-name="Шаблон_3a__20_Ідентифікатор">S_IFSOCK</text:span> позначає сокет, також для значення цього поля можна застосовувати макрос <text:span text:style-name="Шаблон_3a__20_Ідентифікатор">S_ISSOCK()</text:span>.</text:p>
      <text:p text:style-name="Шаблон_3a__20_Звичайний_20_текст">Приклад програми на C, яка створює TCP-сокет у комунікаційному домені Internet IPv4 та перевіряє чи повернутий дескриптор файлу посилається на сокет.</text:p>
      <text:p text:style-name="P12"><text:span text:style-name="T6">#include</text:span><text:span text:style-name="T7"> </text:span><text:span text:style-name="T33">&lt;sys/socket.h&gt;</text:span></text:p>
      <text:p text:style-name="P12"><text:span text:style-name="T6">#include</text:span><text:span text:style-name="T7"> </text:span><text:span text:style-name="T33">&lt;sys/stat.h&gt;</text:span></text:p>
      <text:p text:style-name="P12"><text:span text:style-name="T6">#include</text:span><text:span text:style-name="T7"> </text:span><text:span text:style-name="T33">&lt;stdio.h&gt;</text:span></text:p>
      <text:p text:style-name="P12"><text:span text:style-name="T6">#include</text:span><text:span text:style-name="T7"> </text:span><text:span text:style-name="T33">&lt;unistd.h&gt;</text:span></text:p>
      <text:p text:style-name="P23"/>
      <text:p text:style-name="P41"><text:soft-page-break/>int<text:span text:style-name="T8"/></text:p>
      <text:p text:style-name="P12"><text:span text:style-name="T14">main(</text:span><text:span text:style-name="T12">void</text:span><text:span text:style-name="T14">)</text:span></text:p>
      <text:p text:style-name="P34">{<text:span text:style-name="T8"/></text:p>
      <text:p text:style-name="P12"><text:span text:style-name="T7"><text:s text:c="4"/></text:span><text:span text:style-name="T24">struct</text:span><text:span text:style-name="T7"> </text:span><text:span text:style-name="T14">stat</text:span><text:span text:style-name="T7"> </text:span><text:span text:style-name="T14">statbuf;</text:span></text:p>
      <text:p text:style-name="P12"><text:span text:style-name="T7"><text:s text:c="4"/></text:span><text:span text:style-name="T12">int</text:span><text:span text:style-name="T7"> </text:span><text:span text:style-name="T14">fd;</text:span></text:p>
      <text:p text:style-name="P23"/>
      <text:p text:style-name="P12"><text:span text:style-name="T7"><text:s text:c="4"/></text:span><text:span text:style-name="T14">fd</text:span><text:span text:style-name="T7"> </text:span><text:span text:style-name="T14">=</text:span><text:span text:style-name="T7"> </text:span><text:span text:style-name="T14">socket(AF_INET,</text:span><text:span text:style-name="T7"> </text:span><text:span text:style-name="T14">SOCK_STREAM,</text:span><text:span text:style-name="T7"> </text:span><text:span text:style-name="T14">0);</text:span></text:p>
      <text:p text:style-name="P12"><text:span text:style-name="T7"><text:s text:c="4"/></text:span><text:span text:style-name="T24">if</text:span><text:span text:style-name="T7"> </text:span><text:span text:style-name="T14">(fd</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socket()"</text:span><text:span text:style-name="T14">);</text:span></text:p>
      <text:p text:style-name="P23"/>
      <text:p text:style-name="P12"><text:span text:style-name="T7"><text:s text:c="4"/></text:span><text:span text:style-name="T24">if</text:span><text:span text:style-name="T7"> </text:span><text:span text:style-name="T14">(fstat(fd,</text:span><text:span text:style-name="T7"> </text:span><text:span text:style-name="T14">&amp;statbuf)</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fstat()"</text:span><text:span text:style-name="T14">);</text:span></text:p>
      <text:p text:style-name="P12"><text:span text:style-name="T7"><text:s text:c="4"/></text:span><text:span text:style-name="T14">printf(</text:span><text:span text:style-name="T25">"fd %d refers to "</text:span><text:span text:style-name="T14">,</text:span><text:span text:style-name="T7"> </text:span><text:span text:style-name="T14">fd);</text:span></text:p>
      <text:p text:style-name="P12"><text:span text:style-name="T7"><text:s text:c="4"/></text:span><text:span text:style-name="T24">if</text:span><text:span text:style-name="T7"> </text:span><text:span text:style-name="T14">(S_ISSOCK(statbuf.st_mode))</text:span></text:p>
      <text:p text:style-name="P12"><text:span text:style-name="T7"><text:s text:c="8"/></text:span><text:span text:style-name="T14">printf(</text:span><text:span text:style-name="T25">"a socket</text:span><text:span text:style-name="T26">\n</text:span><text:span text:style-name="T25">"</text:span><text:span text:style-name="T14">);</text:span></text:p>
      <text:p text:style-name="P12"><text:span text:style-name="T7"><text:s text:c="4"/></text:span><text:span text:style-name="T24">else</text:span></text:p>
      <text:p text:style-name="P12"><text:span text:style-name="T7"><text:s text:c="8"/></text:span><text:span text:style-name="T14">printf(</text:span><text:span text:style-name="T25">"some another kernel object</text:span><text:span text:style-name="T26">\n</text:span><text:span text:style-name="T25">"</text:span><text:span text:style-name="T14">);</text:span></text:p>
      <text:p text:style-name="P23"/>
      <text:p text:style-name="P12"><text:span text:style-name="T7"><text:s text:c="4"/></text:span><text:span text:style-name="T24">if</text:span><text:span text:style-name="T7"> </text:span><text:span text:style-name="T14">(close(fd)</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close()"</text:span><text:span text:style-name="T14">);</text:span></text:p>
      <text:p text:style-name="P33">}</text:p>
      <text:p text:style-name="Шаблон_3a__20_Коментар">// <text:span text:style-name="T34">Запускаємо програму.</text:span></text:p>
      <text:p text:style-name="P18"><text:span text:style-name="T24">$ </text:span><text:span text:style-name="T14">./</text:span><text:span text:style-name="T17">a.out</text:span></text:p>
      <text:p text:style-name="P35">fd 3 refers to a socket</text:p>
      <text:p text:style-name="P29">$ </text:p>
      <text:p text:style-name="P7">Дублювання дескриптора файлу</text:p>
      <text:p text:style-name="Шаблон_3a__20_Звичайний_20_текст">Один дескриптор відкритого файлу асоційований принаймні з одним дескриптором файлу, але він може бути асоційований із кількома дескрипторами файлів, навіть різних процесів. Процес користувача може явно запросити ядро дублювати дескриптор файлу. Після успішного дублювання обидва дескриптори файлів посилатимуться на той самий дескриптор відкритого файлу. Серед дескрипторів файлів, які посилаються на один дескриптор відкритого файлу, нема першого чи головного дескриптора файлу, процес користувача навіть не може визначити який дескриптор файлу з них є оригінальний, а який є дубльований.</text:p>
      <text:p text:style-name="Шаблон_3a__20_Звичайний_20_текст">Процесу користувача може бути потрібно явно дублювати дескриптор файлу для того, щоб він мав або не мав певний номер. Зазвичай системні виклики, які повертають дескриптор файлу, повертають дескриптор файлу з найменшим можливим номером (це визначено в POSIX). Процес користувача має напередвизначені дескриптори файлів <text:span text:style-name="Шаблон_3a__20_Ідентифікатор">STDIN_FILENO</text:span>, <text:span text:style-name="Шаблон_3a__20_Ідентифікатор">STDOUT_FILENO</text:span> та <text:span text:style-name="Шаблон_3a__20_Ідентифікатор">STDERR_FILENO</text:span>, (визначені в <text:span text:style-name="Шаблон_3a__20_Ідентифікатор">&lt;unistd.h&gt;</text:span>) які дорівнюють першим трьом номерам дескрипторів файлів. Зазвичай процес користувача дублює дескриптори файлів із цими <text:soft-page-break/>номерами або в дескриптори файлів із цими номерами. Процес користувача може мати якийсь (або всі) із цих дескрипторів файлів закритим, відповідно системний виклик <text:span text:style-name="Шаблон_3a__20_Ідентифікатор">open()</text:span> поверне один із цих дескрипторів файлів. Програма може не працювати зі standard input, standard output або standard error, але це може робити якась функція бібліотеки. Це не є правильним, але іноді функції бібліотек можуть щось виводити в standard error у разі помилки.</text:p>
      <text:p text:style-name="Шаблон_3a__20_Звичайний_20_текст">Системні виклики <text:span text:style-name="Шаблон_3a__20_Ідентифікатор">dup()</text:span> та <text:span text:style-name="Шаблон_3a__20_Ідентифікатор">dup2()</text:span> дублюють вказаний дескриптор файлу.</text:p>
      <text:p text:style-name="P16"><text:span text:style-name="T6">#include</text:span><text:span text:style-name="T7"> </text:span><text:span text:style-name="T33">&lt;unistd.h&gt;</text:span></text:p>
      <text:p text:style-name="P26"/>
      <text:p text:style-name="P16"><text:span text:style-name="T12">int</text:span><text:span text:style-name="T7"> </text:span><text:span text:style-name="T14">dup(</text:span><text:span text:style-name="T12">int</text:span><text:span text:style-name="T7"> </text:span><text:span text:style-name="T14">fd);</text:span></text:p>
      <text:p text:style-name="P17"><text:span text:style-name="T12">int</text:span><text:span text:style-name="T7"> </text:span><text:span text:style-name="T14">dup2(</text:span><text:span text:style-name="T12">int</text:span><text:span text:style-name="T7"> </text:span><text:span text:style-name="T14">fd1,</text:span><text:span text:style-name="T7"> </text:span><text:span text:style-name="T12">int</text:span><text:span text:style-name="T7"> </text:span><text:span text:style-name="T14">fd2);</text:span></text:p>
      <text:p text:style-name="Шаблон_3a__20_Звичайний_20_текст">Системний виклик <text:span text:style-name="Шаблон_3a__20_Ідентифікатор">dup()</text:span> дублює дескриптор файлу <text:span text:style-name="Шаблон_3a__20_Ідентифікатор">fd</text:span> у вільний дескриптор файлу з найменшим можливим номером. У разі успішного виконання цей номер буде повернуто та новий дескриптор файлу посилатиметься на дескриптор відкритого файлу, на який посилається дескриптор файлу <text:span text:style-name="Шаблон_3a__20_Ідентифікатор">fd</text:span>.</text:p>
      <text:p text:style-name="Шаблон_3a__20_Звичайний_20_текст">Системний виклик <text:span text:style-name="Шаблон_3a__20_Ідентифікатор">dup2()</text:span> дублює дескриптор файлу <text:span text:style-name="Шаблон_3a__20_Ідентифікатор">fd1</text:span> у дескриптор файлу <text:span text:style-name="Шаблон_3a__20_Ідентифікатор">fd2</text:span>. Якщо <text:span text:style-name="Шаблон_3a__20_Ідентифікатор">fd1</text:span> дорівнює <text:span text:style-name="Шаблон_3a__20_Ідентифікатор">fd2</text:span>, то дескриптор файлу <text:span text:style-name="Шаблон_3a__20_Ідентифікатор">fd2</text:span> не буде закрито, а прапорці <text:soft-page-break/>дескриптора файлу <text:span text:style-name="Шаблон_3a__20_Ідентифікатор">fd2</text:span> не буде змінено (лекція 6). Якщо <text:span text:style-name="Шаблон_3a__20_Ідентифікатор">fd1</text:span> не дорівнює <text:span text:style-name="Шаблон_3a__20_Ідентифікатор">fd2</text:span>, то дескриптор файлу <text:span text:style-name="Шаблон_3a__20_Ідентифікатор">fd2</text:span> буде закрито перед дублюванням, а прапорці дескриптора файлу <text:span text:style-name="Шаблон_3a__20_Ідентифікатор">fd2</text:span> будуть скидані. Якщо не вдасться закрити дескриптор файлу <text:span text:style-name="Шаблон_3a__20_Ідентифікатор">fd2</text:span>, то він буде посилатися на той самий дескриптор відкритого файлу. Якщо <text:span text:style-name="Шаблон_3a__20_Ідентифікатор">fd1</text:span> є некоректний дескриптор файлу, то дескриптор файлу <text:span text:style-name="Шаблон_3a__20_Ідентифікатор">fd2</text:span> не буде закрито. У разі успішного виконання значення <text:span text:style-name="Шаблон_3a__20_Ідентифікатор">fd2</text:span> буде повернуто та дескриптор файлу <text:span text:style-name="Шаблон_3a__20_Ідентифікатор">fd2</text:span> посилатиметься на дескриптор відкритого файлу, на який посилається дескриптор файлу <text:span text:style-name="Шаблон_3a__20_Ідентифікатор">fd1</text:span>.</text:p>
      <text:p text:style-name="Шаблон_3a__20_Звичайний_20_текст">Системний виклик <text:span text:style-name="Шаблон_3a__20_Ідентифікатор">fcntl()</text:span> застосовує вказану команду до вказаного дескриптора файлу або до об’єкта ядра, асоційованого з вказаним дескриптором файлу.</text:p>
      <text:p text:style-name="P14"><text:span text:style-name="T6">#include</text:span><text:span text:style-name="T7"> </text:span><text:span text:style-name="T11">&lt;fcntl.h&gt;</text:span></text:p>
      <text:p text:style-name="P24"/>
      <text:p text:style-name="P43"><text:span text:style-name="T13">int</text:span><text:span text:style-name="T9"> </text:span><text:span text:style-name="T15">fcntl(</text:span><text:span text:style-name="T13">int</text:span><text:span text:style-name="T9"> </text:span><text:span text:style-name="T15">fd,</text:span><text:span text:style-name="T9"> </text:span><text:span text:style-name="T13">int</text:span><text:span text:style-name="T9"> </text:span><text:span text:style-name="T15">cmd,</text:span><text:span text:style-name="T9"> </text:span><text:span text:style-name="T15">...);</text:span></text:p>
      <text:p text:style-name="Шаблон_3a__20_Звичайний_20_текст">Системний виклик <text:span text:style-name="Шаблон_3a__20_Ідентифікатор">fcntl()</text:span> з командою <text:span text:style-name="Шаблон_3a__20_Ідентифікатор">F_DUPFD</text:span> (перший аргумент) дублює дескриптор файлу, вказаний у другому аргументі. Дескриптор файлу, номер якого вказаний у другому аргументі, буде дубльовано у вільний дескриптор файлу з номером, який більший, ніж або дорівнює значенню третього <text:soft-page-break/>аргументу, яке має мати тип <text:span text:style-name="Шаблон_3a__20_Ідентифікатор">int</text:span>. У разі успішного виконання номер дубльованого дескриптора файлу буде повернуто та цей дескриптор файлу посилатиметься на дескриптор відкритого файлу, на який посилається дескриптор файлу, вказаний у другому аргументі. Відповідно виклик <text:span text:style-name="Шаблон_3a__20_Ідентифікатор">dup(fd)</text:span> є еквівалентним виклику <text:span text:style-name="Шаблон_3a__20_Ідентифікатор">fcntl(fd, F_DUPFD, 0)</text:span>.</text:p>
      <text:p text:style-name="P44"/>
      <table:table table:name="Таблица3" table:style-name="Таблица3">
        <table:table-column table:style-name="Таблица3.A"/>
        <table:table-row table:style-name="Таблица3.1">
          <table:table-cell table:style-name="Таблица3.A1" office:value-type="string">
            <text:p text:style-name="P4"><draw:g text:anchor-type="paragraph" draw:z-index="1" draw:name="Груповий об'єкт 2" draw:style-name="gr11"><draw:frame draw:style-name="gr12" draw:text-style-name="P53" svg:width="13.535cm" svg:height="2.58cm" svg:x="1.37cm" svg:y="8.826cm"><draw:text-box><text:p text:style-name="P51"><text:span text:style-name="T40">int</text:span><text:span text:style-name="T41"> </text:span><text:span text:style-name="T42">fd1</text:span><text:span text:style-name="T41"> </text:span><text:span text:style-name="T42">=</text:span><text:span text:style-name="T41"> </text:span><text:span text:style-name="T42">open(</text:span><text:span text:style-name="T47">"file.txt"</text:span><text:span text:style-name="T42">,</text:span><text:span text:style-name="T41"> </text:span><text:span text:style-name="T42">O_RDWR);</text:span></text:p><text:p text:style-name="P51"><text:span text:style-name="T40">int</text:span><text:span text:style-name="T41"> </text:span><text:span text:style-name="T42">fd2</text:span><text:span text:style-name="T41"> </text:span><text:span text:style-name="T42">=</text:span><text:span text:style-name="T41"> </text:span><text:span text:style-name="T42">open(</text:span><text:span text:style-name="T47">"file.txt"</text:span><text:span text:style-name="T42">,</text:span><text:span text:style-name="T41"> </text:span><text:span text:style-name="T42">O_RDONLY|O_CLOEXEC);</text:span></text:p><text:p text:style-name="P51"><text:span text:style-name="T40">int</text:span><text:span text:style-name="T41"> </text:span><text:span text:style-name="T42">fd3</text:span><text:span text:style-name="T41"> </text:span><text:span text:style-name="T42">=</text:span><text:span text:style-name="T41"> </text:span><text:span text:style-name="T42">dup(fd2);</text:span></text:p><text:p text:style-name="P51"><text:span text:style-name="T42">pause();</text:span></text:p></draw:text-box></draw:frame><draw:frame draw:style-name="gr9" draw:text-style-name="P58" svg:width="3.897cm" svg:height="3.449cm" svg:x="1.236cm" svg:y="0.444cm"><draw:image xlink:href="Pictures/2000008900000F8200000DC02582AA21.svm" xlink:type="simple" xlink:show="embed" xlink:actuate="onLoad" draw:mime-type="image/x-svm"><text:p/></draw:image></draw:frame><draw:frame draw:style-name="gr7" draw:text-style-name="P54" svg:width="1.244cm" svg:height="0.863cm" svg:x="0.111cm" svg:y="1.332cm"><draw:text-box><text:p text:style-name="P51"><text:span text:style-name="T46">fd1</text:span></text:p></draw:text-box></draw:frame><draw:frame draw:style-name="gr7" draw:text-style-name="P54" svg:width="1.244cm" svg:height="0.863cm" svg:x="0.111cm" svg:y="2.159cm"><draw:text-box><text:p text:style-name="P51"><text:span text:style-name="T46">fd2</text:span></text:p></draw:text-box></draw:frame><draw:line draw:style-name="gr13" draw:text-style-name="P55" svg:x1="4.495cm" svg:y1="1.843cm" svg:x2="6.321cm" svg:y2="0.969cm"><text:p/></draw:line><draw:path draw:style-name="gr13" draw:text-style-name="P55" svg:width="2.81cm" svg:height="0.683cm" draw:transform="skewX (0.0006981317007977) rotate (-0.709301808010496) translate (4.5804373290645cm 2.45746641490283cm)" svg:viewBox="0 0 2811 684" svg:d="M0 132c866-492 2811 552 2811 552"><text:p/></draw:path><draw:frame draw:style-name="gr2" draw:text-style-name="P52" svg:width="7.654cm" svg:height="4.326cm" svg:x="6.156cm" svg:y="4.537cm"><draw:text-box><text:p text:style-name="P51"><text:span text:style-name="T39">struct file {</text:span></text:p><text:p text:style-name="P51"><text:span text:style-name="T39"><text:s text:c="4"/></text:span><text:span text:style-name="T39">int f_type; (VNODE)</text:span></text:p><text:p text:style-name="P51"><text:span text:style-name="T39"><text:s text:c="4"/></text:span><text:span text:style-name="T39">int f_flags; (RDONLY)</text:span></text:p><text:p text:style-name="P51"><text:span text:style-name="T39"><text:s text:c="4"/></text:span><text:span text:style-name="T39">off_t f_offset;</text:span></text:p><text:p text:style-name="P51"><text:span text:style-name="T39"><text:s text:c="4"/></text:span><text:span text:style-name="T39">struct vnode *f_vnode;</text:span></text:p><text:p text:style-name="P51"><text:span text:style-name="T39"><text:s text:c="4"/></text:span><text:span text:style-name="T39">...</text:span></text:p><text:p text:style-name="P51"><text:span text:style-name="T39">};</text:span></text:p></draw:text-box></draw:frame><draw:frame draw:style-name="gr14" draw:text-style-name="P52" svg:width="7.624cm" svg:height="4.328cm" svg:x="6.156cm" svg:y="0.425cm"><draw:text-box><text:p text:style-name="P51"><text:span text:style-name="T39">struct file {</text:span></text:p><text:p text:style-name="P51"><text:span text:style-name="T39"><text:s text:c="4"/></text:span><text:span text:style-name="T39">int f_type; (VNODE)</text:span></text:p><text:p text:style-name="P51"><text:span text:style-name="T39"><text:s text:c="4"/></text:span><text:span text:style-name="T39">int f_flags; (RDWR)</text:span></text:p><text:p text:style-name="P51"><text:span text:style-name="T39"><text:s text:c="4"/></text:span><text:span text:style-name="T39">off_t f_offset;</text:span></text:p><text:p text:style-name="P51"><text:span text:style-name="T39"><text:s text:c="4"/></text:span><text:span text:style-name="T39">struct vnode *f_vnode;</text:span></text:p><text:p text:style-name="P51"><text:span text:style-name="T39"><text:s text:c="4"/></text:span><text:span text:style-name="T39">...</text:span></text:p><text:p text:style-name="P51"><text:span text:style-name="T39">};</text:span></text:p></draw:text-box></draw:frame><draw:frame draw:style-name="gr4" draw:text-style-name="P52" svg:width="5.217cm" svg:height="2.488cm" svg:x="15.093cm" svg:y="1.348cm"><draw:text-box><text:p text:style-name="P51"><text:span text:style-name="T39">struct vnode {</text:span></text:p><text:p text:style-name="P51"><text:span text:style-name="T39"><text:s text:c="4"/></text:span><text:span text:style-name="T39">...</text:span></text:p><text:p text:style-name="P51"><text:span text:style-name="T39"><text:s text:c="4"/></text:span><text:span text:style-name="T39">void *v_data;</text:span></text:p><text:p text:style-name="P51"><text:span text:style-name="T39">};</text:span></text:p></draw:text-box></draw:frame><draw:frame draw:style-name="gr15" draw:text-style-name="P52" svg:width="5.178cm" svg:height="1.997cm" svg:x="21.636cm" svg:y="1.723cm"><draw:text-box><text:p text:style-name="P51"><text:span text:style-name="T39">struct fs_inode {</text:span></text:p><text:p text:style-name="P51"><text:span text:style-name="T39"><text:s text:c="4"/></text:span><text:span text:style-name="T39">...</text:span></text:p><text:p text:style-name="P51"><text:span text:style-name="T39">};</text:span></text:p></draw:text-box></draw:frame><draw:custom-shape draw:style-name="gr16" draw:text-style-name="P59" svg:width="1.502cm" svg:height="2.001cm" svg:x="22.856cm" svg:y="5.99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line draw:style-name="gr8" draw:text-style-name="P60" svg:x1="13.403cm" svg:y1="3.033cm" svg:x2="15.203cm" svg:y2="1.763cm"><text:p/></draw:line><draw:line draw:style-name="gr8" draw:text-style-name="P60" svg:x1="19.965cm" svg:y1="2.848cm" svg:x2="21.652cm" svg:y2="2.137cm"><text:p/></draw:line><draw:line draw:style-name="gr8" draw:text-style-name="P55" svg:x1="13.43cm" svg:y1="7.161cm" svg:x2="15.203cm" svg:y2="2.027cm"><text:p/></draw:line><draw:frame draw:style-name="gr17" draw:text-style-name="P61" svg:width="9.503cm" svg:height="1.729cm" svg:x="17.986cm" svg:y="8.221cm"><draw:text-box><text:p text:style-name="P51"><text:span text:style-name="T48">ФС на носії інформації має дескриптор файлу </text:span><text:span text:style-name="T49">struct inode</text:span></text:p></draw:text-box></draw:frame><draw:frame draw:style-name="gr7" draw:text-style-name="P54" svg:width="1.244cm" svg:height="0.863cm" svg:x="0.111cm" svg:y="2.933cm"><draw:text-box><text:p text:style-name="P51"><text:span text:style-name="T46">fd3</text:span></text:p></draw:text-box></draw:frame><draw:line draw:style-name="gr13" draw:text-style-name="P55" svg:x1="4.484cm" svg:y1="3.531cm" svg:x2="6.08cm" svg:y2="4.945cm"><text:p/></draw:line></draw:g></text:p>
          </table:table-cell>
        </table:table-row>
        <table:table-row>
          <table:table-cell table:style-name="Таблица3.A1" office:value-type="string">
            <text:p text:style-name="P45">Цей рисунок показує об’єкти, які створює ядро в разі успішного виконання системних викликів <text:span text:style-name="Шаблон_3a__20_Ідентифікатор">open()</text:span> та <text:span text:style-name="Шаблон_3a__20_Ідентифікатор">dup()</text:span>, які були викликані цією програмою за умови, що ім’я файлу <text:span text:style-name="Шаблон_3a__20_Шляхове_20_ім_27_я">file.txt</text:span> не було забрано, а потім створено знов у часовому вікні між двома викликами системного виклику <text:span text:style-name="Шаблон_3a__20_Ідентифікатор">open()</text:span>.</text:p>
          </table:table-cell>
        </table:table-row>
      </table:table>
      <text:p text:style-name="Шаблон_3a__20_Звичайний_20_текст"><text:soft-page-break/>Ядро дублює дескриптори файлів під час створення нового процесу системним викликом <text:span text:style-name="Шаблон_3a__20_Ідентифікатор">fork()</text:span> (пояснено далі) та за певних умов під час запуску програми функціями <text:span text:style-name="Шаблон_3a__20_Ідентифікатор">posix_spawn</text:span><text:span text:style-name="Шаблон_3a__20_Ідентифікатор_20_опція">*</text:span><text:span text:style-name="Шаблон_3a__20_Ідентифікатор">()</text:span>.</text:p>
      <text:p text:style-name="Шаблон_3a__20_Звичайний_20_текст">Дескриптор файлу також можна відправити іншому процесу в допоміжних даних (ancillary data) через сокет комунікаційного домену Unix (лекція 11). Таке відправлення дескриптора файлу є запитом ядру дублювати дескриптор файлу в іншому процесі. Відправлення дескриптора файлу іншому процесу є єдиним способом дублювати дескриптор файлу в непов’язаному (unrelated) процесі.</text:p>
      <text:p text:style-name="Шаблон_3a__20_Звичайний_20_текст">Програма на C, яка показує використання дубльованого дескриптора файлу, який посилається на відкритий файл.</text:p>
      <text:p text:style-name="P12"><text:span text:style-name="T6">#include</text:span><text:span text:style-name="T7"> </text:span><text:span text:style-name="T11">&lt;fcntl.h&gt;</text:span></text:p>
      <text:p text:style-name="P12"><text:span text:style-name="T6">#include</text:span><text:span text:style-name="T7"> </text:span><text:span text:style-name="T11">&lt;stdint.h&gt;</text:span></text:p>
      <text:p text:style-name="P12"><text:span text:style-name="T6">#include</text:span><text:span text:style-name="T7"> </text:span><text:span text:style-name="T11">&lt;stdio.h&gt;</text:span></text:p>
      <text:p text:style-name="P12"><text:span text:style-name="T6">#include</text:span><text:span text:style-name="T7"> </text:span><text:span text:style-name="T11">&lt;unistd.h&gt;</text:span></text:p>
      <text:p text:style-name="P23"/>
      <text:p text:style-name="P12"><text:span text:style-name="T24">static</text:span><text:span text:style-name="T7"> </text:span><text:span text:style-name="T12">void</text:span></text:p>
      <text:p text:style-name="P12"><text:span text:style-name="T14">print_file_offset(</text:span><text:span text:style-name="T24">const</text:span><text:span text:style-name="T7"> </text:span><text:span text:style-name="T12">char</text:span><text:span text:style-name="T7"> </text:span><text:span text:style-name="T14">*msg,</text:span><text:span text:style-name="T7"> </text:span><text:span text:style-name="T12">int</text:span><text:span text:style-name="T7"> </text:span><text:span text:style-name="T14">fd)</text:span></text:p>
      <text:p text:style-name="P34">{<text:span text:style-name="T8"/></text:p>
      <text:p text:style-name="P12"><text:span text:style-name="T7"><text:s text:c="4"/></text:span><text:span text:style-name="T12">off_t</text:span><text:span text:style-name="T7"> </text:span><text:span text:style-name="T14">offset;</text:span></text:p>
      <text:p text:style-name="P23"/>
      <text:p text:style-name="P12"><text:soft-page-break/><text:span text:style-name="T7"><text:s text:c="4"/></text:span><text:span text:style-name="T14">offset</text:span><text:span text:style-name="T7"> </text:span><text:span text:style-name="T14">=</text:span><text:span text:style-name="T7"> </text:span><text:span text:style-name="T14">lseek(fd,</text:span><text:span text:style-name="T7"> </text:span><text:span text:style-name="T14">0,</text:span><text:span text:style-name="T7"> </text:span><text:span text:style-name="T14">SEEK_CUR);</text:span></text:p>
      <text:p text:style-name="P12"><text:span text:style-name="T7"><text:s text:c="4"/></text:span><text:span text:style-name="T24">if</text:span><text:span text:style-name="T7"> </text:span><text:span text:style-name="T14">(offset</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lseek()"</text:span><text:span text:style-name="T14">);</text:span></text:p>
      <text:p text:style-name="P12"><text:span text:style-name="T7"><text:s text:c="4"/></text:span><text:span text:style-name="T14">printf(</text:span><text:span text:style-name="T25">"%-30s: %7jd</text:span><text:span text:style-name="T26">\n</text:span><text:span text:style-name="T25">"</text:span><text:span text:style-name="T14">,</text:span><text:span text:style-name="T7"> </text:span><text:span text:style-name="T14">msg,</text:span><text:span text:style-name="T7"> </text:span><text:span text:style-name="T14">(</text:span><text:span text:style-name="T12">intmax_t</text:span><text:span text:style-name="T14">)offset);</text:span></text:p>
      <text:p text:style-name="P34">}<text:span text:style-name="T8"/></text:p>
      <text:p text:style-name="P23"/>
      <text:p text:style-name="P41">int<text:span text:style-name="T8"/></text:p>
      <text:p text:style-name="P12"><text:span text:style-name="T14">main(</text:span><text:span text:style-name="T12">void</text:span><text:span text:style-name="T14">)</text:span></text:p>
      <text:p text:style-name="P34">{<text:span text:style-name="T8"/></text:p>
      <text:p text:style-name="P12"><text:span text:style-name="T7"><text:s text:c="4"/></text:span><text:span text:style-name="T24">const</text:span><text:span text:style-name="T7"> </text:span><text:span text:style-name="T12">char</text:span><text:span text:style-name="T7"> </text:span><text:span text:style-name="T14">*pathname</text:span><text:span text:style-name="T7"> </text:span><text:span text:style-name="T14">=</text:span><text:span text:style-name="T7"> </text:span><text:span text:style-name="T25">"/tmp/file.txt"</text:span><text:span text:style-name="T14">;</text:span></text:p>
      <text:p text:style-name="P12"><text:span text:style-name="T7"><text:s text:c="4"/></text:span><text:span text:style-name="T24">const</text:span><text:span text:style-name="T7"> </text:span><text:span text:style-name="T12">char</text:span><text:span text:style-name="T7"> </text:span><text:span text:style-name="T14">text1[]</text:span><text:span text:style-name="T7"> </text:span><text:span text:style-name="T14">=</text:span><text:span text:style-name="T7"> </text:span><text:span text:style-name="T25">"some text</text:span><text:span text:style-name="T26">\n</text:span><text:span text:style-name="T25">"</text:span><text:span text:style-name="T14">;</text:span></text:p>
      <text:p text:style-name="P12"><text:span text:style-name="T7"><text:s text:c="4"/></text:span><text:span text:style-name="T24">const</text:span><text:span text:style-name="T7"> </text:span><text:span text:style-name="T12">char</text:span><text:span text:style-name="T7"> </text:span><text:span text:style-name="T14">text2[]</text:span><text:span text:style-name="T7"> </text:span><text:span text:style-name="T14">=</text:span><text:span text:style-name="T7"> </text:span><text:span text:style-name="T25">"another text</text:span><text:span text:style-name="T26">\n</text:span><text:span text:style-name="T25">"</text:span><text:span text:style-name="T14">;</text:span></text:p>
      <text:p text:style-name="P12"><text:span text:style-name="T7"><text:s text:c="4"/></text:span><text:span text:style-name="T12">int</text:span><text:span text:style-name="T7"> </text:span><text:span text:style-name="T14">fd1,</text:span><text:span text:style-name="T7"> </text:span><text:span text:style-name="T14">fd2;</text:span></text:p>
      <text:p text:style-name="P23"/>
      <text:p text:style-name="P12"><text:span text:style-name="T7"><text:s text:c="4"/></text:span><text:span text:style-name="T14">fd1</text:span><text:span text:style-name="T7"> </text:span><text:span text:style-name="T14">=</text:span><text:span text:style-name="T7"> </text:span><text:span text:style-name="T14">open(pathname,</text:span><text:span text:style-name="T7"> </text:span><text:span text:style-name="T14">O_CREAT|O_TRUNC|O_RDWR,</text:span><text:span text:style-name="T7"> </text:span><text:span text:style-name="T14">S_IRUSR|S_IWUSR);</text:span></text:p>
      <text:p text:style-name="P12"><text:span text:style-name="T7"><text:s text:c="4"/></text:span><text:span text:style-name="T24">if</text:span><text:span text:style-name="T7"> </text:span><text:span text:style-name="T14">(fd1</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open() for %s"</text:span><text:span text:style-name="T14">,</text:span><text:span text:style-name="T7"> </text:span><text:span text:style-name="T14">pathname);</text:span></text:p>
      <text:p text:style-name="P12"><text:span text:style-name="T7"><text:s text:c="4"/></text:span><text:span text:style-name="T14">print_file_offset(</text:span><text:span text:style-name="T25">"Offset for fd1 after open()"</text:span><text:span text:style-name="T14">,</text:span><text:span text:style-name="T7"> </text:span><text:span text:style-name="T14">fd1);</text:span></text:p>
      <text:p text:style-name="P23"/>
      <text:p text:style-name="P12"><text:span text:style-name="T7"><text:s text:c="4"/></text:span><text:span text:style-name="T24">if</text:span><text:span text:style-name="T7"> </text:span><text:span text:style-name="T14">(write(fd1,</text:span><text:span text:style-name="T7"> </text:span><text:span text:style-name="T14">text1,</text:span><text:span text:style-name="T7"> </text:span><text:span text:style-name="T24">sizeof</text:span><text:span text:style-name="T14">(text1)</text:span><text:span text:style-name="T7"> </text:span><text:span text:style-name="T14">-</text:span><text:span text:style-name="T7"> </text:span><text:span text:style-name="T14">1)</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write()"</text:span><text:span text:style-name="T14">);</text:span></text:p>
      <text:p text:style-name="P12"><text:span text:style-name="T7"><text:s text:c="4"/></text:span><text:span text:style-name="T14">print_file_offset(</text:span><text:span text:style-name="T25">"Offset for fd1 after write()"</text:span><text:span text:style-name="T14">,</text:span><text:span text:style-name="T7"> </text:span><text:span text:style-name="T14">fd1);</text:span></text:p>
      <text:p text:style-name="P23"/>
      <text:p text:style-name="P12"><text:span text:style-name="T7"><text:s text:c="4"/></text:span><text:span text:style-name="T14">fd2</text:span><text:span text:style-name="T7"> </text:span><text:span text:style-name="T14">=</text:span><text:span text:style-name="T7"> </text:span><text:span text:style-name="T14">dup(fd1);</text:span></text:p>
      <text:p text:style-name="P12"><text:span text:style-name="T7"><text:s text:c="4"/></text:span><text:span text:style-name="T24">if</text:span><text:span text:style-name="T7"> </text:span><text:span text:style-name="T14">(fd2</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dup()"</text:span><text:span text:style-name="T14">);</text:span></text:p>
      <text:p text:style-name="P12"><text:span text:style-name="T7"><text:s text:c="4"/></text:span><text:span text:style-name="T14">print_file_offset(</text:span><text:span text:style-name="T25">"Offset for fd2 after dup()"</text:span><text:span text:style-name="T14">,</text:span><text:span text:style-name="T7"> </text:span><text:span text:style-name="T14">fd2);</text:span></text:p>
      <text:p text:style-name="P23"/>
      <text:p text:style-name="P12"><text:soft-page-break/><text:span text:style-name="T7"><text:s text:c="4"/></text:span><text:span text:style-name="T24">if</text:span><text:span text:style-name="T7"> </text:span><text:span text:style-name="T14">(write(fd2,</text:span><text:span text:style-name="T7"> </text:span><text:span text:style-name="T14">text2,</text:span><text:span text:style-name="T7"> </text:span><text:span text:style-name="T24">sizeof</text:span><text:span text:style-name="T14">(text2)</text:span><text:span text:style-name="T7"> </text:span><text:span text:style-name="T14">-</text:span><text:span text:style-name="T7"> </text:span><text:span text:style-name="T14">1)</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write()"</text:span><text:span text:style-name="T14">);</text:span></text:p>
      <text:p text:style-name="P12"><text:span text:style-name="T7"><text:s text:c="4"/></text:span><text:span text:style-name="T14">print_file_offset(</text:span><text:span text:style-name="T25">"Offset for fd</text:span><text:span text:style-name="T27">1</text:span><text:span text:style-name="T25"> after write()"</text:span><text:span text:style-name="T14">,</text:span><text:span text:style-name="T7"> </text:span><text:span text:style-name="T14">fd</text:span><text:span text:style-name="T16">1</text:span><text:span text:style-name="T14">);</text:span></text:p>
      <text:p text:style-name="P23"/>
      <text:p text:style-name="P12"><text:span text:style-name="T7"><text:s text:c="4"/></text:span><text:span text:style-name="T24">if</text:span><text:span text:style-name="T7"> </text:span><text:span text:style-name="T14">(close(fd1)</text:span><text:span text:style-name="T7"> </text:span><text:span text:style-name="T14">&lt;</text:span><text:span text:style-name="T7"> </text:span><text:span text:style-name="T14">0</text:span><text:span text:style-name="T7"> </text:span><text:span text:style-name="T14">||</text:span><text:span text:style-name="T7"> </text:span><text:span text:style-name="T14">close(fd2)</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close()"</text:span><text:span text:style-name="T14">);</text:span></text:p>
      <text:p text:style-name="P33">}</text:p>
      <text:p text:style-name="P31">// Запускаємо програму.</text:p>
      <text:p text:style-name="P11"><text:span text:style-name="T24">$ </text:span><text:span text:style-name="T14">./a.out</text:span></text:p>
      <text:p text:style-name="P32">Offset for fd1 after open() <text:s text:c="2"/>: <text:s text:c="6"/>0</text:p>
      <text:p text:style-name="P32">Offset for fd1 after write() <text:s/>: <text:s text:c="5"/>10</text:p>
      <text:p text:style-name="P32">Offset for fd2 after dup() <text:s text:c="3"/>: <text:s text:c="5"/>10</text:p>
      <text:p text:style-name="P32">Offset for fd<text:span text:style-name="T32">1</text:span> after write() <text:s/>: <text:s text:c="5"/>23</text:p>
      <text:p text:style-name="P11"><text:span text:style-name="T24">$ </text:span><text:span text:style-name="T14">cat</text:span><text:span text:style-name="T7"> </text:span><text:span text:style-name="T14">/tmp/file.txt</text:span></text:p>
      <text:p text:style-name="P32">some text</text:p>
      <text:p text:style-name="P32">another text</text:p>
      <text:p text:style-name="P28">$</text:p>
      <text:p text:style-name="P8">Створення та завершення процесу</text:p>
      <text:p text:style-name="Шаблон_3a__20_Звичайний_20_текст">Управління процесами не є темою лекцій із мережевого програмування, але створення та завершення процесу потрібні для реалізації багатопроцесних серверів. Також сигнали не є темою лекцій із мережевого програмування, але процес може бути завершено через отримання сигналу. Тут інформацію про управління процесами надано спрощено та не повністю, але достатньо для реалізацій багатопроцесних серверів.</text:p>
      <text:p text:style-name="Шаблон_3a__20_Звичайний_20_текст"><text:span text:style-name="Шаблон_3a__20_Термін">Ідентифікатор процесу</text:span> (<text:span text:style-name="Шаблон_3a__20_Term">process identifier</text:span>, PID) – це унікальне додатне ціле число, яке ядро призначає кожному процесу під час його створення. Значення PID можна зберегти в об’єкті типу <text:span text:style-name="Шаблон_3a__20_Ідентифікатор">pid_t</text:span> (знаковий цілочисельний тип), визначений у <text:span text:style-name="Шаблон_3a__20_Ідентифікатор">&lt;sys/types.h&gt;</text:span>. У деяких системних викликах від’ємним значенням PID можна кодувати об’єкт системи, до якого застосовують системний виклик. Після звільнення інформації про завершений процес, ядро може призначити його PID новому процесу.</text:p>
      <text:p text:style-name="Шаблон_3a__20_Звичайний_20_текст">Системний виклик <text:span text:style-name="Шаблон_3a__20_Ідентифікатор">getpid()</text:span> повертає PID процесу. Системний виклик <text:span text:style-name="Шаблон_3a__20_Ідентифікатор">getppid()</text:span> повертає PID батьківського процесу (parent process ID, PPID).</text:p>
      <text:p text:style-name="P13"><text:soft-page-break/><text:span text:style-name="T6">#include</text:span><text:span text:style-name="T7"> </text:span><text:span text:style-name="T33">&lt;unistd.h&gt;</text:span></text:p>
      <text:p text:style-name="P25"/>
      <text:p text:style-name="P13"><text:span text:style-name="T12">pid_t</text:span><text:span text:style-name="T7"> </text:span><text:span text:style-name="T14">getpid(</text:span><text:span text:style-name="T12">void</text:span><text:span text:style-name="T14">);</text:span></text:p>
      <text:p text:style-name="P15"><text:span text:style-name="T12">pid_t</text:span><text:span text:style-name="T7"> </text:span><text:span text:style-name="T14">getppid(</text:span><text:span text:style-name="T12">void</text:span><text:span text:style-name="T14">);</text:span></text:p>
      <text:p text:style-name="Шаблон_3a__20_Звичайний_20_текст">Ці системні виклики завжди виконуються успішно.</text:p>
      <text:p text:style-name="Шаблон_3a__20_Звичайний_20_текст">Процес користувача може створити новий процес відповідним системним викликом. Створення нового процесу полягає в створенні нової структури процесу, призначенні йому унікального PID, створенні таблиці дескрипторів файлів, ініціалізації налаштувань опрацювання сигналів, створенні адресної карти. Під час виконання цих дій стан нового процесу є <text:span text:style-name="Шаблон_3a__20_Назва">Новий</text:span>, він не може виконуватися. Далі ядро налаштовує контекст виконання для нового процесу та додає його структуру процесу до RunQ. Ядро змінює стан нового процесу на <text:span text:style-name="Шаблон_3a__20_Назва">Готовий до роботи</text:span>, він може виконуватися. Ядро може вибрати його структуру процесу та виконати перемикання контексту на нього.</text:p>
      <text:p text:style-name="Шаблон_3a__20_Звичайний_20_текст">Яка програма буде виконуватися в новому процесі залежить від налаштувань адресної карти процесу. Адресна карта містить інформацію про діапазони адрес (регіони) адресного простору процесу та про джерела вмісту для цих діапазонів адрес. Наприклад, з яких файлів брати код, з яких файлів брати <text:soft-page-break/>початкові дані, де міститься стек і т. ін. (тут використано слово «файли», оскільки код процесу користувача може складатися з коду програми користувача та кодів використаних динамічних бібліотек). Ядро використовує адресну карту процесу для налаштування його адресного простору, ця дія є машинозалежною. В Unix під створенням нового процесу розуміють створення нового процесу, який є майже точною копією оригінального процесу.</text:p>
      <text:p text:style-name="Шаблон_3a__20_Звичайний_20_текст">Системний виклик <text:span text:style-name="Шаблон_3a__20_Ідентифікатор">fork()</text:span> створює новий процес.</text:p>
      <text:p text:style-name="P13"><text:span text:style-name="T6">#include</text:span><text:span text:style-name="T7"> </text:span><text:span text:style-name="T33">&lt;unistd.h&gt;</text:span></text:p>
      <text:p text:style-name="P25"/>
      <text:p text:style-name="P15"><text:span text:style-name="T12">pid_t</text:span><text:span text:style-name="T7"> </text:span><text:span text:style-name="T14">fork(</text:span><text:span text:style-name="T12">void</text:span><text:span text:style-name="T14">);</text:span></text:p>
      <text:p text:style-name="Шаблон_3a__20_Звичайний_20_текст">Атрибути нового процесу (дочірній процес, child process) є копіями атрибутів оригінального процесу (батьківський процес, parent process) за винятком (перелічені тільки деякі атрибути): унікальний PID, інший PPID (це PID оригінального процесу). Новий процес матиме тільки один потік, який його створював. Слово «fork» перекладають як «роздвоєння», «розгалуження».</text:p>
      <text:p text:style-name="Шаблон_3a__20_Звичайний_20_текст">Пам’ять нового процесу є копією пам’яті оригінального процесу. Зазвичай ядро налаштовує адресні простори оригінального та нового процесів так, щоб вони <text:soft-page-break/>використовували за можливості спільну пам’ять, відтерміновуючи фізичне копіювання пам’яті. Це так зване <text:span text:style-name="Шаблон_3a__20_Термін">ледаче копіювання</text:span> (<text:span text:style-name="Шаблон_3a__20_Term">lazy copying</text:span>). Для реалізації цього ядро послуговується властивостями сторінкової пам’яті. Регіони адресної карти оригінального процесу, які відображені без дозволу на модифікацію (це код та read-only дані файлів програми) будуть відображені з такими самими дозволами на доступу в новому процесі в ту саму фізичну пам’ять (це буде спільна пам’ять для двох процесів). Власне, саме так ядро відображає вміст будь-якого файлу з дозволами на доступ read-only або read-execute у будь-якому адресному просторі. Регіони адресної карти оригінального процесу, які відображені з дозволами на модифікацію (це дані та стек програми, це <text:span text:style-name="Шаблон_3a__20_Термін">анонімна пам’ять</text:span> (<text:span text:style-name="Шаблон_3a__20_Term">anonymous memory</text:span>) її вміст процес створює під час свого виконання) будуть відображені в обох процесах із правами дозволами на доступу read-only (це буде спільна пам’ять для двох процесів). Під час модифікації даних у цій пам’яті (ця модифікація не вдасться через неможливість модифікувати вміст пам’яті, яка відображена з дозволами на доступу read-only, буде згенерована відповідна виняткова ситуація) ядро виконає фізичне копіювання вмісту відповідної фізичної сторінки у вільну фізичну сторінку, змінить відображення та дозволи на доступ на read-write <text:soft-page-break/>відповідної віртуальної сторінки. Реалізацію ледачого копіювання для сторінкової пам’яті називають <text:span text:style-name="Шаблон_3a__20_Term">copy-on-write</text:span> (COW).</text:p>
      <text:p text:style-name="Шаблон_3a__20_Звичайний_20_текст">Новий процес має копію таблиці дескрипторів файлів оригінального процесу. Тобто кожний дескриптор файлу нового процесу вказує на той самий дескриптор відкритого файлу, на який вказує відповідний дескриптор файлу (дескриптор файлу з таким самим номером) оригінального процесу. Під час виконання <text:span text:style-name="Шаблон_3a__20_Ідентифікатор">fork()</text:span> ядро дублює дескриптори файлів оригінального процесу, так само як це робить системний виклик <text:span text:style-name="Шаблон_3a__20_Ідентифікатор">dup2()</text:span>, тільки дубльовані дескриптори файлів будуть міститися в таблиці дескрипторів файлів іншого процесу.</text:p>
      <text:p text:style-name="Шаблон_3a__20_Звичайний_20_текст">У разі успішного виконання системний виклик <text:span text:style-name="Шаблон_3a__20_Ідентифікатор">fork()</text:span> повертає нуль у новому процесі та PID нового процесу в оригінальному процесі, інакше повертає <text:span text:style-name="Шаблон_3a__20_Ідентифікатор">-1</text:span>. Можна сказати, що програма викликає системний виклик <text:span text:style-name="Шаблон_3a__20_Ідентифікатор">fork()</text:span> один раз, але можуть бути два повернення з нього (виконання кожного процесу продовжується з повернення з виклику <text:span text:style-name="Шаблон_3a__20_Ідентифікатор">fork()</text:span>).</text:p>
      <text:p text:style-name="Шаблон_3a__20_Звичайний_20_текст">Функція <text:span text:style-name="Шаблон_3a__20_Ідентифікатор">sysconf()</text:span> з аргументом <text:span text:style-name="Шаблон_3a__20_Ідентифікатор">_SC_CHILD_MAX</text:span> повертає максимальну дозволену кількість процесів у системі для одного реального user ID (максимальна <text:soft-page-break/>кількість процесів, які мають однаковий реальний user ID). У <text:span text:style-name="Шаблон_3a__20_Ідентифікатор">&lt;limits.h&gt;</text:span> може бути визначено макрос <text:span text:style-name="Шаблон_3a__20_Ідентифікатор">CHILD_MAX</text:span> та визначено макрос <text:span text:style-name="Шаблон_3a__20_Ідентифікатор">_POSIX_CHILD_MAX</text:span>.</text:p>
      <text:p text:style-name="Шаблон_3a__20_Звичайний_20_текст">Процес завершує своє виконання в таких випадках: повернення з функції <text:span text:style-name="Шаблон_3a__20_Ідентифікатор">main()</text:span>; процес викликає одну з функцій <text:span text:style-name="Шаблон_3a__20_Ідентифікатор">exit()</text:span>, <text:span text:style-name="Шаблон_3a__20_Ідентифікатор">_exit()</text:span>, <text:span text:style-name="Шаблон_3a__20_Ідентифікатор">_Exit()</text:span>; повернення з початкової функції останнього потоку процесу; останній потік процесу викликає функцію <text:span text:style-name="Шаблон_3a__20_Ідентифікатор">pthread_exit()</text:span>; останній потік процесу відповідає на запит на завершення (cancellation request), який був запитаний іншим потоком функцією <text:span text:style-name="Шаблон_3a__20_Ідентифікатор">pthread_cancel()</text:span>; відбувається доставлення деякого сигналу процесу, що призводить до його завершення.</text:p>
      <text:p text:style-name="Шаблон_3a__20_Звичайний_20_текст">Ядро для процесу, виконання якого завершується, виконує такі дії (перелічені тільки деякі дії): закриває всі дескриптори файлів; звільняє пам’ять процесу; реєструє статус завершення процесу та змінює стан процесу на стан <text:span text:style-name="Шаблон_3a__20_Назва">Зомбі</text:span>.</text:p>
      <text:p text:style-name="Шаблон_3a__20_Звичайний_20_текст">Якщо стан процесу <text:span text:style-name="Шаблон_3a__20_Назва">Зомбі</text:span>, то його PID усе ще йому призначений та ядро має невелику кількість інформації про цей процес і статус його завершення.</text:p>
      <text:p text:style-name="Шаблон_3a__20_Звичайний_20_текст">Функція <text:span text:style-name="Шаблон_3a__20_Ідентифікатор">exit()</text:span>, системні виклики <text:span text:style-name="Шаблон_3a__20_Ідентифікатор">_exit()</text:span> та <text:span text:style-name="Шаблон_3a__20_Ідентифікатор">_Exit()</text:span> завершують процес.</text:p>
      <text:p text:style-name="P13"><text:soft-page-break/><text:span text:style-name="T6">#include</text:span><text:span text:style-name="T7"> </text:span><text:span text:style-name="T33">&lt;stdlib.h&gt;</text:span></text:p>
      <text:p text:style-name="P25"/>
      <text:p text:style-name="P13"><text:span text:style-name="T12">void</text:span><text:span text:style-name="T7"> </text:span><text:span text:style-name="T14">_Exit(</text:span><text:span text:style-name="T12">int</text:span><text:span text:style-name="T7"> </text:span><text:span text:style-name="T14">status);</text:span></text:p>
      <text:p text:style-name="P13"><text:span text:style-name="T12">void</text:span><text:span text:style-name="T7"> </text:span><text:span text:style-name="T14">exit(</text:span><text:span text:style-name="T12">int</text:span><text:span text:style-name="T7"> </text:span><text:span text:style-name="T14">status);</text:span></text:p>
      <text:p text:style-name="P25"/>
      <text:p text:style-name="P13"><text:span text:style-name="T6">#include</text:span><text:span text:style-name="T7"> </text:span><text:span text:style-name="T33">&lt;unistd.h&gt;</text:span></text:p>
      <text:p text:style-name="P25"/>
      <text:p text:style-name="P15"><text:span text:style-name="T12">void</text:span><text:span text:style-name="T7"> </text:span><text:span text:style-name="T14">_exit(</text:span><text:span text:style-name="T12">int</text:span><text:span text:style-name="T7"> </text:span><text:span text:style-name="T14">status);</text:span></text:p>
      <text:p text:style-name="Шаблон_3a__20_Звичайний_20_текст">Системні виклики <text:span text:style-name="Шаблон_3a__20_Ідентифікатор">_exit()</text:span> та <text:span text:style-name="Шаблон_3a__20_Ідентифікатор">_Exit()</text:span> еквівалентні. Функція <text:span text:style-name="Шаблон_3a__20_Ідентифікатор">exit()</text:span> викликає всі функції, які були зареєстровані за допомогою функції <text:span text:style-name="Шаблон_3a__20_Ідентифікатор">atexit()</text:span>, та завершує роботу з усіма потоками файлів (записує ще не записані дані, які зберігаються в буферах потоків файлів), далі викликає системний виклик <text:span text:style-name="Шаблон_3a__20_Ідентифікатор">_exit()</text:span> або <text:span text:style-name="Шаблон_3a__20_Ідентифікатор">_Exit()</text:span>.</text:p>
      <text:p text:style-name="Шаблон_3a__20_Звичайний_20_текст">Аргумент <text:span text:style-name="Шаблон_3a__20_Ідентифікатор">status</text:span> визначає число, яке буде статусом нормального завершення процесу. За домовленістю значення <text:span text:style-name="Шаблон_3a__20_Ідентифікатор">0</text:span> або <text:span text:style-name="Шаблон_3a__20_Ідентифікатор">EXIT_SUCCESS</text:span> (нуль, визначено в <text:span text:style-name="Шаблон_3a__20_Ідентифікатор">&lt;stdlib.h&gt;</text:span>) позначає успішне виконання процесу (щоб це не значило), а будь-яке інше значення, наприклад, <text:span text:style-name="Шаблон_3a__20_Ідентифікатор">EXIT_FAILURE</text:span> (не нуль, визначено в <text:span text:style-name="Шаблон_3a__20_Ідентифікатор">&lt;stdlib.h&gt;</text:span>), позначає якусь помилку.</text:p>
      <text:p text:style-name="Шаблон_3a__20_Звичайний_20_текст">Повернення з функції <text:span text:style-name="Шаблон_3a__20_Ідентифікатор">main()</text:span> є еквівалентним виклику <text:span text:style-name="Шаблон_3a__20_Ідентифікатор">exit()</text:span> зі значенням, яке повертає <text:span text:style-name="Шаблон_3a__20_Ідентифікатор">main()</text:span>.</text:p>
      <text:p text:style-name="Шаблон_3a__20_Звичайний_20_текст"><text:soft-page-break/>Якщо процес завершується через повернення з початкової функції останнього його потоку, якщо останній його потік викликає функцію <text:span text:style-name="Шаблон_3a__20_Ідентифікатор">pthread_exit()</text:span> або якщо останній його потік відповідає на запит на завершення, то процес завершується, якби була викликана функція <text:span text:style-name="Шаблон_3a__20_Ідентифікатор">exit(0)</text:span>.</text:p>
      <text:p text:style-name="Шаблон_3a__20_Звичайний_20_текст">Ядро зберігає інформацію про статус завершення процесу, для того, щоб його батьківський процес міг запитати цю інформацію. Це необхідно для синхронізування дій процесів, один із яких створює процес, чекає на його завершення та перевіряє його статус завершення. Якби ядро не надавало такий механізм, то програмам користувача довелося б його реалізовувати самими, використовуючи файли або засоби міжпроцесної взаємодії. Якщо батьківський процес запитав статус завершеного процесу, ядро звільнить усю інформацію про цей процес, оскільки синхронізацію дій завершено.</text:p>
      <text:p text:style-name="Шаблон_3a__20_Звичайний_20_текст">Системний виклик <text:span text:style-name="Шаблон_3a__20_Ідентифікатор">waitpid()</text:span> повертає статус одного з дочірніх процесів.</text:p>
      <text:p text:style-name="P13"><text:span text:style-name="T6">#include</text:span><text:span text:style-name="T7"> </text:span><text:span text:style-name="T33">&lt;sys/wait.h&gt;</text:span></text:p>
      <text:p text:style-name="P25"/>
      <text:p text:style-name="P15"><text:span text:style-name="T12">pid_t</text:span><text:span text:style-name="T7"> </text:span><text:span text:style-name="T14">waitpid(</text:span><text:span text:style-name="T12">pid_t</text:span><text:span text:style-name="T7"> </text:span><text:span text:style-name="T14">pid,</text:span><text:span text:style-name="T7"> </text:span><text:span text:style-name="T12">int</text:span><text:span text:style-name="T7"> </text:span><text:span text:style-name="T14">*wstatus,</text:span><text:span text:style-name="T7"> </text:span><text:span text:style-name="T12">int</text:span><text:span text:style-name="T7"> </text:span><text:span text:style-name="T14">options);</text:span></text:p>
      <text:p text:style-name="Шаблон_3a__20_Звичайний_20_текст"><text:soft-page-break/>Цей системний виклик чекає на завершення, зупинку або продовження виконання вказаного дочірнього процесу, та повертає його PID у разі успішного виконання. Якщо аргумент <text:span text:style-name="Шаблон_3a__20_Ідентифікатор">pid</text:span> додатний, то це PID дочірнього процесу, для якого запитано статус. Якщо аргумент <text:span text:style-name="Шаблон_3a__20_Ідентифікатор">pid</text:span> дорівнює <text:span text:style-name="Шаблон_3a__20_Ідентифікатор">-1</text:span>, значить запитано статус для будь-якого дочірнього процесу.</text:p>
      <text:p text:style-name="Шаблон_3a__20_Звичайний_20_текст">Прапорці в аргументі <text:span text:style-name="Шаблон_3a__20_Ідентифікатор">options</text:span> можуть бути такі: <text:span text:style-name="Шаблон_3a__20_Ідентифікатор">WCONTINUED</text:span> вказує повертати статус дочірнього процесу, виконання якого було продовжено; <text:span text:style-name="Шаблон_3a__20_Ідентифікатор">WNOHANG</text:span> вказує не блокуватися, якщо для жодного дочірнього процесу не можна відразу повернути статус, у цьому випадку системний виклик повертає нуль; <text:span text:style-name="Шаблон_3a__20_Ідентифікатор">WUNTRACED</text:span> вказує повертати статус зупиненого дочірнього процесу.</text:p>
      <text:p text:style-name="Шаблон_3a__20_Звичайний_20_текст">Системний виклик <text:span text:style-name="Шаблон_3a__20_Ідентифікатор">waitpid()</text:span> зберігає статус дочірнього процесу в об’єкті, на який вказує аргумент <text:span text:style-name="Шаблон_3a__20_Ідентифікатор">wstatus</text:span>, якщо він не null покажчик. Якщо значення об’єкта, на який вказує аргумент <text:span text:style-name="Шаблон_3a__20_Ідентифікатор">wstatus</text:span>, позначити <text:span text:style-name="Шаблон_3a__20_Ідентифікатор">value</text:span>, то інформацію про статус дочірнього процесу можна отримати так: якщо <text:span text:style-name="Шаблон_3a__20_Ідентифікатор">WIFEXITED(value)</text:span> не нуль, дочірній процес завершив своє виконання нормально, <text:span text:style-name="Шаблон_3a__20_Ідентифікатор">WEXITSTATUS(value)</text:span> дорівнює вісьмом молодшим бітам статусу нормального завершення виконання дочірнього процесу; якщо <text:span text:style-name="Шаблон_3a__20_Ідентифікатор">WIFSIGNALED(value)</text:span> не нуль, дочірній процес був завершений <text:soft-page-break/>сигналом, <text:span text:style-name="Шаблон_3a__20_Ідентифікатор">WTERMSIG(value)</text:span> дорівнює номеру цього сигналу; якщо <text:span text:style-name="Шаблон_3a__20_Ідентифікатор">WIFSTOPPED(value)</text:span> не нуль, виконання дочірнього процесу було зупинено сигналом, <text:span text:style-name="Шаблон_3a__20_Ідентифікатор">WSTOPSIG(value)</text:span> дорівнює номеру цього сигналу; якщо <text:span text:style-name="Шаблон_3a__20_Ідентифікатор">WIFCONTINUED(value)</text:span> не нуль, виконання зупиненого дочірнього процесу було продовжено. Також реалізація може підтримувати нестандартний макрос для визначення чи ядро зберегло образ пам’яті процесу, завершеного сигналом: якщо <text:span text:style-name="Шаблон_3a__20_Ідентифікатор">WCOREDUMP(value)</text:span> не нуль і виконання дочірнього процесу було завершено сигналом, ядро зберегло образ пам’яті цього процесу.</text:p>
      <text:p text:style-name="Шаблон_3a__20_Звичайний_20_текст">Якщо нема такого процесу, для якого може бути отриманий запитуваний статус, то <text:span text:style-name="Шаблон_3a__20_Ідентифікатор">waitpid()</text:span> завершиться з помилкою, номер помилки буде <text:span text:style-name="Шаблон_3a__20_Ідентифікатор">ECHILD</text:span>.</text:p>
      <text:p text:style-name="Шаблон_3a__20_Звичайний_20_текст">Якщо процес постійно створює нові процеси й «забуває» опитати статуси завершених процесів, то в системі буде багато процесів у стані <text:span text:style-name="Шаблон_3a__20_Назва">Зомбі</text:span>. Для кожного такого процесу витрачається пам’ять для його структури процесу та PID. Якщо в ядрі обмежена кількість PID (ця кількість завжди обмежена через кінцеву кількість значень у цілочисельному типі, але ядро може мати заздалегідь визначену максимальну кількість структур процесів), то процеси в <text:soft-page-break/>стані <text:span text:style-name="Шаблон_3a__20_Назва">Зомбі</text:span> можуть використати всі доступні PID і ядро не зможе створити жодного нового процесу.</text:p>
      <text:p text:style-name="Шаблон_3a__20_Звичайний_20_текст">Програма на C, яка демонструє використання системних викликів <text:span text:style-name="Шаблон_3a__20_Ідентифікатор">fork()</text:span> та <text:span text:style-name="Шаблон_3a__20_Ідентифікатор">waitpid()</text:span>. Виклик <text:span text:style-name="Шаблон_3a__20_Ідентифікатор">fflush(stdout)</text:span> у цій програмі пояснено далі.</text:p>
      <text:p text:style-name="P12"><text:span text:style-name="T6">#include</text:span><text:span text:style-name="T7"> </text:span><text:span text:style-name="T33">&lt;sys/wait.h&gt;</text:span></text:p>
      <text:p text:style-name="P12"><text:span text:style-name="T6">#include</text:span><text:span text:style-name="T7"> </text:span><text:span text:style-name="T33">&lt;stdint.h&gt;</text:span></text:p>
      <text:p text:style-name="P12"><text:span text:style-name="T6">#include</text:span><text:span text:style-name="T7"> </text:span><text:span text:style-name="T33">&lt;stdio.h&gt;</text:span></text:p>
      <text:p text:style-name="P12"><text:span text:style-name="T6">#include</text:span><text:span text:style-name="T7"> </text:span><text:span text:style-name="T33">&lt;stdlib.h&gt;</text:span></text:p>
      <text:p text:style-name="P12"><text:span text:style-name="T6">#include</text:span><text:span text:style-name="T7"> </text:span><text:span text:style-name="T33">&lt;string.h&gt;</text:span></text:p>
      <text:p text:style-name="P12"><text:span text:style-name="T6">#include</text:span><text:span text:style-name="T7"> </text:span><text:span text:style-name="T33">&lt;unistd.h&gt;</text:span></text:p>
      <text:p text:style-name="P23"/>
      <text:p text:style-name="P12"><text:span text:style-name="T24">static</text:span><text:span text:style-name="T7"> </text:span><text:span text:style-name="T12">void</text:span></text:p>
      <text:p text:style-name="P12"><text:span text:style-name="T14">print_wstatus(</text:span><text:span text:style-name="T12">pid_t</text:span><text:span text:style-name="T7"> </text:span><text:span text:style-name="T14">pid,</text:span><text:span text:style-name="T7"> </text:span><text:span text:style-name="T12">int</text:span><text:span text:style-name="T7"> </text:span><text:span text:style-name="T14">wstatus)</text:span></text:p>
      <text:p text:style-name="P34">{<text:span text:style-name="T8"/></text:p>
      <text:p text:style-name="P12"><text:span text:style-name="T7"><text:s text:c="4"/></text:span><text:span text:style-name="T14">printf(</text:span><text:span text:style-name="T25">"Process PID %jd</text:span><text:span text:style-name="T26">\n</text:span><text:span text:style-name="T25">"</text:span><text:span text:style-name="T14">,</text:span><text:span text:style-name="T7"> </text:span><text:span text:style-name="T14">(</text:span><text:span text:style-name="T12">intmax_t</text:span><text:span text:style-name="T14">)pid);</text:span></text:p>
      <text:p text:style-name="P12"><text:span text:style-name="T7"><text:s text:c="4"/></text:span><text:span text:style-name="T24">if</text:span><text:span text:style-name="T7"> </text:span><text:span text:style-name="T14">(WIFEXITED(wstatus))</text:span><text:span text:style-name="T7"> </text:span><text:span text:style-name="T14">{</text:span></text:p>
      <text:p text:style-name="P12"><text:span text:style-name="T7"><text:s text:c="8"/></text:span><text:span text:style-name="T14">printf(</text:span><text:span text:style-name="T25">" <text:s/>Exited, exit status %d"</text:span><text:span text:style-name="T14">,</text:span><text:span text:style-name="T7"> </text:span><text:span text:style-name="T14">WEXITSTATUS(wstatus));</text:span></text:p>
      <text:p text:style-name="P12"><text:span text:style-name="T7"><text:s text:c="4"/></text:span><text:span text:style-name="T14">}</text:span><text:span text:style-name="T7"> </text:span><text:span text:style-name="T24">else</text:span><text:span text:style-name="T7"> </text:span><text:span text:style-name="T24">if</text:span><text:span text:style-name="T7"> </text:span><text:span text:style-name="T14">(WIFSIGNALED(wstatus))</text:span><text:span text:style-name="T7"> </text:span><text:span text:style-name="T14">{</text:span></text:p>
      <text:p text:style-name="P12"><text:span text:style-name="T7"><text:s text:c="8"/></text:span><text:span text:style-name="T14">printf(</text:span><text:span text:style-name="T25">" <text:s/>Terminated by signal %d: %s"</text:span><text:span text:style-name="T14">,</text:span><text:span text:style-name="T7"> </text:span><text:span text:style-name="T14">WTERMSIG(wstatus),</text:span></text:p>
      <text:p text:style-name="P12"><text:span text:style-name="T7"><text:s text:c="12"/></text:span><text:span text:style-name="T14">strsignal(WTERMSIG(wstatus)));</text:span></text:p>
      <text:p text:style-name="P50">#ifdef WCOREDUMP</text:p>
      <text:p text:style-name="P12"><text:span text:style-name="T7"><text:s text:c="8"/></text:span><text:span text:style-name="T24">if</text:span><text:span text:style-name="T7"> </text:span><text:span text:style-name="T14">(WCOREDUMP(wstatus))</text:span></text:p>
      <text:p text:style-name="P12"><text:span text:style-name="T7"><text:s text:c="12"/></text:span><text:span text:style-name="T14">printf(</text:span><text:span text:style-name="T25">" (core dump generated)"</text:span><text:span text:style-name="T14">);</text:span></text:p>
      <text:p text:style-name="P50">#endif</text:p>
      <text:p text:style-name="P12"><text:soft-page-break/><text:span text:style-name="T7"><text:s text:c="4"/></text:span><text:span text:style-name="T14">}</text:span><text:span text:style-name="T7"> </text:span><text:span text:style-name="T24">else</text:span><text:span text:style-name="T7"> </text:span><text:span text:style-name="T14">{</text:span></text:p>
      <text:p text:style-name="P12"><text:span text:style-name="T7"><text:s text:c="8"/></text:span><text:span text:style-name="T14">printf(</text:span><text:span text:style-name="T25">" <text:s/>Stopped or continued"</text:span><text:span text:style-name="T14">);</text:span></text:p>
      <text:p text:style-name="P12"><text:span text:style-name="T7"><text:s text:c="4"/></text:span><text:span text:style-name="T14">}</text:span></text:p>
      <text:p text:style-name="P12"><text:span text:style-name="T7"><text:s text:c="4"/></text:span><text:span text:style-name="T14">printf(</text:span><text:span text:style-name="T25">"</text:span><text:span text:style-name="T26">\n</text:span><text:span text:style-name="T25">"</text:span><text:span text:style-name="T14">);</text:span></text:p>
      <text:p text:style-name="P34">}<text:span text:style-name="T8"/></text:p>
      <text:p text:style-name="P23"/>
      <text:p text:style-name="P12"><text:span text:style-name="T24">static</text:span><text:span text:style-name="T7"> </text:span><text:span text:style-name="T12">void</text:span></text:p>
      <text:p text:style-name="P12"><text:span text:style-name="T14">run_process(</text:span><text:span text:style-name="T12">bool</text:span><text:span text:style-name="T7"> </text:span><text:span text:style-name="T14">req_fail)</text:span></text:p>
      <text:p text:style-name="P34">{<text:span text:style-name="T8"/></text:p>
      <text:p text:style-name="P12"><text:span text:style-name="T7"><text:s text:c="4"/></text:span><text:span text:style-name="T12">pid_t</text:span><text:span text:style-name="T7"> </text:span><text:span text:style-name="T14">pid;</text:span></text:p>
      <text:p text:style-name="P12"><text:span text:style-name="T7"><text:s text:c="4"/></text:span><text:span text:style-name="T12">int</text:span><text:span text:style-name="T7"> </text:span><text:span text:style-name="T14">wstatus;</text:span></text:p>
      <text:p text:style-name="P23"/>
      <text:p text:style-name="P12"><text:span text:style-name="T7"><text:s text:c="4"/></text:span><text:span text:style-name="T14">fflush(stdout);</text:span></text:p>
      <text:p text:style-name="P12"><text:span text:style-name="T7"><text:s text:c="4"/></text:span><text:span text:style-name="T14">pid</text:span><text:span text:style-name="T7"> </text:span><text:span text:style-name="T14">=</text:span><text:span text:style-name="T7"> </text:span><text:span text:style-name="T14">fork();</text:span></text:p>
      <text:p text:style-name="P12"><text:span text:style-name="T7"><text:s text:c="4"/></text:span><text:span text:style-name="T24">if</text:span><text:span text:style-name="T7"> </text:span><text:span text:style-name="T14">(pid</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fork()"</text:span><text:span text:style-name="T14">);</text:span></text:p>
      <text:p text:style-name="P12"><text:span text:style-name="T7"><text:s text:c="4"/></text:span><text:span text:style-name="T24">if</text:span><text:span text:style-name="T7"> </text:span><text:span text:style-name="T14">(pid</text:span><text:span text:style-name="T7"> </text:span><text:span text:style-name="T14">==</text:span><text:span text:style-name="T7"> </text:span><text:span text:style-name="T14">0)</text:span><text:span text:style-name="T7"> </text:span><text:span text:style-name="T14">{</text:span></text:p>
      <text:p text:style-name="P12"><text:span text:style-name="T7"><text:s text:c="8"/></text:span><text:span text:style-name="T24">if</text:span><text:span text:style-name="T7"> </text:span><text:span text:style-name="T14">(req_fail)</text:span><text:span text:style-name="T7"> </text:span><text:span text:style-name="T14">{</text:span></text:p>
      <text:p text:style-name="P12"><text:span text:style-name="T7"><text:s text:c="12"/></text:span><text:span text:style-name="T12">char</text:span><text:span text:style-name="T7"> </text:span><text:span text:style-name="T14">*ptr</text:span><text:span text:style-name="T7"> </text:span><text:span text:style-name="T14">=</text:span><text:span text:style-name="T7"> </text:span><text:span text:style-name="T14">nullptr;</text:span></text:p>
      <text:p text:style-name="P12"><text:span text:style-name="T7"><text:s text:c="12"/></text:span><text:span text:style-name="T14">*ptr</text:span><text:span text:style-name="T7"> </text:span><text:span text:style-name="T14">=</text:span><text:span text:style-name="T7"> </text:span><text:span text:style-name="T25">'x'</text:span><text:span text:style-name="T14">;</text:span></text:p>
      <text:p text:style-name="P12"><text:span text:style-name="T7"><text:s text:c="8"/></text:span><text:span text:style-name="T14">}</text:span></text:p>
      <text:p text:style-name="P12"><text:span text:style-name="T7"><text:s text:c="8"/></text:span><text:span text:style-name="T14">exit(123);</text:span></text:p>
      <text:p text:style-name="P12"><text:span text:style-name="T7"><text:s text:c="4"/></text:span><text:span text:style-name="T14">}</text:span></text:p>
      <text:p text:style-name="P12"><text:span text:style-name="T7"><text:s text:c="4"/></text:span><text:span text:style-name="T14">printf(</text:span><text:span text:style-name="T25">"Forked process PID %jd</text:span><text:span text:style-name="T26">\n</text:span><text:span text:style-name="T25">"</text:span><text:span text:style-name="T14">,</text:span><text:span text:style-name="T7"> </text:span><text:span text:style-name="T14">(</text:span><text:span text:style-name="T12">intmax_t</text:span><text:span text:style-name="T14">)pid);</text:span></text:p>
      <text:p text:style-name="P12"><text:span text:style-name="T7"><text:s text:c="4"/></text:span><text:span text:style-name="T14">pid</text:span><text:span text:style-name="T7"> </text:span><text:span text:style-name="T14">=</text:span><text:span text:style-name="T7"> </text:span><text:span text:style-name="T14">waitpid(-1,</text:span><text:span text:style-name="T7"> </text:span><text:span text:style-name="T14">&amp;wstatus,</text:span><text:span text:style-name="T7"> </text:span><text:span text:style-name="T14">0);</text:span></text:p>
      <text:p text:style-name="P12"><text:span text:style-name="T7"><text:s text:c="4"/></text:span><text:span text:style-name="T24">if</text:span><text:span text:style-name="T7"> </text:span><text:span text:style-name="T14">(pid</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waitpid()"</text:span><text:span text:style-name="T14">);</text:span></text:p>
      <text:p text:style-name="P12"><text:span text:style-name="T7"><text:s text:c="4"/></text:span><text:span text:style-name="T14">print_wstatus(pid,</text:span><text:span text:style-name="T7"> </text:span><text:span text:style-name="T14">wstatus);</text:span></text:p>
      <text:p text:style-name="P34"><text:soft-page-break/>}<text:span text:style-name="T8"/></text:p>
      <text:p text:style-name="P23"/>
      <text:p text:style-name="P41">int<text:span text:style-name="T8"/></text:p>
      <text:p text:style-name="P12"><text:span text:style-name="T14">main(</text:span><text:span text:style-name="T12">void</text:span><text:span text:style-name="T14">)</text:span></text:p>
      <text:p text:style-name="P34">{<text:span text:style-name="T8"/></text:p>
      <text:p text:style-name="P12"><text:span text:style-name="T7"><text:s text:c="4"/></text:span><text:span text:style-name="T14">run_process(</text:span><text:span text:style-name="T23">true</text:span><text:span text:style-name="T14">);</text:span></text:p>
      <text:p text:style-name="P12"><text:span text:style-name="T7"><text:s text:c="4"/></text:span><text:span text:style-name="T14">run_process(</text:span><text:span text:style-name="T23">false</text:span><text:span text:style-name="T14">);</text:span></text:p>
      <text:p text:style-name="P33">}</text:p>
      <text:p text:style-name="Шаблон_3a__20_Коментар">// <text:span text:style-name="T35">Запускаємо програму.</text:span></text:p>
      <text:p text:style-name="P19"><text:span text:style-name="T24">$ </text:span><text:span text:style-name="T14">./</text:span><text:span text:style-name="T18">a.out</text:span></text:p>
      <text:p text:style-name="P36">Forked process PID 4463</text:p>
      <text:p text:style-name="P48">Process PID 4463</text:p>
      <text:p text:style-name="P48"><text:s text:c="2"/>Terminated by signal 11: Segmentation fault (core dumped)</text:p>
      <text:p text:style-name="P48">Forked process PID 4467</text:p>
      <text:p text:style-name="P48">Process PID 4467</text:p>
      <text:p text:style-name="P49"><text:s text:c="2"/>Exited, exit status 123</text:p>
      <text:p text:style-name="Шаблон_3a__20_Звичайний_20_текст">Якщо процес завершує своє виконання до завершення виконання свого дочірнього процесу, то батьківським процесом цього дочірнього процесу буде деякий системний процес. Цей системний процес запитує статуси завершених своїх (власних та успадкованих) дочірніх процесів, тому завершені процеси не будуть у стані <text:span text:style-name="Шаблон_3a__20_Назва">Зомбі</text:span>.</text:p>
      <text:p text:style-name="Шаблон_3a__20_Звичайний_20_текст">Перевіримо це в програмі на C.</text:p>
      <text:p text:style-name="P12"><text:soft-page-break/><text:span text:style-name="T6">#include</text:span><text:span text:style-name="T7"> </text:span><text:span text:style-name="T33">&lt;stdint.h&gt;</text:span></text:p>
      <text:p text:style-name="P12"><text:span text:style-name="T6">#include</text:span><text:span text:style-name="T7"> </text:span><text:span text:style-name="T33">&lt;stdio.h&gt;</text:span></text:p>
      <text:p text:style-name="P12"><text:span text:style-name="T6">#include</text:span><text:span text:style-name="T7"> </text:span><text:span text:style-name="T33">&lt;unistd.h&gt;</text:span></text:p>
      <text:p text:style-name="P23"/>
      <text:p text:style-name="P41">int<text:span text:style-name="T8"/></text:p>
      <text:p text:style-name="P12"><text:span text:style-name="T14">main(</text:span><text:span text:style-name="T12">void</text:span><text:span text:style-name="T14">)</text:span></text:p>
      <text:p text:style-name="P34">{<text:span text:style-name="T8"/></text:p>
      <text:p text:style-name="P12"><text:span text:style-name="T7"><text:s text:c="4"/></text:span><text:span text:style-name="T12">pid_t</text:span><text:span text:style-name="T7"> </text:span><text:span text:style-name="T14">pid1,</text:span><text:span text:style-name="T7"> </text:span><text:span text:style-name="T14">pid2,</text:span><text:span text:style-name="T7"> </text:span><text:span text:style-name="T14">ppid;</text:span></text:p>
      <text:p text:style-name="P23"/>
      <text:p text:style-name="P12"><text:span text:style-name="T7"><text:s text:c="4"/></text:span><text:span text:style-name="T14">pid1</text:span><text:span text:style-name="T7"> </text:span><text:span text:style-name="T14">=</text:span><text:span text:style-name="T7"> </text:span><text:span text:style-name="T14">getpid();</text:span></text:p>
      <text:p text:style-name="P12"><text:span text:style-name="T7"><text:s text:c="4"/></text:span><text:span text:style-name="T14">printf(</text:span><text:span text:style-name="T25">"Original process PID %jd</text:span><text:span text:style-name="T26">\n</text:span><text:span text:style-name="T25">"</text:span><text:span text:style-name="T14">,</text:span><text:span text:style-name="T7"> </text:span><text:span text:style-name="T14">(</text:span><text:span text:style-name="T12">intmax_t</text:span><text:span text:style-name="T14">)pid1);</text:span></text:p>
      <text:p text:style-name="P23"/>
      <text:p text:style-name="P12"><text:span text:style-name="T7"><text:s text:c="4"/></text:span><text:span text:style-name="T14">pid2</text:span><text:span text:style-name="T7"> </text:span><text:span text:style-name="T14">=</text:span><text:span text:style-name="T7"> </text:span><text:span text:style-name="T14">fork();</text:span></text:p>
      <text:p text:style-name="P12"><text:span text:style-name="T7"><text:s text:c="4"/></text:span><text:span text:style-name="T24">if</text:span><text:span text:style-name="T7"> </text:span><text:span text:style-name="T14">(pid2</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fork()"</text:span><text:span text:style-name="T14">);</text:span></text:p>
      <text:p text:style-name="P23"/>
      <text:p text:style-name="P12"><text:span text:style-name="T7"><text:s text:c="4"/></text:span><text:span text:style-name="T24">if</text:span><text:span text:style-name="T7"> </text:span><text:span text:style-name="T14">(pid2</text:span><text:span text:style-name="T7"> </text:span><text:span text:style-name="T14">==</text:span><text:span text:style-name="T7"> </text:span><text:span text:style-name="T14">0)</text:span><text:span text:style-name="T7"> </text:span><text:span text:style-name="T14">{</text:span></text:p>
      <text:p text:style-name="P12"><text:span text:style-name="T7"><text:s text:c="8"/></text:span><text:span text:style-name="T24">for</text:span><text:span text:style-name="T7"> </text:span><text:span text:style-name="T14">(;;)</text:span><text:span text:style-name="T7"> </text:span><text:span text:style-name="T14">{</text:span></text:p>
      <text:p text:style-name="P12"><text:span text:style-name="T7"><text:s text:c="12"/></text:span><text:span text:style-name="T14">ppid</text:span><text:span text:style-name="T7"> </text:span><text:span text:style-name="T14">=</text:span><text:span text:style-name="T7"> </text:span><text:span text:style-name="T14">getppid();</text:span></text:p>
      <text:p text:style-name="P12"><text:span text:style-name="T7"><text:s text:c="12"/></text:span><text:span text:style-name="T14">printf(</text:span><text:span text:style-name="T25">"</text:span><text:span text:style-name="T28">New</text:span><text:span text:style-name="T25"> process PPID %jd</text:span><text:span text:style-name="T26">\n</text:span><text:span text:style-name="T25">"</text:span><text:span text:style-name="T14">,</text:span><text:span text:style-name="T7"> </text:span><text:span text:style-name="T14">(</text:span><text:span text:style-name="T12">intmax_t</text:span><text:span text:style-name="T14">)ppid);</text:span></text:p>
      <text:p text:style-name="P12"><text:span text:style-name="T7"><text:s text:c="12"/></text:span><text:span text:style-name="T24">if</text:span><text:span text:style-name="T7"> </text:span><text:span text:style-name="T14">(ppid</text:span><text:span text:style-name="T7"> </text:span><text:span text:style-name="T14">!=</text:span><text:span text:style-name="T7"> </text:span><text:span text:style-name="T14">pid1)</text:span></text:p>
      <text:p text:style-name="P12"><text:span text:style-name="T7"><text:s text:c="16"/></text:span><text:span text:style-name="T24">break</text:span><text:span text:style-name="T14">;</text:span></text:p>
      <text:p text:style-name="P12"><text:span text:style-name="T7"><text:s text:c="12"/></text:span><text:span text:style-name="T14">sleep(2);</text:span></text:p>
      <text:p text:style-name="P12"><text:span text:style-name="T7"><text:s text:c="8"/></text:span><text:span text:style-name="T14">}</text:span></text:p>
      <text:p text:style-name="P12"><text:span text:style-name="T7"><text:s text:c="4"/></text:span><text:span text:style-name="T14">}</text:span><text:span text:style-name="T7"> </text:span><text:span text:style-name="T24">else</text:span><text:span text:style-name="T7"> </text:span><text:span text:style-name="T14">{</text:span></text:p>
      <text:p text:style-name="P12"><text:span text:style-name="T7"><text:s text:c="8"/></text:span><text:span text:style-name="T14">sleep(1);</text:span></text:p>
      <text:p text:style-name="P12"><text:span text:style-name="T7"><text:s text:c="4"/></text:span><text:span text:style-name="T14">}</text:span></text:p>
      <text:p text:style-name="P33">}</text:p>
      <text:p text:style-name="Шаблон_3a__20_Коментар"><text:soft-page-break/>// Запускаємо програму.</text:p>
      <text:p text:style-name="P18"><text:span text:style-name="T24">$ </text:span><text:span text:style-name="T14">./prog</text:span></text:p>
      <text:p text:style-name="P35">Original process <text:span text:style-name="T38">P</text:span>ID 5705</text:p>
      <text:p text:style-name="P35"><text:span text:style-name="T36">New</text:span> process <text:span text:style-name="T37">P</text:span><text:span text:style-name="T38">P</text:span>ID 5705</text:p>
      <text:p text:style-name="P22"><text:span text:style-name="T24">$ </text:span><text:span text:style-name="T19">New</text:span><text:span text:style-name="T7"> </text:span><text:span text:style-name="T14">process</text:span><text:span text:style-name="T7"> </text:span><text:span text:style-name="T20">P</text:span><text:span text:style-name="T21">P</text:span><text:span text:style-name="T14">ID</text:span><text:span text:style-name="T7"> </text:span><text:span text:style-name="T14">1718</text:span></text:p>
      <table:table table:name="Таблиця3" table:style-name="Таблиця3">
        <table:table-column table:style-name="Таблиця3.A"/>
        <table:table-row table:style-name="Таблиця3.1">
          <table:table-cell table:style-name="Таблиця3.A1" office:value-type="string">
            <text:p text:style-name="P3"><draw:g text:anchor-type="paragraph" draw:z-index="2" draw:name="Груповий об'єкт 3" draw:style-name="gr1"><draw:frame draw:style-name="gr2" draw:text-style-name="P52" svg:width="8.051cm" svg:height="4.326cm" svg:x="6.274cm" svg:y="4.433cm"><draw:text-box><text:p text:style-name="P51"><text:span text:style-name="T39">struct file {</text:span></text:p><text:p text:style-name="P51"><text:span text:style-name="T39"><text:s text:c="4"/></text:span><text:span text:style-name="T39">int f_type; </text:span><text:span text:style-name="T39">(SOCKET)</text:span></text:p><text:p text:style-name="P51"><text:span text:style-name="T39"><text:s text:c="4"/></text:span><text:span text:style-name="T39">int f_flags;</text:span></text:p><text:p text:style-name="P51"><text:span text:style-name="T39"><text:s text:c="4"/></text:span><text:span text:style-name="T39">off_t f_offset;</text:span></text:p><text:p text:style-name="P51"><text:span text:style-name="T39"><text:s text:c="4"/></text:span><text:span text:style-name="T39">struct socket </text:span><text:span text:style-name="T39">*f_socket;</text:span></text:p><text:p text:style-name="P51"><text:span text:style-name="T39"><text:s text:c="4"/></text:span><text:span text:style-name="T39">...</text:span></text:p><text:p text:style-name="P51"><text:span text:style-name="T39">};</text:span></text:p></draw:text-box></draw:frame><draw:frame draw:style-name="gr3" draw:text-style-name="P52" svg:width="8.104cm" svg:height="4.326cm" svg:x="6.274cm" svg:y="0.323cm"><draw:text-box><text:p text:style-name="P51"><text:span text:style-name="T39">struct file {</text:span></text:p><text:p text:style-name="P51"><text:span text:style-name="T39"><text:s text:c="4"/></text:span><text:span text:style-name="T39">int f_type; </text:span><text:span text:style-name="T39">(SOCKET)</text:span></text:p><text:p text:style-name="P51"><text:span text:style-name="T39"><text:s text:c="4"/></text:span><text:span text:style-name="T39">int f_flags;</text:span></text:p><text:p text:style-name="P51"><text:span text:style-name="T39"><text:s text:c="4"/></text:span><text:span text:style-name="T39">off_t </text:span><text:span text:style-name="T39">f_offset;</text:span></text:p><text:p text:style-name="P51"><text:span text:style-name="T39"><text:s text:c="4"/></text:span><text:span text:style-name="T39">struct socket </text:span><text:span text:style-name="T39">*f_socket;</text:span></text:p><text:p text:style-name="P51"><text:span text:style-name="T39"><text:s text:c="4"/></text:span><text:span text:style-name="T39">...</text:span></text:p><text:p text:style-name="P51"><text:span text:style-name="T39">};</text:span></text:p></draw:text-box></draw:frame><draw:frame draw:style-name="gr4" draw:text-style-name="P52" svg:width="5.217cm" svg:height="2.488cm" svg:x="15.22cm" svg:y="1.246cm"><draw:text-box><text:p text:style-name="P51"><text:span text:style-name="T39">st</text:span><text:span text:style-name="T39">ru</text:span><text:span text:style-name="T39">ct </text:span><text:span text:style-name="T39">so</text:span><text:span text:style-name="T39">ck</text:span><text:span text:style-name="T39">et </text:span><text:span text:style-name="T39">{</text:span></text:p><text:p text:style-name="P51"><text:span text:style-name="T39"><text:s text:c="3"/></text:span><text:span text:style-name="T39"><text:s/></text:span><text:span text:style-name="T39">.</text:span><text:span text:style-name="T39">..</text:span></text:p><text:p text:style-name="P51"><text:span text:style-name="T39"><text:s text:c="3"/></text:span><text:span text:style-name="T39"><text:s/></text:span><text:span text:style-name="T39">vo</text:span><text:span text:style-name="T39">id </text:span><text:span text:style-name="T39">*s</text:span><text:span text:style-name="T39">_d</text:span><text:span text:style-name="T39">at</text:span><text:span text:style-name="T39">a;</text:span></text:p><text:p text:style-name="P51"><text:span text:style-name="T39">};</text:span></text:p></draw:text-box></draw:frame><draw:frame draw:style-name="gr5" draw:text-style-name="P52" svg:width="5.61cm" svg:height="1.997cm" svg:x="21.763cm" svg:y="1.623cm"><draw:text-box><text:p text:style-name="P51"><text:span text:style-name="T39">st</text:span><text:span text:style-name="T39">ru</text:span><text:span text:style-name="T39">ct </text:span><text:span text:style-name="T39">so</text:span><text:span text:style-name="T39">ck</text:span><text:span text:style-name="T39">et</text:span><text:span text:style-name="T39">_t</text:span><text:span text:style-name="T39">cp </text:span><text:span text:style-name="T39">{</text:span></text:p><text:p text:style-name="P51"><text:span text:style-name="T39"><text:s text:c="3"/></text:span><text:span text:style-name="T39"><text:s/></text:span><text:span text:style-name="T39">.</text:span><text:span text:style-name="T39">..</text:span></text:p><text:p text:style-name="P51"><text:span text:style-name="T39">};</text:span></text:p></draw:text-box></draw:frame><draw:frame draw:style-name="gr6" draw:text-style-name="P53" svg:width="15.624cm" svg:height="2.58cm" svg:x="1.189cm" svg:y="8.742cm"><draw:text-box><text:p text:style-name="P51"><text:span text:style-name="T40">in</text:span><text:span text:style-name="T40">t</text:span><text:span text:style-name="T41"> </text:span><text:span text:style-name="T42">fd</text:span><text:span text:style-name="T42">1</text:span><text:span text:style-name="T41"> </text:span><text:span text:style-name="T42">=</text:span><text:span text:style-name="T41"> </text:span><text:span text:style-name="T42">so</text:span><text:span text:style-name="T42">ck</text:span><text:span text:style-name="T42">et</text:span><text:span text:style-name="T42">(A</text:span><text:span text:style-name="T42">F_</text:span><text:span text:style-name="T42">IN</text:span><text:span text:style-name="T42">ET</text:span><text:span text:style-name="T42">,</text:span><text:span text:style-name="T41"> </text:span><text:span text:style-name="T42">SO</text:span><text:span text:style-name="T42">CK</text:span><text:span text:style-name="T42">_S</text:span><text:span text:style-name="T42">TR</text:span><text:span text:style-name="T42">EA</text:span><text:span text:style-name="T42">M,</text:span><text:span text:style-name="T41"> </text:span><text:span text:style-name="T42">0)</text:span><text:span text:style-name="T42">;</text:span></text:p><text:p text:style-name="P51"><text:span text:style-name="T43">if</text:span><text:span text:style-name="T44"> </text:span><text:span text:style-name="T45">(</text:span><text:span text:style-name="T42">f</text:span><text:span text:style-name="T42">or</text:span><text:span text:style-name="T42">k(</text:span><text:span text:style-name="T42">)</text:span><text:span text:style-name="T41"> </text:span><text:span text:style-name="T42">==</text:span><text:span text:style-name="T41"> </text:span><text:span text:style-name="T42">0)</text:span></text:p><text:p text:style-name="P51"><text:span text:style-name="T41"><text:tab/></text:span><text:span text:style-name="T40">in</text:span><text:span text:style-name="T40">t</text:span><text:span text:style-name="T41"> </text:span><text:span text:style-name="T42">fd</text:span><text:span text:style-name="T42">2</text:span><text:span text:style-name="T41"> </text:span><text:span text:style-name="T42">=</text:span><text:span text:style-name="T41"> </text:span><text:span text:style-name="T42">so</text:span><text:span text:style-name="T42">ck</text:span><text:span text:style-name="T42">et</text:span><text:span text:style-name="T42">(A</text:span><text:span text:style-name="T42">F_</text:span><text:span text:style-name="T42">IN</text:span><text:span text:style-name="T42">ET</text:span><text:span text:style-name="T42">,</text:span><text:span text:style-name="T41"> </text:span><text:span text:style-name="T42">SO</text:span><text:span text:style-name="T42">CK</text:span><text:span text:style-name="T42">_S</text:span><text:span text:style-name="T42">TR</text:span><text:span text:style-name="T42">EA</text:span><text:span text:style-name="T42">M,</text:span><text:span text:style-name="T41"> </text:span><text:span text:style-name="T42">0)</text:span><text:span text:style-name="T42">;</text:span></text:p><text:p text:style-name="P51"><text:span text:style-name="T42">pa</text:span><text:span text:style-name="T42">us</text:span><text:span text:style-name="T42">e(</text:span><text:span text:style-name="T42">);</text:span></text:p></draw:text-box></draw:frame><draw:frame draw:style-name="gr7" draw:text-style-name="P54" svg:width="1.244cm" svg:height="0.863cm" svg:x="0.229cm" svg:y="1.046cm"><draw:text-box><text:p text:style-name="P51"><text:span text:style-name="T46">fd1</text:span></text:p></draw:text-box></draw:frame><draw:path draw:style-name="gr8" draw:text-style-name="P55" svg:width="1.97cm" svg:height="3.983cm" svg:x="4.521cm" svg:y="1.025cm" svg:viewBox="0 0 1971 3984" svg:d="M0 3984c2000 0 1971-3984 1971-3984"><text:p/></draw:path><draw:line draw:style-name="gr8" draw:text-style-name="P55" svg:x1="4.662cm" svg:y1="1.476cm" svg:x2="6.301cm" svg:y2="0.867cm"><text:p/></draw:line><draw:line draw:style-name="gr8" draw:text-style-name="P56" svg:x1="14.03cm" svg:y1="2.974cm" svg:x2="15.327cm" svg:y2="1.66cm"><text:p/></draw:line><draw:line draw:style-name="gr8" draw:text-style-name="P56" svg:x1="20.092cm" svg:y1="2.745cm" svg:x2="21.779cm" svg:y2="2.034cm"><text:p/></draw:line><draw:path draw:style-name="gr8" draw:text-style-name="P55" svg:width="1.913cm" svg:height="0.963cm" svg:x="4.498cm" svg:y="4.888cm" svg:viewBox="0 0 1914 964" svg:d="M0 964c1500 0 1914-964 1914-964"><text:p/></draw:path><draw:frame draw:style-name="gr7" draw:text-style-name="P54" svg:width="1.244cm" svg:height="0.863cm" svg:x="0.229cm" svg:y="4.548cm"><draw:text-box><text:p text:style-name="P51"><text:span text:style-name="T46">fd1</text:span></text:p></draw:text-box></draw:frame><draw:frame draw:style-name="gr7" draw:text-style-name="P54" svg:width="1.244cm" svg:height="0.863cm" svg:x="0.229cm" svg:y="5.35cm"><draw:text-box><text:p text:style-name="P51"><text:span text:style-name="T46">fd2</text:span></text:p></draw:text-box></draw:frame><draw:frame draw:style-name="gr9" draw:text-style-name="P57" svg:width="3.899cm" svg:height="2.587cm" svg:x="1.354cm" svg:y="0.161cm"><draw:image xlink:href="Pictures/2000006700000F8200000A62897308CB.svm" xlink:type="simple" xlink:show="embed" xlink:actuate="onLoad" draw:mime-type="image/x-svm"><text:p/></draw:image></draw:frame><draw:frame draw:style-name="gr4" draw:text-style-name="P52" svg:width="5.215cm" svg:height="2.488cm" svg:x="15.213cm" svg:y="5.273cm"><draw:text-box><text:p text:style-name="P51"><text:span text:style-name="T39">struct socket {</text:span></text:p><text:p text:style-name="P51"><text:span text:style-name="T39"><text:s text:c="4"/></text:span><text:span text:style-name="T39">...</text:span></text:p><text:p text:style-name="P51"><text:span text:style-name="T39"><text:s text:c="4"/></text:span><text:span text:style-name="T39">void *s_data;</text:span></text:p><text:p text:style-name="P51"><text:span text:style-name="T39">};</text:span></text:p></draw:text-box></draw:frame><draw:frame draw:style-name="gr10" draw:text-style-name="P52" svg:width="5.608cm" svg:height="1.997cm" svg:x="21.756cm" svg:y="5.648cm"><draw:text-box><text:p text:style-name="P51"><text:span text:style-name="T39">struct socket_tcp {</text:span></text:p><text:p text:style-name="P51"><text:span text:style-name="T39"><text:s text:c="4"/></text:span><text:span text:style-name="T39">...</text:span></text:p><text:p text:style-name="P51"><text:span text:style-name="T39">};</text:span></text:p></draw:text-box></draw:frame><draw:line draw:style-name="gr8" draw:text-style-name="P56" svg:x1="20.082cm" svg:y1="6.772cm" svg:x2="21.769cm" svg:y2="6.061cm"><text:p/></draw:line><draw:line draw:style-name="gr8" draw:text-style-name="P56" svg:x1="14.023cm" svg:y1="7.083cm" svg:x2="15.32cm" svg:y2="5.769cm"><text:p/></draw:line><draw:frame draw:style-name="gr9" draw:text-style-name="P57" svg:width="3.897cm" svg:height="2.585cm" svg:x="1.356cm" svg:y="3.689cm"><draw:image xlink:href="Pictures/2000006E00000F8200000A62B122036D.svm" xlink:type="simple" xlink:show="embed" xlink:actuate="onLoad" draw:mime-type="image/x-svm"><text:p/></draw:image></draw:frame></draw:g></text:p>
          </table:table-cell>
        </table:table-row>
        <table:table-row>
          <table:table-cell table:style-name="Таблиця3.A1" office:value-type="string">
            <text:p text:style-name="P45">Цей рисунок показує об’єкти, які створює ядро <text:span text:style-name="T30">в разі</text:span> успішного виконання системних викликів <text:span text:style-name="Шаблон_3a__20_Ідентифікатор">fork()</text:span> та <text:span text:style-name="Шаблон_3a__20_Ідентифікатор">socket()</text:span>, які були викликані цією програмою.</text:p>
          </table:table-cell>
        </table:table-row>
      </table:table>
      <text:p text:style-name="P5"/>
      <text:p text:style-name="P9">Перевіримо правильність цього рисунку в програмі. Програма (оригінальний процес) відкриває або створює файл, змінює його розмір на нуль. Потім оригінальний процес записує дані у файл. Далі програма створює новий процес, в якому дубльовані всі дескриптори файлів оригінального процесу. Новий процес відкриває той самий файл. Потім він записує дані в дубльований дескриптор файлу та зчитує дані зі щойно відкритого файлу. Оригінальний процес чекає на завершення нового процесу та записує дані у файл.</text:p>
      <text:p text:style-name="P12"><text:span text:style-name="T6">#include</text:span><text:span text:style-name="T7"> </text:span><text:span text:style-name="T33">&lt;sys/stat.h&gt;</text:span></text:p>
      <text:p text:style-name="P12"><text:span text:style-name="T6">#include</text:span><text:span text:style-name="T7"> </text:span><text:span text:style-name="T33">&lt;sys/wait.h&gt;</text:span></text:p>
      <text:p text:style-name="P12"><text:span text:style-name="T6">#include</text:span><text:span text:style-name="T7"> </text:span><text:span text:style-name="T33">&lt;fcntl.h&gt;</text:span></text:p>
      <text:p text:style-name="P12"><text:span text:style-name="T6">#include</text:span><text:span text:style-name="T7"> </text:span><text:span text:style-name="T33">&lt;stddef.h&gt;</text:span></text:p>
      <text:p text:style-name="P12"><text:span text:style-name="T6">#include</text:span><text:span text:style-name="T7"> </text:span><text:span text:style-name="T33">&lt;unistd.h&gt;</text:span></text:p>
      <text:p text:style-name="P23"/>
      <text:p text:style-name="P41">int<text:span text:style-name="T8"/></text:p>
      <text:p text:style-name="P12"><text:span text:style-name="T14">main(</text:span><text:span text:style-name="T12">void</text:span><text:span text:style-name="T14">)</text:span></text:p>
      <text:p text:style-name="P34">{<text:span text:style-name="T8"/></text:p>
      <text:p text:style-name="P12"><text:span text:style-name="T7"><text:s text:c="4"/></text:span><text:span text:style-name="T24">const</text:span><text:span text:style-name="T7"> </text:span><text:span text:style-name="T12">char</text:span><text:span text:style-name="T7"> </text:span><text:span text:style-name="T14">*pathname</text:span><text:span text:style-name="T7"> </text:span><text:span text:style-name="T14">=</text:span><text:span text:style-name="T7"> </text:span><text:span text:style-name="T25">"/tmp/file.txt"</text:span><text:span text:style-name="T14">;</text:span></text:p>
      <text:p text:style-name="P12"><text:span text:style-name="T7"><text:s text:c="4"/></text:span><text:span text:style-name="T24">const</text:span><text:span text:style-name="T7"> </text:span><text:span text:style-name="T12">char</text:span><text:span text:style-name="T7"> </text:span><text:span text:style-name="T14">data1[]</text:span><text:span text:style-name="T7"> </text:span><text:span text:style-name="T14">=</text:span><text:span text:style-name="T7"> </text:span><text:span text:style-name="T14">{</text:span><text:span text:style-name="T25">'1'</text:span><text:span text:style-name="T14">};</text:span></text:p>
      <text:p text:style-name="P12"><text:span text:style-name="T7"><text:s text:c="4"/></text:span><text:span text:style-name="T24">const</text:span><text:span text:style-name="T7"> </text:span><text:span text:style-name="T12">char</text:span><text:span text:style-name="T7"> </text:span><text:span text:style-name="T14">data2[]</text:span><text:span text:style-name="T7"> </text:span><text:span text:style-name="T14">=</text:span><text:span text:style-name="T7"> </text:span><text:span text:style-name="T14">{</text:span><text:span text:style-name="T25">'2'</text:span><text:span text:style-name="T14">};</text:span></text:p>
      <text:p text:style-name="P12"><text:span text:style-name="T7"><text:s text:c="4"/></text:span><text:span text:style-name="T24">const</text:span><text:span text:style-name="T7"> </text:span><text:span text:style-name="T12">char</text:span><text:span text:style-name="T7"> </text:span><text:span text:style-name="T14">data3[]</text:span><text:span text:style-name="T7"> </text:span><text:span text:style-name="T14">=</text:span><text:span text:style-name="T7"> </text:span><text:span text:style-name="T14">{</text:span><text:span text:style-name="T25">'3'</text:span><text:span text:style-name="T14">};</text:span></text:p>
      <text:p text:style-name="P12"><text:span text:style-name="T7"><text:s text:c="4"/></text:span><text:span text:style-name="T12">pid_t</text:span><text:span text:style-name="T7"> </text:span><text:span text:style-name="T14">pid;</text:span></text:p>
      <text:p text:style-name="P12"><text:span text:style-name="T7"><text:s text:c="4"/></text:span><text:span text:style-name="T12">int</text:span><text:span text:style-name="T7"> </text:span><text:span text:style-name="T14">fd1,</text:span><text:span text:style-name="T7"> </text:span><text:span text:style-name="T14">fd2;</text:span></text:p>
      <text:p text:style-name="P12"><text:span text:style-name="T7"><text:s text:c="4"/></text:span><text:span text:style-name="T12">char</text:span><text:span text:style-name="T7"> </text:span><text:span text:style-name="T14">buf[</text:span><text:span text:style-name="T24">sizeof</text:span><text:span text:style-name="T14">(data1)</text:span><text:span text:style-name="T7"> </text:span><text:span text:style-name="T14">+</text:span><text:span text:style-name="T7"> </text:span><text:span text:style-name="T24">sizeof</text:span><text:span text:style-name="T14">(data2)]</text:span><text:span text:style-name="T7"> </text:span><text:span text:style-name="T14">=</text:span><text:span text:style-name="T7"> </text:span><text:span text:style-name="T14">{</text:span><text:span text:style-name="T25">'\0'</text:span><text:span text:style-name="T14">};</text:span></text:p>
      <text:p text:style-name="P12"><text:soft-page-break/><text:span text:style-name="T7"><text:s text:c="4"/></text:span><text:span text:style-name="T14">fd1</text:span><text:span text:style-name="T7"> </text:span><text:span text:style-name="T14">=</text:span><text:span text:style-name="T7"> </text:span><text:span text:style-name="T14">open(pathname,</text:span><text:span text:style-name="T7"> </text:span><text:span text:style-name="T14">O_CREAT|O_TRUNC|O_RDWR,</text:span><text:span text:style-name="T7"> </text:span><text:span text:style-name="T14">S_IRUSR|S_IWUSR);</text:span></text:p>
      <text:p text:style-name="P12"><text:span text:style-name="T7"><text:s text:c="4"/></text:span><text:span text:style-name="T24">if</text:span><text:span text:style-name="T7"> </text:span><text:span text:style-name="T14">(fd1</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open()"</text:span><text:span text:style-name="T14">);</text:span></text:p>
      <text:p text:style-name="P12"><text:span text:style-name="T7"><text:s text:c="4"/></text:span><text:span text:style-name="T24">if</text:span><text:span text:style-name="T7"> </text:span><text:span text:style-name="T14">(write(fd1,</text:span><text:span text:style-name="T7"> </text:span><text:span text:style-name="T14">data1,</text:span><text:span text:style-name="T7"> </text:span><text:span text:style-name="T24">sizeof</text:span><text:span text:style-name="T14">(data1))</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write()"</text:span><text:span text:style-name="T14">);</text:span></text:p>
      <text:p text:style-name="P12"><text:span text:style-name="T7"><text:s text:c="4"/></text:span><text:span text:style-name="T14">pid</text:span><text:span text:style-name="T7"> </text:span><text:span text:style-name="T14">=</text:span><text:span text:style-name="T7"> </text:span><text:span text:style-name="T14">fork();</text:span></text:p>
      <text:p text:style-name="P12"><text:span text:style-name="T7"><text:s text:c="4"/></text:span><text:span text:style-name="T24">if</text:span><text:span text:style-name="T7"> </text:span><text:span text:style-name="T14">(pid</text:span><text:span text:style-name="T7"> </text:span><text:span text:style-name="T14">&lt;</text:span><text:span text:style-name="T7"> </text:span><text:span text:style-name="T14">0)</text:span></text:p>
      <text:p text:style-name="P12"><text:span text:style-name="T7"><text:s text:c="8"/></text:span><text:span text:style-name="T14">exit_err(</text:span><text:span text:style-name="T25">"fork()"</text:span><text:span text:style-name="T14">);</text:span></text:p>
      <text:p text:style-name="P12"><text:span text:style-name="T7"><text:s text:c="4"/></text:span><text:span text:style-name="T24">if</text:span><text:span text:style-name="T7"> </text:span><text:span text:style-name="T14">(pid</text:span><text:span text:style-name="T7"> </text:span><text:span text:style-name="T14">==</text:span><text:span text:style-name="T7"> </text:span><text:span text:style-name="T14">0)</text:span><text:span text:style-name="T7"> </text:span><text:span text:style-name="T14">{</text:span></text:p>
      <text:p text:style-name="P12"><text:span text:style-name="T7"><text:s text:c="8"/></text:span><text:span text:style-name="T14">fd2</text:span><text:span text:style-name="T7"> </text:span><text:span text:style-name="T14">=</text:span><text:span text:style-name="T7"> </text:span><text:span text:style-name="T14">open(pathname,</text:span><text:span text:style-name="T7"> </text:span><text:span text:style-name="T14">O_RDONLY);</text:span></text:p>
      <text:p text:style-name="P12"><text:span text:style-name="T7"><text:s text:c="8"/></text:span><text:span text:style-name="T24">if</text:span><text:span text:style-name="T7"> </text:span><text:span text:style-name="T14">(fd2</text:span><text:span text:style-name="T7"> </text:span><text:span text:style-name="T14">&lt;</text:span><text:span text:style-name="T7"> </text:span><text:span text:style-name="T14">0)</text:span></text:p>
      <text:p text:style-name="P12"><text:span text:style-name="T7"><text:s text:c="12"/></text:span><text:span text:style-name="T14">exit_err(</text:span><text:span text:style-name="T25">"open()"</text:span><text:span text:style-name="T14">);</text:span></text:p>
      <text:p text:style-name="P12"><text:span text:style-name="T7"><text:s text:c="8"/></text:span><text:span text:style-name="T24">if</text:span><text:span text:style-name="T7"> </text:span><text:span text:style-name="T14">(write(fd1,</text:span><text:span text:style-name="T7"> </text:span><text:span text:style-name="T14">data2,</text:span><text:span text:style-name="T7"> </text:span><text:span text:style-name="T24">sizeof</text:span><text:span text:style-name="T14">(data2))</text:span><text:span text:style-name="T7"> </text:span><text:span text:style-name="T14">&lt;</text:span><text:span text:style-name="T7"> </text:span><text:span text:style-name="T14">0)</text:span></text:p>
      <text:p text:style-name="P12"><text:span text:style-name="T7"><text:s text:c="12"/></text:span><text:span text:style-name="T14">exit_err(</text:span><text:span text:style-name="T25">"write()"</text:span><text:span text:style-name="T14">);</text:span></text:p>
      <text:p text:style-name="P12"><text:span text:style-name="T7"><text:s text:c="8"/></text:span><text:span text:style-name="T24">if</text:span><text:span text:style-name="T7"> </text:span><text:span text:style-name="T14">(read(fd2,</text:span><text:span text:style-name="T7"> </text:span><text:span text:style-name="T14">buf,</text:span><text:span text:style-name="T7"> </text:span><text:span text:style-name="T24">sizeof</text:span><text:span text:style-name="T14">(buf))</text:span><text:span text:style-name="T7"> </text:span><text:span text:style-name="T14">&lt;</text:span><text:span text:style-name="T7"> </text:span><text:span text:style-name="T14">0)</text:span></text:p>
      <text:p text:style-name="P12"><text:span text:style-name="T7"><text:s text:c="12"/></text:span><text:span text:style-name="T14">exit_err(</text:span><text:span text:style-name="T25">"read()"</text:span><text:span text:style-name="T14">);</text:span></text:p>
      <text:p text:style-name="P12"><text:span text:style-name="T7"><text:s text:c="8"/></text:span><text:span text:style-name="T24">if</text:span><text:span text:style-name="T7"> </text:span><text:span text:style-name="T14">(close(fd1)</text:span><text:span text:style-name="T7"> </text:span><text:span text:style-name="T14">&lt;</text:span><text:span text:style-name="T7"> </text:span><text:span text:style-name="T14">0</text:span><text:span text:style-name="T7"> </text:span><text:span text:style-name="T14">||</text:span><text:span text:style-name="T7"> </text:span><text:span text:style-name="T14">close(fd2)</text:span><text:span text:style-name="T7"> </text:span><text:span text:style-name="T14">&lt;</text:span><text:span text:style-name="T7"> </text:span><text:span text:style-name="T14">0)</text:span></text:p>
      <text:p text:style-name="P12"><text:span text:style-name="T7"><text:s text:c="12"/></text:span><text:span text:style-name="T14">exit_err(</text:span><text:span text:style-name="T25">"close()"</text:span><text:span text:style-name="T14">);</text:span></text:p>
      <text:p text:style-name="P12"><text:span text:style-name="T7"><text:s text:c="8"/></text:span><text:span text:style-name="T14">write(STDOUT_FILENO,</text:span><text:span text:style-name="T7"> </text:span><text:span text:style-name="T14">buf,</text:span><text:span text:style-name="T7"> </text:span><text:span text:style-name="T24">sizeof</text:span><text:span text:style-name="T14">(buf));</text:span></text:p>
      <text:p text:style-name="P12"><text:span text:style-name="T7"><text:s text:c="4"/></text:span><text:span text:style-name="T14">}</text:span><text:span text:style-name="T7"> </text:span><text:span text:style-name="T24">else</text:span><text:span text:style-name="T7"> </text:span><text:span text:style-name="T14">{</text:span></text:p>
      <text:p text:style-name="P12"><text:span text:style-name="T7"><text:s text:c="8"/></text:span><text:span text:style-name="T24">if</text:span><text:span text:style-name="T7"> </text:span><text:span text:style-name="T14">(wait</text:span><text:span text:style-name="T22">pid</text:span><text:span text:style-name="T14">(-</text:span><text:span text:style-name="T22">1,</text:span><text:span text:style-name="T10"> </text:span><text:span text:style-name="T22">nullptr,</text:span><text:span text:style-name="T10"> </text:span><text:span text:style-name="T22">0</text:span><text:span text:style-name="T14">)</text:span><text:span text:style-name="T7"> </text:span><text:span text:style-name="T14">&lt;</text:span><text:span text:style-name="T7"> </text:span><text:span text:style-name="T14">0)</text:span></text:p>
      <text:p text:style-name="P12"><text:span text:style-name="T7"><text:s text:c="12"/></text:span><text:span text:style-name="T14">exit_err(</text:span><text:span text:style-name="T25">"wait</text:span><text:span text:style-name="T29">pid</text:span><text:span text:style-name="T25">()"</text:span><text:span text:style-name="T14">);</text:span></text:p>
      <text:p text:style-name="P12"><text:span text:style-name="T7"><text:s text:c="8"/></text:span><text:span text:style-name="T24">if</text:span><text:span text:style-name="T7"> </text:span><text:span text:style-name="T14">(write(fd1,</text:span><text:span text:style-name="T7"> </text:span><text:span text:style-name="T14">data3,</text:span><text:span text:style-name="T7"> </text:span><text:span text:style-name="T24">sizeof</text:span><text:span text:style-name="T14">(data3))</text:span><text:span text:style-name="T7"> </text:span><text:span text:style-name="T14">&lt;</text:span><text:span text:style-name="T7"> </text:span><text:span text:style-name="T14">0)</text:span></text:p>
      <text:p text:style-name="P12"><text:span text:style-name="T7"><text:s text:c="12"/></text:span><text:span text:style-name="T14">exit_err(</text:span><text:span text:style-name="T25">"write()"</text:span><text:span text:style-name="T14">);</text:span></text:p>
      <text:p text:style-name="P12"><text:span text:style-name="T7"><text:s text:c="8"/></text:span><text:span text:style-name="T24">if</text:span><text:span text:style-name="T7"> </text:span><text:span text:style-name="T14">(close(fd1)</text:span><text:span text:style-name="T7"> </text:span><text:span text:style-name="T14">&lt;</text:span><text:span text:style-name="T7"> </text:span><text:span text:style-name="T14">0)</text:span></text:p>
      <text:p text:style-name="P12"><text:span text:style-name="T7"><text:s text:c="12"/></text:span><text:span text:style-name="T14">exit_err(</text:span><text:span text:style-name="T25">"close()"</text:span><text:span text:style-name="T14">);</text:span></text:p>
      <text:p text:style-name="P12"><text:span text:style-name="T7"><text:s text:c="4"/></text:span><text:span text:style-name="T14">}</text:span></text:p>
      <text:p text:style-name="P33">}</text:p>
      <text:p text:style-name="P47"><text:soft-page-break/>// Запускаємо програму.</text:p>
      <text:p text:style-name="P18"><text:span text:style-name="T24">$ </text:span><text:span text:style-name="T14">./a.out</text:span></text:p>
      <text:p text:style-name="P40">12$</text:p>
      <text:p text:style-name="Шаблон_3a__20_Коментар">// Виводимо вміст файлу.</text:p>
      <text:p text:style-name="P18"><text:span text:style-name="T24">$ </text:span><text:span text:style-name="T14">cat</text:span><text:span text:style-name="T7"> </text:span><text:span text:style-name="T14">/tmp/file.txt</text:span></text:p>
      <text:p text:style-name="P40">123$</text:p>
      <text:p text:style-name="Шаблон_3a__20_Звичайний_20_текст">Ця програма показує, що дубльований дескриптор файлу в новому процесі дає змогу модифікувати файл. Також зміщення, де були модифікування файлу в обох процесах, є такими, які були встановлені попередніми модифікуваннями файлу, як в оригінальному процесі, так і в новому процесі. Тобто <text:span text:style-name="Шаблон_3a__20_Ідентифікатор">fd1</text:span> в оригінальному процесі та <text:span text:style-name="Шаблон_3a__20_Ідентифікатор">fd1</text:span> у новому процесі – це дескриптори файлів, які «вказують» на той самий об’єкт типу <text:span text:style-name="Шаблон_3a__20_Ідентифікатор">struct file</text:span> в ядрі. Файл, який був відкритий новим процесом, має власне зміщення, яке дорівнює нулю після відкриття файлу. Тобто <text:span text:style-name="Шаблон_3a__20_Ідентифікатор">fd2</text:span> в новому процесі «вказує» на інший об’єкт типу <text:span text:style-name="Шаблон_3a__20_Ідентифікатор">struct file</text:span> в ядрі. Оскільки записані дані у файл (який був відкритий першим викликом <text:span text:style-name="Шаблон_3a__20_Ідентифікатор">open()</text:span>) та прочитані дані з файлу (який був відкритий другим викликом <text:span text:style-name="Шаблон_3a__20_Ідентифікатор">open()</text:span>) збігаються, зрозуміло, що два об’єкти типу <text:span text:style-name="Шаблон_3a__20_Ідентифікатор">struct file</text:span> посилаються на один об’єкт типу <text:span text:style-name="Шаблон_3a__20_Ідентифікатор">struct vnode</text:span> в ядрі.</text:p>
      <text:p text:style-name="Шаблон_3a__20_Звичайний_20_текст"><text:soft-page-break/>Якщо оригінальний процес працює з потоком файлу та створює новий процес, то це треба враховувати. Ядро копіює потік файлу та вміст його буфера оригінального процесу в дочірній процес (ядро копіює вміст пам’яті оригінального процесу, а потік файлу є програмною абстракцією режиму користувача). Якщо цей буфер не порожній, то дані, які зберігаються в ньому, можуть бути виведені в потоки файлів кілька раз (в оригінальному та в дочірніх процесах). Щоб розв'язувати цю проблему, треба заборонити буферизацію для цього потоку файлу, або викликати <text:span text:style-name="Шаблон_3a__20_Ідентифікатор">fflush()</text:span> для нього в оригінальному процесі перед викликом <text:span text:style-name="Шаблон_3a__20_Ідентифікатор">fork()</text:span>, або викликати <text:span text:style-name="Шаблон_3a__20_Ідентифікатор">fflush()</text:span> з аргументом <text:span text:style-name="Шаблон_3a__20_Ідентифікатор">nullptr</text:span> в оригінальному процесі, або викликати <text:span text:style-name="Шаблон_3a__20_Ідентифікатор">_exit()</text:span> для завершення дочірнього процесу.</text:p>
      <text:p text:style-name="Шаблон_3a__20_Звичайний_20_текст">Ось програма на C, яка пояснює в чому проблема.</text:p>
      <text:p text:style-name="P21"><text:span text:style-name="T6">#include</text:span><text:span text:style-name="T7"> </text:span><text:span text:style-name="T33">&lt;stdio.h&gt;</text:span></text:p>
      <text:p text:style-name="P21"><text:span text:style-name="T6">#include</text:span><text:span text:style-name="T7"> </text:span><text:span text:style-name="T33">&lt;unistd.h&gt;</text:span></text:p>
      <text:p text:style-name="P27"/>
      <text:p text:style-name="P21"><text:span text:style-name="T24">static</text:span><text:span text:style-name="T7"> </text:span><text:span text:style-name="T12">void</text:span></text:p>
      <text:p text:style-name="P21"><text:span text:style-name="T14">fork_and_exit(</text:span><text:span text:style-name="T12">void</text:span><text:span text:style-name="T7"> </text:span><text:span text:style-name="T14">(*exit_func)(</text:span><text:span text:style-name="T12">int</text:span><text:span text:style-name="T14">))</text:span></text:p>
      <text:p text:style-name="P38">{</text:p>
      <text:p text:style-name="P21"><text:span text:style-name="T7"><text:s text:c="4"/></text:span><text:span text:style-name="T12">pid_t</text:span><text:span text:style-name="T7"> </text:span><text:span text:style-name="T14">pid;</text:span></text:p>
      <text:p text:style-name="P27"/>
      <text:p text:style-name="P21"><text:soft-page-break/><text:span text:style-name="T7"><text:s text:c="4"/></text:span><text:span text:style-name="T14">pid</text:span><text:span text:style-name="T7"> </text:span><text:span text:style-name="T14">=</text:span><text:span text:style-name="T7"> </text:span><text:span text:style-name="T14">fork();</text:span></text:p>
      <text:p text:style-name="P21"><text:span text:style-name="T7"><text:s text:c="4"/></text:span><text:span text:style-name="T24">if</text:span><text:span text:style-name="T7"> </text:span><text:span text:style-name="T14">(pid</text:span><text:span text:style-name="T7"> </text:span><text:span text:style-name="T14">&lt;</text:span><text:span text:style-name="T7"> </text:span><text:span text:style-name="T14">0)</text:span></text:p>
      <text:p text:style-name="P21"><text:span text:style-name="T7"><text:s text:c="8"/></text:span><text:span text:style-name="T14">exit_err(</text:span><text:span text:style-name="T25">"fork()"</text:span><text:span text:style-name="T14">);</text:span></text:p>
      <text:p text:style-name="P21"><text:span text:style-name="T7"><text:s text:c="4"/></text:span><text:span text:style-name="T24">if</text:span><text:span text:style-name="T7"> </text:span><text:span text:style-name="T14">(pid</text:span><text:span text:style-name="T7"> </text:span><text:span text:style-name="T14">==</text:span><text:span text:style-name="T7"> </text:span><text:span text:style-name="T14">0)</text:span></text:p>
      <text:p text:style-name="P21"><text:span text:style-name="T7"><text:s text:c="8"/></text:span><text:span text:style-name="T14">exit_func(EXIT_SUCCESS);</text:span></text:p>
      <text:p text:style-name="P38">}</text:p>
      <text:p text:style-name="P27"/>
      <text:p text:style-name="P42">int</text:p>
      <text:p text:style-name="P21"><text:span text:style-name="T14">main(</text:span><text:span text:style-name="T12">void</text:span><text:span text:style-name="T14">)</text:span></text:p>
      <text:p text:style-name="P38">{</text:p>
      <text:p text:style-name="P21"><text:span text:style-name="T7"><text:s text:c="4"/></text:span><text:span text:style-name="T14">printf(</text:span><text:span text:style-name="T25">"some text 1_1 "</text:span><text:span text:style-name="T14">);</text:span></text:p>
      <text:p text:style-name="P21"><text:span text:style-name="T7"><text:s text:c="4"/></text:span><text:span text:style-name="T14">fork_and_exit(exit);</text:span></text:p>
      <text:p text:style-name="P21"><text:span text:style-name="T7"><text:s text:c="4"/></text:span><text:span text:style-name="T14">printf(</text:span><text:span text:style-name="T25">"some text 1_2</text:span><text:span text:style-name="T26">\n</text:span><text:span text:style-name="T25">"</text:span><text:span text:style-name="T14">);</text:span></text:p>
      <text:p text:style-name="P21"><text:span text:style-name="T7"><text:s text:c="4"/></text:span><text:span text:style-name="T14">fork_and_exit(exit);</text:span></text:p>
      <text:p text:style-name="P27"/>
      <text:p text:style-name="P21"><text:span text:style-name="T7"><text:s text:c="4"/></text:span><text:span text:style-name="T14">printf(</text:span><text:span text:style-name="T25">"some text 2</text:span><text:span text:style-name="T26">\n</text:span><text:span text:style-name="T25">"</text:span><text:span text:style-name="T14">);</text:span></text:p>
      <text:p text:style-name="P21"><text:span text:style-name="T7"><text:s text:c="4"/></text:span><text:span text:style-name="T14">fork_and_exit(exit);</text:span></text:p>
      <text:p text:style-name="P27"/>
      <text:p text:style-name="P21"><text:span text:style-name="T7"><text:s text:c="4"/></text:span><text:span text:style-name="T14">printf(</text:span><text:span text:style-name="T25">"some text 3</text:span><text:span text:style-name="T26">\n</text:span><text:span text:style-name="T25">"</text:span><text:span text:style-name="T14">);</text:span></text:p>
      <text:p text:style-name="P21"><text:span text:style-name="T7"><text:s text:c="4"/></text:span><text:span text:style-name="T14">fflush(stdout);</text:span></text:p>
      <text:p text:style-name="P21"><text:span text:style-name="T7"><text:s text:c="4"/></text:span><text:span text:style-name="T14">fork_and_exit(exit);</text:span></text:p>
      <text:p text:style-name="P21"><text:span text:style-name="T7"><text:s text:c="4"/></text:span><text:span text:style-name="T14">printf(</text:span><text:span text:style-name="T25">"some text 4</text:span><text:span text:style-name="T26">\n</text:span><text:span text:style-name="T25">"</text:span><text:span text:style-name="T14">);</text:span></text:p>
      <text:p text:style-name="P21"><text:span text:style-name="T7"><text:s text:c="4"/></text:span><text:span text:style-name="T14">fork_and_exit(_exit);</text:span></text:p>
      <text:p text:style-name="P39">}</text:p>
      <text:p text:style-name="P46">// Запускаємо програму два рази.</text:p>
      <text:p text:style-name="P20"><text:span text:style-name="T24">$ </text:span><text:span text:style-name="T14">./a.out</text:span></text:p>
      <text:p text:style-name="P37">some text 1_1 some text 1_2</text:p>
      <text:p text:style-name="P37"><text:soft-page-break/>some text 2</text:p>
      <text:p text:style-name="P37">some text 1_1 some text 3</text:p>
      <text:p text:style-name="P37">some text 4</text:p>
      <text:p text:style-name="P20"><text:span text:style-name="T24">$ </text:span><text:span text:style-name="T14">./a.out</text:span><text:span text:style-name="T7"> </text:span><text:span text:style-name="T14">&gt;</text:span><text:span text:style-name="T7"> </text:span><text:span text:style-name="T14">/tmp/output.txt</text:span></text:p>
      <text:p text:style-name="P20"><text:span text:style-name="T24">$ </text:span><text:span text:style-name="T14">cat</text:span><text:span text:style-name="T7"> </text:span><text:span text:style-name="T14">/tmp/output.txt</text:span></text:p>
      <text:p text:style-name="P37">some text 1_1 some text 1_1 some text 1_2</text:p>
      <text:p text:style-name="P37">some text 1_1 some text 1_2</text:p>
      <text:p text:style-name="P37">some text 2</text:p>
      <text:p text:style-name="P37">some text 3</text:p>
      <text:p text:style-name="P37">some text 1_1 some text 1_2</text:p>
      <text:p text:style-name="P37">some text 2</text:p>
      <text:p text:style-name="P37">some text 4</text:p>
      <text:p text:style-name="P30">$</text:p>
      <text:p text:style-name="Шаблон_3a__20_Звичайний_20_текст">Перший раз програма виводить «коректний» результат тільки для рядків, які завершуються символом нового рядка. Це відбувається через те, що стандартна бібліотека C визначила, що standard output програми асоційований з інтерактивним пристроєм (з терміналом) та увімкнула буферизацію для <text:span text:style-name="Шаблон_3a__20_Ідентифікатор">stdout</text:span> для рядків (стандартна бібліотека C виводить рядок, якщо він завершується символом нового рядка). Так зазвичай роблять реалізації стандартної бібліотеки C.</text:p>
      <text:p text:style-name="Шаблон_3a__20_Звичайний_20_текст"><text:soft-page-break/>Другий раз standard output програми було перенаправлено у звичайний файл і стандартна бібліотека C увімкнула повну буферизацію для <text:span text:style-name="Шаблон_3a__20_Ідентифікатор">stdout</text:span>, це визначено в POSIX. Деякі рядки, збережені у файлі, дубльовані кілька разів. Це відбувається через те, що непорожній буфер <text:span text:style-name="Шаблон_3a__20_Ідентифікатор">stdout</text:span> оригінального процесу було скопійовано в кількох дочірніх процесах, які потім вивели його вміст.</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Mono1" svg:font-family="'Liberation Mono'" style:font-adornments="Звичайний" style:font-family-generic="modern" style:font-pitch="fixed"/>
    <style:font-face style:name="Liberation Mono2" svg:font-family="'Liberation Mono'"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Жирный" style:font-family-generic="swiss" style:font-pitch="variable"/>
    <style:font-face style:name="Liberation Sans3" svg:font-family="'Liberation Sans'" style:font-adornments="Звичайний" style:font-family-generic="swiss" style:font-pitch="variable"/>
    <style:font-face style:name="Liberation Sans4" svg:font-family="'Liberation Sans'" style:font-adornments="Курсив" style:font-family-generic="swiss" style:font-pitch="variable"/>
    <style:font-face style:name="Liberation Sans5" svg:font-family="'Liberation Sans'" style:font-adornments="Обычный"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office:font-face-decls>
  <office:styles>
    <draw:marker draw:name="Стили_20_стрелок_20_11" draw:display-name="Стили стрелок 11" svg:viewBox="0 0 20 13" svg:d="M0 13l10-13 10 13z"/>
    <draw:marker draw:name="Стили_20_стрелок_20_12" draw:display-name="Стили стрелок 12"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3cm" style:type="center"/>
          <style:tab-stop style:position="26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cm" style:type="center"/>
          <style:tab-stop style:position="26cm" style:type="right"/>
        </style:tab-stops>
      </style:paragraph-properties>
    </style:style>
    <style:style style:name="Шаблон_3a__20_Заголовок_20_теми" style:display-name="Шаблон: Заголовок теми" style:family="paragraph" style:next-style-name="Шаблон_3a__20_Звичайний_20_текст">
      <style:paragraph-properties fo:text-align="center" style:justify-single-word="false"/>
      <style:text-properties fo:color="#007070" loext:opacity="100%" style:font-name="Liberation Sans1" fo:font-family="'Liberation Sans'" style:font-family-generic="swiss" style:font-pitch="variable" fo:font-size="26pt" fo:font-weight="bold" officeooo:rsid="000891be" style:font-size-asian="26pt" style:font-weight-asian="bold" style:font-size-complex="26pt" style:font-weight-complex="bold"/>
    </style:style>
    <style:style style:name="Шаблон_3a__20_Звичайний_20_текст" style:display-name="Шаблон: Звичайний текст" style:family="paragraph">
      <style:paragraph-properties fo:margin-top="0cm" fo:margin-bottom="0.499cm" style:contextual-spacing="false"/>
      <style:text-properties style:font-name="Liberation Sans1" fo:font-family="'Liberation Sans'" style:font-family-generic="swiss" style:font-pitch="variable" fo:font-size="21pt" officeooo:rsid="000f45a1" style:font-size-asian="21pt" style:font-size-complex="2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Шаблон_3a__20_Текст_20_програми" style:display-name="Шаблон: Текст програми" style:family="paragraph">
      <loext:graphic-properties draw:fill="solid" draw:fill-color="#f8f8f8" draw:opacity="100%"/>
      <style:paragraph-properties fo:background-color="#f8f8f8"/>
      <style:text-properties style:font-name="Liberation Mono" fo:font-family="'Liberation Mono'" style:font-family-generic="modern" style:font-pitch="fixed" fo:font-size="14pt" fo:letter-spacing="normal" fo:language="zxx" fo:country="none" officeooo:rsid="000c0a0c" style:font-size-asian="14pt" style:font-size-complex="14pt" style:text-scale="90%"/>
    </style:style>
    <style:style style:name="Шаблон_3a__20_Текст_20_командного_20_інтерпретатора" style:display-name="Шаблон: Текст командного інтерпретатора" style:family="paragraph">
      <loext:graphic-properties draw:fill="solid" draw:fill-color="#f8f8f8" draw:opacity="100%"/>
      <style:paragraph-properties fo:background-color="#f8f8f8"/>
      <style:text-properties style:font-name="Liberation Mono" fo:font-family="'Liberation Mono'" style:font-family-generic="modern" style:font-pitch="fixed" fo:font-size="14pt" fo:letter-spacing="normal" fo:language="zxx" fo:country="none" officeooo:rsid="000c0a0c" style:font-size-asian="14pt" style:font-size-complex="14pt" style:text-scale="90%"/>
    </style:style>
    <style:style style:name="Шаблон_3a__20_Коментар" style:display-name="Шаблон: Коментар" style:family="paragraph">
      <style:text-properties style:font-name="Liberation Sans1" fo:font-family="'Liberation Sans'" style:font-family-generic="swiss" style:font-pitch="variable" fo:font-size="16pt" officeooo:rsid="000c0a0c" style:font-size-asian="16pt" style:font-size-complex="16pt"/>
    </style:style>
    <style:style style:name="Шаблон_3a__20_Звичайний_20_текст_20_без_20_відступу" style:display-name="Шаблон: Звичайний текст без відступу" style:family="paragraph" style:parent-style-name="Шаблон_3a__20_Звичайний_20_текст" style:master-page-name="">
      <loext:graphic-properties draw:fill="none" draw:fill-color="#ffffff"/>
      <style:paragraph-properties fo:margin-top="0cm" fo:margin-bottom="0cm" style:contextual-spacing="false" style:page-number="auto" fo:background-color="transparent">
        <style:tab-stops/>
      </style:paragraph-properties>
    </style:style>
    <style:style style:name="Шаблон_3a__20_Title_20_page" style:display-name="Шаблон: Title page" style:family="paragraph" style:master-page-name="">
      <style:paragraph-properties fo:text-align="center" style:justify-single-word="false" style:page-number="auto">
        <style:tab-stops/>
      </style:paragraph-properties>
      <style:text-properties style:font-name="Liberation Sans5" fo:font-family="'Liberation Sans'" style:font-style-name="Обычный" style:font-family-generic="swiss" style:font-pitch="variable" fo:font-size="44pt" fo:language="en" fo:country="US" officeooo:rsid="001ca846"/>
    </style:style>
    <style:style style:name="Шаблон_3a__20_Topic_20_title" style:display-name="Шаблон: Topic title" style:family="paragraph" style:master-page-name="">
      <style:paragraph-properties fo:text-align="center" style:justify-single-word="false" style:page-number="auto"/>
      <style:text-properties fo:color="#007070" loext:opacity="100%" style:font-name="Liberation Sans5" fo:font-family="'Liberation Sans'" style:font-style-name="Обычный" style:font-family-generic="swiss" style:font-pitch="variable" fo:font-size="26pt" fo:language="en" fo:country="US" fo:font-weight="bold" officeooo:rsid="001ca846" style:font-size-asian="26pt" style:font-weight-asian="bold" style:font-size-complex="26pt" style:font-weight-complex="bold"/>
    </style:style>
    <style:style style:name="Шаблон_3a__20_Regular_20_text_20_without_20_indentation" style:display-name="Шаблон: Regular text without indentation" style:family="paragraph">
      <loext:graphic-properties draw:fill="none" draw:fill-color="#ffffff"/>
      <style:paragraph-properties fo:margin-top="0cm" fo:margin-bottom="0cm" style:contextual-spacing="false" fo:background-color="transparent">
        <style:tab-stops/>
      </style:paragraph-properties>
      <style:text-properties style:font-name="Liberation Sans5" fo:font-family="'Liberation Sans'" style:font-style-name="Обычный" style:font-family-generic="swiss" style:font-pitch="variable" fo:font-size="21pt" fo:language="en" fo:country="US" officeooo:rsid="001e6ae1"/>
    </style:style>
    <style:style style:name="Шаблон_3a__20_Comment" style:display-name="Шаблон: Comment" style:family="paragraph" style:master-page-name="">
      <style:paragraph-properties style:page-number="auto"/>
      <style:text-properties style:font-name="Liberation Sans5" fo:font-family="'Liberation Sans'" style:font-style-name="Обычный" style:font-family-generic="swiss" style:font-pitch="variable" fo:font-size="16pt" fo:language="en" fo:country="US" officeooo:rsid="001e6ae1"/>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Шаблон_3a__20_Текст_20_програми_2c__20_відступ" style:display-name="Шаблон: Текст програми, відступ" style:family="paragraph" style:parent-style-name="Шаблон_3a__20_Текст_20_програми">
      <style:paragraph-properties fo:margin-top="0cm" fo:margin-bottom="0.499cm" style:contextual-spacing="false"/>
      <style:text-properties fo:letter-spacing="normal" officeooo:rsid="00202775" style:text-scale="90%"/>
    </style:style>
    <style:style style:name="Шаблон_3a__20_Текст_20_командного_20_інтерпретатора_2c__20_відступ" style:display-name="Шаблон: Текст командного інтерпретатора, відступ" style:family="paragraph" style:parent-style-name="Шаблон_3a__20_Текст_20_командного_20_інтерпретатора">
      <style:paragraph-properties fo:margin-top="0cm" fo:margin-bottom="0.499cm" style:contextual-spacing="false"/>
      <style:text-properties fo:letter-spacing="normal" style:text-scale="90%"/>
    </style:style>
    <style:style style:name="Шаблон_3a__20_Запитання_20_та_20_відповідь" style:display-name="Шаблон: Запитання та відповідь" style:family="paragraph" style:parent-style-name="Шаблон_3a__20_Звичайний_20_текст">
      <loext:graphic-properties draw:fill="solid" draw:fill-color="#f1f1f1" draw:opacity="100%"/>
      <style:paragraph-properties fo:background-color="#f1f1f1"/>
      <style:text-properties officeooo:rsid="0035894a"/>
    </style:style>
    <style:style style:name="Шаблон_3a__20_Question_20_and_20_answer" style:display-name="Шаблон: Question and answer" style:family="paragraph">
      <loext:graphic-properties draw:fill="solid" draw:fill-color="#f1f1f1" draw:opacity="100%"/>
      <style:paragraph-properties fo:background-color="#f1f1f1"/>
      <style:text-properties officeooo:rsid="003713ee"/>
    </style:style>
    <style:style style:name="Шаблон_3a__20_Визначення_20_функції" style:display-name="Шаблон: Визначення функції" style:family="paragraph">
      <loext:graphic-properties draw:fill="solid" draw:fill-color="#f1f1f1" draw:opacity="100%"/>
      <style:paragraph-properties fo:margin-top="0cm" fo:margin-bottom="0cm" style:contextual-spacing="false" fo:background-color="#f1f1f1"/>
      <style:text-properties style:font-name="Liberation Mono" fo:font-family="'Liberation Mono'" style:font-family-generic="modern" style:font-pitch="fixed" fo:font-size="14pt" fo:language="zxx" fo:country="none" officeooo:rsid="00439be8" style:font-size-asian="14pt" style:language-asian="zxx" style:country-asian="none" style:font-size-complex="14pt" style:language-complex="zxx" style:country-complex="none" style:text-scale="90%"/>
    </style:style>
    <style:style style:name="Шаблон_3a__20_Визначення_20_функції_2c__20_відступ" style:display-name="Шаблон: Визначення функції, відступ" style:family="paragraph" style:parent-style-name="Шаблон_3a__20_Визначення_20_функції" style:master-page-name="">
      <style:paragraph-properties fo:margin-top="0cm" fo:margin-bottom="0.499cm" style:contextual-spacing="false" style:page-number="auto"/>
    </style:style>
    <style:style style:name="Шаблон_3a__20_Титульна_20_сторінка_2c__20_назва" style:display-name="Шаблон: Титульна сторінка, назва" style:family="paragraph">
      <style:paragraph-properties fo:text-align="center" style:justify-single-word="false"/>
      <style:text-properties fo:color="#007070" loext:opacity="100%" style:font-name="Liberation Sans3" fo:font-family="'Liberation Sans'" style:font-style-name="Звичайний" style:font-family-generic="swiss" style:font-pitch="variable" fo:font-size="42pt" fo:font-weight="bold" style:font-weight-asian="bold" style:font-weight-complex="bold"/>
    </style:style>
    <style:style style:name="Шаблон_3a__20_Титульна_20_сторінка_2c__20_номер" style:display-name="Шаблон: Титульна сторінка, номер" style:family="paragraph" style:next-style-name="Шаблон_3a__20_Титульна_20_сторінка_2c__20_назва" style:master-page-name="">
      <style:paragraph-properties fo:text-align="center" style:justify-single-word="false" style:page-number="auto"/>
      <style:text-properties fo:color="#007070" loext:opacity="100%" style:font-name="Liberation Sans1" fo:font-family="'Liberation Sans'" style:font-family-generic="swiss" style:font-pitch="variable" fo:font-size="42pt" officeooo:rsid="00482388" style:font-size-asian="42pt" style:font-size-complex="42pt"/>
    </style:style>
    <style:style style:name="Шаблон_3a__20_Title_20_page_2c__20_title" style:display-name="Шаблон: Title page, title" style:family="paragraph" style:master-page-name="">
      <style:paragraph-properties fo:text-align="center" style:justify-single-word="false" style:page-number="auto"/>
      <style:text-properties fo:color="#007070" loext:opacity="100%" style:font-name="Liberation Sans3" fo:font-family="'Liberation Sans'" style:font-style-name="Звичайний" style:font-family-generic="swiss" style:font-pitch="variable" fo:font-size="42pt" fo:language="en" fo:country="US" fo:font-weight="bold" style:font-weight-asian="bold" style:font-weight-complex="bold"/>
    </style:style>
    <style:style style:name="Шаблон_3a__20_Title_20_page_2c__20_number" style:display-name="Шаблон: Title page, number" style:family="paragraph" style:next-style-name="Шаблон_3a__20_Title_20_page_2c__20_title" style:master-page-name="">
      <style:paragraph-properties fo:text-align="center" style:justify-single-word="false" style:page-number="auto">
        <style:tab-stops/>
      </style:paragraph-properties>
      <style:text-properties fo:color="#007070" loext:opacity="100%" style:font-name="Liberation Sans3" fo:font-family="'Liberation Sans'" style:font-style-name="Звичайний" style:font-family-generic="swiss" style:font-pitch="variable" fo:font-size="42pt" fo:language="en" fo:country="US" officeooo:rsid="00482388"/>
    </style:style>
    <style:style style:name="Шаблон_3a__20_Термін" style:display-name="Шаблон: Термін" style:family="text">
      <style:text-properties fo:color="#0000b0" loext:opacity="100%" style:font-name="Liberation Sans5" fo:font-family="'Liberation Sans'" style:font-style-name="Обычный" style:font-family-generic="swiss" style:font-pitch="variable" fo:font-size="21pt" fo:font-style="normal" officeooo:rsid="000f45a1" style:font-size-asian="21pt" style:font-style-asian="normal" style:font-size-complex="21pt" style:font-style-complex="norma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Шаблон_3a__20_Ідентифікатор" style:display-name="Шаблон: Ідентифікатор" style:family="text">
      <style:text-properties style:font-name="Liberation Mono2" fo:font-family="'Liberation Mono'" style:font-style-name="Обычный" style:font-family-generic="modern" style:font-pitch="fixed" fo:font-size="14pt" fo:letter-spacing="normal" fo:language="zxx" fo:country="none" officeooo:rsid="000c0a0c" style:font-size-asian="14pt" style:font-size-complex="14pt" style:text-scale="90%"/>
    </style:style>
    <style:style style:name="Numbering_20_Symbols" style:display-name="Numbering Symbols" style:family="text"/>
    <style:style style:name="Шаблон_3a__20_Шляхове_20_ім_27_я" style:display-name="Шаблон: Шляхове ім'я" style:family="text">
      <style:text-properties style:font-name="Liberation Sans2" fo:font-family="'Liberation Sans'" style:font-style-name="Жирный" style:font-family-generic="swiss" style:font-pitch="variable" fo:font-size="21pt" fo:language="zxx" fo:country="none" fo:font-weight="bold"/>
    </style:style>
    <style:style style:name="Шаблон_3a__20_Шляхове_20_ім_27_я_20_в_20_коментарі" style:display-name="Шаблон: Шляхове ім'я в коментарі" style:family="text">
      <style:text-properties style:font-name="Liberation Sans2" fo:font-family="'Liberation Sans'" style:font-style-name="Жирный" style:font-family-generic="swiss" style:font-pitch="variable" fo:font-size="16pt" fo:language="zxx" fo:country="none" fo:font-weight="bold" officeooo:rsid="001aafb9" style:font-size-asian="16pt" style:font-weight-asian="normal" style:font-size-complex="16pt" style:font-weight-complex="normal"/>
    </style:style>
    <style:style style:name="Шаблон_3a__20_Ідентифікатор_20_опція" style:display-name="Шаблон: Ідентифікатор опція" style:family="text" style:parent-style-name="Шаблон_3a__20_Ідентифікатор">
      <style:text-properties style:font-name="Liberation Mono2" fo:font-family="'Liberation Mono'" style:font-style-name="Обычный" style:font-family-generic="modern" style:font-pitch="fixed" fo:font-size="14pt" fo:letter-spacing="normal" fo:language="zxx" fo:country="none" fo:font-style="italic" officeooo:rsid="000c0a0c" style:font-size-asian="14pt" style:font-size-complex="14pt" style:text-scale="90%"/>
    </style:style>
    <style:style style:name="Шаблон_3a__20_Term" style:display-name="Шаблон: Term" style:family="text">
      <style:text-properties fo:color="#0000b0" loext:opacity="100%" style:font-name="Liberation Sans4" fo:font-family="'Liberation Sans'" style:font-style-name="Курсив" style:font-family-generic="swiss" style:font-pitch="variable" fo:font-size="21pt" fo:language="en" fo:country="US" fo:font-style="normal" officeooo:rsid="001e6ae1" style:font-style-asian="normal" style:font-style-complex="normal"/>
    </style:style>
    <style:style style:name="Шаблон_3a__20_Книга" style:display-name="Шаблон: Книга" style:family="text">
      <style:text-properties style:font-name="Liberation Sans1" fo:font-family="'Liberation Sans'" style:font-family-generic="swiss" style:font-pitch="variable" fo:font-size="21pt" fo:font-style="italic" officeooo:rsid="003e6152" style:font-size-asian="21pt" style:font-style-asian="italic" style:font-size-complex="21pt" style:font-style-complex="italic"/>
    </style:style>
    <style:style style:name="Шаблон_3a__20_Book" style:display-name="Шаблон: Book" style:family="text">
      <style:text-properties style:font-name="Liberation Sans5" fo:font-family="'Liberation Sans'" style:font-style-name="Обычный" style:font-family-generic="swiss" style:font-pitch="variable" fo:font-size="21pt" fo:language="en" fo:country="US" fo:font-style="italic" officeooo:rsid="003e6152" style:font-style-asian="italic" style:font-style-complex="italic"/>
    </style:style>
    <style:style style:name="Шаблон_3a__20_Назва" style:display-name="Шаблон: Назва" style:family="text">
      <style:text-properties style:font-name="Liberation Sans1" fo:font-family="'Liberation Sans'" style:font-family-generic="swiss" style:font-pitch="variable" fo:font-size="21pt" fo:font-style="italic" officeooo:rsid="0040363e" style:font-size-asian="21pt" style:font-style-asian="italic" style:font-size-complex="21pt" style:font-style-complex="italic"/>
    </style:style>
    <style:style style:name="Шаблон_3a__20_Title" style:display-name="Шаблон: Title" style:family="text">
      <style:text-properties style:font-name="Liberation Sans5" fo:font-family="'Liberation Sans'" style:font-style-name="Обычный" style:font-family-generic="swiss" style:font-pitch="variable" fo:font-size="21pt" fo:language="en" fo:country="US" fo:font-style="italic" officeooo:rsid="003e6152" style:font-style-asian="italic" style:font-style-complex="italic"/>
    </style:style>
    <style:style style:name="Шаблон_3a__20_Нумерація" style:display-name="Шаблон: Нумерація" style:family="text">
      <style:text-properties fo:color="#007070" loext:opacity="100%" style:font-name="Liberation Sans1" fo:font-family="'Liberation Sans'" style:font-family-generic="swiss" style:font-pitch="variable" fo:font-size="21pt" fo:language="zxx" fo:country="none" fo:font-weight="bold" officeooo:rsid="00497ce5" style:font-size-asian="21pt" style:font-weight-asian="bold" style:font-size-complex="21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8cm" fo:page-height="15.75cm" style:num-format="1" style:print-orientation="landscape" fo:margin-top="0cm" fo:margin-bottom="0cm" fo:margin-left="0.199cm" fo:margin-right="0.1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15.75cm" fo:page-height="28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5.75cm" fo:page-height="28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8cm" fo:page-height="15.75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00:35:10.816244721</meta:creation-date>
    <dc:date>2024-07-27T07:40:18.871650636</dc:date>
    <meta:editing-duration>PT10H33M7S</meta:editing-duration>
    <meta:editing-cycles>204</meta:editing-cycles>
    <meta:generator>LibreOffice/24.2.5.2$Linux_X86_64 LibreOffice_project/420$Build-2</meta:generator>
    <meta:document-statistic meta:table-count="4" meta:image-count="0" meta:object-count="0" meta:page-count="43" meta:paragraph-count="355" meta:word-count="4596" meta:character-count="34006" meta:non-whitespace-character-count="28883"/>
  </office:meta>
</office:document-meta>
</file>